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5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6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4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5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5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5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6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6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7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7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8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8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9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9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0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1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5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5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5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6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6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6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7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7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7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9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9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0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0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0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1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1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2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5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5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8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9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9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1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2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2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3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3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4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5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5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5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5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5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6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6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6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7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9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7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9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0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0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1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1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8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0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9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7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0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9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1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19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0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0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0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1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1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1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2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2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3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3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4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4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4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5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5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5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5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6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6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6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6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7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7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7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8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8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8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9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9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2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29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0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1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1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1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2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2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3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5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5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6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6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7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8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3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0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1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1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5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5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5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5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6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6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7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8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8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9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9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0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1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2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2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3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5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3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5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4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5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5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5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5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5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6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6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6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5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7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5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8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5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59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0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0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1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2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2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3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3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4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5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5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6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5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6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5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6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6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7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8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8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9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9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6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9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1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3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5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9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7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7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1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2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5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6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6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8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9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8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9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9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89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0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0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0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0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0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1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1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1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1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1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2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2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2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2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3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3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3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4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5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5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5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7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8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9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9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0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1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2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3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3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5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0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5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0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5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0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6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0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6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7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7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7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8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9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9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09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9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0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0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0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0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0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0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0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1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1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1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1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2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2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2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2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2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2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3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3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3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3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4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4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4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4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4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5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5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5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5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6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6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6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6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6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6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6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7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7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7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7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7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7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7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7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8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8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8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8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8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86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8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8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9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9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9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9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94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sing</text:span><text:span text:style-name="T2"><text:s/>System;</text:span></text:p>
      <text:p text:style-name="P1"><text:span text:style-name="T3">using</text:span><text:span text:style-name="T4"><text:s/>System.Collections.Generic;</text:span></text:p>
      <text:p text:style-name="P1"><text:span text:style-name="T5">using</text:span><text:span text:style-name="T6"><text:s/>System.Linq;</text:span></text:p>
      <text:p text:style-name="P1"><text:span text:style-name="T7">using</text:span><text:span text:style-name="T8"><text:s/>Microsoft.Xna.Framework;</text:span></text:p>
      <text:p text:style-name="P1"><text:span text:style-name="T9">using</text:span><text:span text:style-name="T10"><text:s/>Microsoft.Xna.Framework.Audio;</text:span></text:p>
      <text:p text:style-name="P1"><text:span text:style-name="T11">using</text:span><text:span text:style-name="T12"><text:s/>Microsoft.Xna.Framework.Content;</text:span></text:p>
      <text:p text:style-name="P1"><text:span text:style-name="T13">using</text:span><text:span text:style-name="T14"><text:s/>Microsoft.Xna.Framework.GamerServices;</text:span></text:p>
      <text:p text:style-name="P1"><text:span text:style-name="T15">using</text:span><text:span text:style-name="T16"><text:s/>Microsoft.Xna.Framework.Graphics;</text:span></text:p>
      <text:p text:style-name="P1"><text:span text:style-name="T17">using</text:span><text:span text:style-name="T18"><text:s/>Microsoft.Xna.Framework.Input;</text:span></text:p>
      <text:p text:style-name="P1"><text:span text:style-name="T19">using</text:span><text:span text:style-name="T20"><text:s/>Microsoft.Xna.Framework.Media;</text:span></text:p>
      <text:p text:style-name="P1"><text:span text:style-name="T21">using</text:span><text:span text:style-name="T22"><text:s/>Microsoft.Kinect;</text:span></text:p>
      <text:p text:style-name="P1"><text:span text:style-name="T23">using</text:span><text:span text:style-name="T24"><text:s/>System.Threading;</text:span></text:p>
      <text:p text:style-name="P1"><text:span text:style-name="T25">using</text:span><text:span text:style-name="T26"><text:s/>System.IO;</text:span></text:p>
      <text:p text:style-name="P1"><text:span text:style-name="T26"/></text:p>
      <text:p text:style-name="P1"><text:span text:style-name="T27">//Checking</text:span><text:span text:style-name="T28"/></text:p>
      <text:p text:style-name="P1"><text:span text:style-name="T29">namespace</text:span><text:span text:style-name="T30"><text:s/>hatgame</text:span></text:p>
      <text:p text:style-name="P1"><text:span text:style-name="T30">{</text:span></text:p>
      <text:p text:style-name="P1"><text:span text:style-name="T30"><text:s text:c="3"/></text:span></text:p>
      <text:p text:style-name="P1"><text:span text:style-name="T30"><text:s text:c="4"/></text:span><text:span text:style-name="T31">public</text:span><text:span text:style-name="T32"><text:s/></text:span><text:span text:style-name="T33">class</text:span><text:span text:style-name="T34"><text:s/></text:span><text:span text:style-name="T35">Game1</text:span><text:span text:style-name="T36"><text:s/>: Microsoft.Xna.Framework.</text:span><text:span text:style-name="T37">Game</text:span><text:span text:style-name="T38"/></text:p>
      <text:p text:style-name="P1"><text:span text:style-name="T38"><text:s text:c="4"/>{</text:span></text:p>
      <text:p text:style-name="P1"><text:span text:style-name="T38"><text:s text:c="8"/></text:span><text:span text:style-name="T39">Video</text:span><text:span text:style-name="T40"><text:s/>clouds;</text:span></text:p>
      <text:p text:style-name="P1"><text:span text:style-name="T40"><text:s text:c="8"/></text:span><text:span text:style-name="T41">int</text:span><text:span text:style-name="T42"><text:s/>endVar = 0;</text:span></text:p>
      <text:p text:style-name="P1"><text:span text:style-name="T42"/></text:p>
      <text:p text:style-name="P1"><text:span text:style-name="T42"><text:s text:c="8"/></text:span><text:span text:style-name="T43">VideoPlayer</text:span><text:span text:style-name="T44"><text:s/>videoPlayer =<text:s/></text:span><text:span text:style-name="T45">new</text:span><text:span text:style-name="T46"><text:s/></text:span><text:span text:style-name="T47">VideoPlayer</text:span><text:span text:style-name="T48">();</text:span></text:p>
      <text:p text:style-name="P1"><text:span text:style-name="T48"><text:s text:c="8"/></text:span><text:span text:style-name="T49">float</text:span><text:span text:style-name="T50"><text:s/>sloperight = 0, slopeleft = 0,slopeRightWrist=0,slopeLeftWrist=0;</text:span></text:p>
      <text:p text:style-name="P1"><text:span text:style-name="T50"><text:s text:c="8"/></text:span><text:span text:style-name="T51">byte</text:span><text:span text:style-name="T52">[] pixelsFromFrame =<text:s/></text:span><text:span text:style-name="T53">new</text:span><text:span text:style-name="T54"><text:s/></text:span><text:span text:style-name="T55">byte</text:span><text:span text:style-name="T56">[1228800];</text:span></text:p>
      <text:p text:style-name="P1"><text:span text:style-name="T56"><text:s text:c="8"/></text:span><text:span text:style-name="T57">short</text:span><text:span text:style-name="T58">[] pixelsFromFrameD =<text:s/></text:span><text:span text:style-name="T59">new</text:span><text:span text:style-name="T60"><text:s/></text:span><text:span text:style-name="T61">short</text:span><text:span text:style-name="T62">[307200];</text:span></text:p>
      <text:p text:style-name="P1"><text:span text:style-name="T62"><text:s text:c="8"/></text:span><text:span text:style-name="T63">string</text:span><text:span text:style-name="T64"><text:s/>connectedStatus =<text:s/></text:span><text:span text:style-name="T65">"Not connected"</text:span><text:span text:style-name="T66">;</text:span></text:p>
      <text:p text:style-name="P1"><text:span text:style-name="T66"><text:s text:c="8"/></text:span><text:span text:style-name="T67">GraphicsDeviceManager</text:span><text:span text:style-name="T68"><text:s/>graphics;</text:span></text:p>
      <text:p text:style-name="P1"><text:span text:style-name="T68"><text:s text:c="8"/></text:span><text:span text:style-name="T69">KinectSensor</text:span><text:span text:style-name="T70"><text:s/>kinectSensor;</text:span></text:p>
      <text:p text:style-name="P1"><text:span text:style-name="T70"><text:s text:c="8"/></text:span><text:span text:style-name="T71">SpriteBatch</text:span><text:span text:style-name="T72"><text:s/>spriteBatch;</text:span></text:p>
      <text:p text:style-name="P1"><text:span text:style-name="T72"><text:s text:c="8"/></text:span><text:span text:style-name="T73">Texture2D</text:span><text:span text:style-name="T74"><text:s/>kinectRGBVideo,stage;</text:span><text:span text:style-name="T75">//stores frames from camera</text:span><text:span text:style-name="T76"/></text:p>
      <text:p text:style-name="P1"><text:span text:style-name="T76"><text:s text:c="8"/></text:span><text:span text:style-name="T77">Texture2D</text:span><text:span text:style-name="T78"><text:s/>hand, troll, hat;</text:span></text:p>
      <text:p text:style-name="P1"><text:span text:style-name="T78"><text:s text:c="8"/></text:span><text:span text:style-name="T79">Model</text:span><text:span text:style-name="T80">[] model =<text:s/></text:span><text:span text:style-name="T81">new</text:span><text:span text:style-name="T82"><text:s/></text:span><text:span text:style-name="T83">Model</text:span><text:span text:style-name="T84">[10];<text:s text:c="4"/></text:span><text:span text:style-name="T85">//For 3d model,currently unused in this program</text:span><text:span text:style-name="T86"/></text:p>
      <text:p text:style-name="P1"><text:span text:style-name="T86"><text:s text:c="8"/></text:span><text:span text:style-name="T87">SpriteFont</text:span><text:span text:style-name="T88"><text:s/>font;</text:span></text:p>
      <text:p text:style-name="P1"><text:span text:style-name="T88"><text:s text:c="8"/></text:span><text:span text:style-name="T89">Vector2</text:span><text:span text:style-name="T90"><text:s/>rightHandPosition =<text:s/></text:span><text:span text:style-name="T91">new</text:span><text:span text:style-name="T92"><text:s/></text:span><text:span text:style-name="T93">Vector2</text:span><text:span text:style-name="T94">(), headPosition =<text:s/></text:span><text:span text:style-name="T95">new</text:span><text:span text:style-name="T96"><text:s/></text:span><text:span text:style-name="T97">Vector2</text:span><text:span text:style-name="T98">(),</text:span></text:p>
      <text:p text:style-name="P1"><text:span text:style-name="T98"><text:s text:c="16"/>leftHandPosition =<text:s/></text:span><text:span text:style-name="T99">new</text:span><text:span text:style-name="T100"><text:s/></text:span><text:span text:style-name="T101">Vector2</text:span><text:span text:style-name="T102">(), rightWristPosition =<text:s/></text:span><text:span text:style-name="T103">new</text:span><text:span text:style-name="T104"><text:s/></text:span><text:span text:style-name="T105">Vector2</text:span><text:span text:style-name="T106">(), leftWristPosition =<text:s/></text:span><text:span text:style-name="T107">new</text:span><text:span text:style-name="T108"><text:s/></text:span><text:span text:style-name="T109">Vector2</text:span><text:span text:style-name="T110">(),</text:span></text:p>
      <text:p text:style-name="P1"><text:span text:style-name="T110"><text:s text:c="16"/>rightElbowPosition =<text:s/></text:span><text:span text:style-name="T111">new</text:span><text:span text:style-name="T112"><text:s/></text:span><text:span text:style-name="T113">Vector2</text:span><text:span text:style-name="T114">(),leftElbowPosition=</text:span><text:span text:style-name="T115">new</text:span><text:span text:style-name="T116"><text:s/></text:span><text:span text:style-name="T117">Vector2</text:span><text:span text:style-name="T118">();</text:span></text:p>
      <text:p text:style-name="P1"><text:span text:style-name="T118"><text:s text:c="8"/></text:span><text:span text:style-name="T119">Vector2</text:span><text:span text:style-name="T120"><text:s/>leftShoulderP =<text:s/></text:span><text:span text:style-name="T121">new</text:span><text:span text:style-name="T122"><text:s/></text:span><text:span text:style-name="T123">Vector2</text:span><text:span text:style-name="T124">();</text:span></text:p>
      <text:p text:style-name="P1"><text:span text:style-name="T124"><text:s text:c="9"/></text:span><text:span text:style-name="T125">Vector2</text:span><text:span text:style-name="T126"><text:s/>rightShoulderP =<text:s/></text:span><text:span text:style-name="T127">new</text:span><text:span text:style-name="T128"><text:s/></text:span><text:span text:style-name="T129">Vector2</text:span><text:span text:style-name="T130">();</text:span></text:p>
      <text:p text:style-name="P1"><text:span text:style-name="T130"><text:s text:c="9"/></text:span><text:span text:style-name="T131">Vector2</text:span><text:span text:style-name="T132"><text:s/>centerShoulderP =<text:s/></text:span><text:span text:style-name="T133">new</text:span><text:span text:style-name="T134"><text:s/></text:span><text:span text:style-name="T135">Vector2</text:span><text:span text:style-name="T136">();</text:span></text:p>
      <text:p text:style-name="P1"><text:span text:style-name="T136"><text:s text:c="9"/></text:span><text:span text:style-name="T137">Vector2</text:span><text:span text:style-name="T138"><text:s/>hipCenterP =<text:s/></text:span><text:span text:style-name="T139">new</text:span><text:span text:style-name="T140"><text:s/></text:span><text:span text:style-name="T141">Vector2</text:span><text:span text:style-name="T142">();</text:span></text:p>
      <text:p text:style-name="P1"><text:span text:style-name="T142"><text:s text:c="9"/></text:span><text:span text:style-name="T143">Vector2</text:span><text:span text:style-name="T144"><text:s/>rightKneeP =<text:s/></text:span><text:span text:style-name="T145">new</text:span><text:span text:style-name="T146"><text:s/></text:span><text:span text:style-name="T147">Vector2</text:span><text:span text:style-name="T148">();</text:span></text:p>
      <text:p text:style-name="P1"><text:span text:style-name="T148"><text:s text:c="9"/></text:span><text:span text:style-name="T149">Vector2</text:span><text:span text:style-name="T150"><text:s/>leftKneeP =<text:s/></text:span><text:span text:style-name="T151">new</text:span><text:span text:style-name="T152"><text:s/></text:span><text:span text:style-name="T153">Vector2</text:span><text:span text:style-name="T154">();<text:s text:c="12"/></text:span></text:p>
      <text:p text:style-name="P1"><text:span text:style-name="T154"><text:s text:c="8"/></text:span><text:span text:style-name="T155">//Currenly tracking these 5 joints only</text:span><text:span text:style-name="T156"/></text:p>
      <text:p text:style-name="P1"><text:span text:style-name="T156"><text:s text:c="8"/></text:span><text:span text:style-name="T157">int</text:span><text:span text:style-name="T158"><text:s/>RightHandDepth, LeftHandDepth, headDepth;</text:span><text:span text:style-name="T159">//Contain Depths of right and left hands in Centimetres</text:span><text:span text:style-name="T160"/></text:p>
      <text:p text:style-name="P1"><text:span text:style-name="T160"/></text:p>
      <text:p text:style-name="P1"><text:span text:style-name="T160"><text:s text:c="8"/></text:span><text:span text:style-name="T161">Boolean</text:span><text:span text:style-name="T162">[] closeHands = {<text:s/></text:span><text:span text:style-name="T163">false</text:span><text:span text:style-name="T164">,<text:s/></text:span><text:span text:style-name="T165">false</text:span><text:span text:style-name="T166"><text:s/>};</text:span><text:span text:style-name="T167">//For the clapping</text:span><text:span text:style-name="T168"/></text:p>
      <text:p text:style-name="P1"><text:span text:style-name="T168"><text:s text:c="8"/></text:span><text:span text:style-name="T169">Boolean</text:span><text:span text:style-name="T170">[] closeLeftHandHead = {<text:s/></text:span><text:span text:style-name="T171">false</text:span><text:span text:style-name="T172">,<text:s/></text:span><text:span text:style-name="T173">false</text:span><text:span text:style-name="T174"><text:s/>};</text:span></text:p>
      <text:p text:style-name="P1"><text:span text:style-name="T174"><text:s text:c="8"/></text:span><text:span text:style-name="T175">Boolean</text:span><text:span text:style-name="T176">[] closeRightHandHead = {<text:s/></text:span><text:span text:style-name="T177">false</text:span><text:span text:style-name="T178">,<text:s/></text:span><text:span text:style-name="T179">false</text:span><text:span text:style-name="T180"><text:s/>};</text:span></text:p>
      <text:p text:style-name="P1"><text:span text:style-name="T180"><text:s text:c="8"/></text:span><text:span text:style-name="T181">Boolean</text:span><text:span text:style-name="T182"><text:s/>head =<text:s/></text:span><text:span text:style-name="T183">false</text:span><text:span text:style-name="T184">;</text:span></text:p>
      <text:p text:style-name="P1"><text:span text:style-name="T184"><text:s text:c="8"/></text:span><text:span text:style-name="T185">Boolean</text:span><text:span text:style-name="T186"><text:s/>background =<text:s/></text:span><text:span text:style-name="T187">false</text:span><text:span text:style-name="T188">;</text:span></text:p>
      <text:p text:style-name="P1"><text:span text:style-name="T188"><text:s text:c="8"/></text:span><text:span text:style-name="T189">int</text:span><text:span text:style-name="T190"><text:s/>count = 0, placedJointNum;<text:s text:c="2"/></text:span><text:span text:style-name="T191">//For Counting,num=0 for head,1 for left,2 for right<text:s/></text:span><text:span text:style-name="T192"/></text:p>
      <text:p text:style-name="P1"><text:span text:style-name="T192"><text:s text:c="8"/></text:span><text:span text:style-name="T193">float</text:span><text:span text:style-name="T194"><text:s/>x = 0, y = 0;</text:span></text:p>
      <text:p text:style-name="P1"><text:span text:style-name="T194"><text:s text:c="8"/></text:span><text:span text:style-name="T195">Boolean</text:span><text:span text:style-name="T196"><text:s/>spin;<text:s/></text:span><text:span text:style-name="T197">float</text:span><text:span text:style-name="T198"><text:s/>handDepthPrev=0f, handDepthCur=0f;</text:span></text:p>
      <text:p text:style-name="P1"><text:span text:style-name="T198"><text:s text:c="8"/></text:span><text:span text:style-name="T199">float</text:span><text:span text:style-name="T200"><text:s/>theta = 0.0f;</text:span></text:p>
      <text:p text:style-name="P1"><text:span text:style-name="T200"><text:s text:c="8"/></text:span><text:span text:style-name="T201">float</text:span><text:span text:style-name="T202"><text:s/>thetaEarth = 0.0f, thetaMoon = 0.0f,thetaMercury=0.0f,thetaVenus=0.0f;</text:span></text:p>
      <text:p text:style-name="P1"><text:span text:style-name="T202"><text:s text:c="8"/></text:span><text:span text:style-name="T203">int</text:span><text:span text:style-name="T204"><text:s/>showIndex = -2;</text:span></text:p>
      <text:p text:style-name="P1"><text:span text:style-name="T204"><text:s text:c="8"/></text:span></text:p>
      <text:p text:style-name="P1"><text:span text:style-name="T204"><text:s text:c="8"/></text:span><text:span text:style-name="T205">private</text:span><text:span text:style-name="T206"><text:s/></text:span><text:span text:style-name="T207">Matrix</text:span><text:span text:style-name="T208"><text:s/>view =<text:s/></text:span><text:span text:style-name="T209">Matrix</text:span><text:span text:style-name="T210">.CreateLookAt(</text:span><text:span text:style-name="T211">new</text:span><text:span text:style-name="T212"><text:s/></text:span><text:span text:style-name="T213">Vector3</text:span><text:span text:style-name="T214">(0, 0, 50.0f),<text:s/></text:span><text:span text:style-name="T215">new</text:span><text:span text:style-name="T216"><text:s/></text:span><text:span text:style-name="T217">Vector3</text:span><text:span text:style-name="T218">(0, 0, 0),<text:s/></text:span><text:span text:style-name="T219">Vector3</text:span><text:span text:style-name="T220">.UnitY);</text:span></text:p>
      <text:p text:style-name="P1"><text:span text:style-name="T220"><text:s text:c="8"/></text:span><text:span text:style-name="T221">private</text:span><text:span text:style-name="T222"><text:s/></text:span><text:span text:style-name="T223">Matrix</text:span><text:span text:style-name="T224"><text:s/>view2 =<text:s/></text:span><text:span text:style-name="T225">Matrix</text:span><text:span text:style-name="T226">.CreateLookAt(</text:span><text:span text:style-name="T227">new</text:span><text:span text:style-name="T228"><text:s/></text:span><text:span text:style-name="T229">Vector3</text:span><text:span text:style-name="T230">(0, 0, 100.0f),<text:s/></text:span><text:span text:style-name="T231">new</text:span><text:span text:style-name="T232"><text:s/></text:span><text:span text:style-name="T233">Vector3</text:span><text:span text:style-name="T234">(0, 0, 0),<text:s/></text:span><text:span text:style-name="T235">Vector3</text:span><text:span text:style-name="T236">.UnitY);</text:span></text:p>
      <text:p text:style-name="P1"><text:span text:style-name="T236"><text:s text:c="8"/></text:span><text:span text:style-name="T237">private</text:span><text:span text:style-name="T238"><text:s/></text:span><text:span text:style-name="T239">Matrix</text:span><text:span text:style-name="T240"><text:s/>projection =<text:s/></text:span><text:span text:style-name="T241">Matrix</text:span><text:span text:style-name="T242">.CreatePerspectiveFieldOfView(</text:span><text:span text:style-name="T243">MathHelper</text:span><text:span text:style-name="T244">.ToRadians(57), 640f / 480f, 0.1f, 500f);</text:span></text:p>
      <text:p text:style-name="P1"><text:span text:style-name="T244"><text:s text:c="8"/></text:span><text:span text:style-name="T245">private</text:span><text:span text:style-name="T246"><text:s/></text:span><text:span text:style-name="T247">Matrix</text:span><text:span text:style-name="T248"><text:s/>projection2 =<text:s/></text:span><text:span text:style-name="T249">Matrix</text:span><text:span text:style-name="T250">.CreatePerspectiveFieldOfView(</text:span><text:span text:style-name="T251">MathHelper</text:span><text:span text:style-name="T252">.ToRadians(57), 640f / 480f, 0.1f, 1000f);</text:span></text:p>
      <text:p text:style-name="P1"><text:span text:style-name="T252"><text:s text:c="8"/></text:span><text:span text:style-name="T253">private</text:span><text:span text:style-name="T254"><text:s/></text:span><text:span text:style-name="T255">Matrix</text:span><text:span text:style-name="T256">[] world =<text:s/></text:span><text:span text:style-name="T257">new</text:span><text:span text:style-name="T258"><text:s/></text:span><text:span text:style-name="T259">Matrix</text:span><text:span text:style-name="T260">[10];</text:span></text:p>
      <text:p text:style-name="P1"><text:span text:style-name="T260"><text:s text:c="8"/></text:span><text:span text:style-name="T261">private</text:span><text:span text:style-name="T262"><text:s/></text:span><text:span text:style-name="T263">float</text:span><text:span text:style-name="T264">[] depth =<text:s/></text:span><text:span text:style-name="T265">new</text:span><text:span text:style-name="T266"><text:s/></text:span><text:span text:style-name="T267">float</text:span><text:span text:style-name="T268">[10];</text:span></text:p>
      <text:p text:style-name="P1"><text:span text:style-name="T268"><text:s text:c="8"/></text:span><text:span text:style-name="T269">private</text:span><text:span text:style-name="T270"><text:s/></text:span><text:span text:style-name="T271">int</text:span><text:span text:style-name="T272">[] index =<text:s/></text:span><text:span text:style-name="T273">new</text:span><text:span text:style-name="T274"><text:s/></text:span><text:span text:style-name="T275">int</text:span><text:span text:style-name="T276">[10];</text:span></text:p>
      <text:p text:style-name="P1"><text:span text:style-name="T276"><text:s text:c="8"/></text:span><text:span text:style-name="T277">int</text:span><text:span text:style-name="T278"><text:s/>i = 0;</text:span></text:p>
      <text:p text:style-name="P1"><text:span text:style-name="T278"/></text:p>
      <text:p text:style-name="P1"><text:span text:style-name="T278"><text:s text:c="8"/></text:span><text:span text:style-name="T279">public</text:span><text:span text:style-name="T280"><text:s/></text:span><text:span text:style-name="T281">Texture2D</text:span><text:span text:style-name="T282">[] CloudTexture=</text:span><text:span text:style-name="T283">new</text:span><text:span text:style-name="T284"><text:s/></text:span><text:span text:style-name="T285">Texture2D</text:span><text:span text:style-name="T286">[6];</text:span></text:p>
      <text:p text:style-name="P1"><text:span text:style-name="T286"><text:s text:c="8"/></text:span><text:span text:style-name="T287">public</text:span><text:span text:style-name="T288"><text:s/></text:span><text:span text:style-name="T289">Vector2</text:span><text:span text:style-name="T290">[] CloudPosition=</text:span><text:span text:style-name="T291">new</text:span><text:span text:style-name="T292"><text:s/></text:span><text:span text:style-name="T293">Vector2</text:span><text:span text:style-name="T294">[6];</text:span></text:p>
      <text:p text:style-name="P1"><text:span text:style-name="T294"><text:s text:c="8"/></text:span><text:span text:style-name="T295">public</text:span><text:span text:style-name="T296"><text:s/></text:span><text:span text:style-name="T297">Vector2</text:span><text:span text:style-name="T298">[] CloudSpeed=</text:span><text:span text:style-name="T299">new</text:span><text:span text:style-name="T300"><text:s/></text:span><text:span text:style-name="T301">Vector2</text:span><text:span text:style-name="T302">[3];</text:span></text:p>
      <text:p text:style-name="P1"><text:span text:style-name="T302"><text:s text:c="8"/></text:span><text:span text:style-name="T303">public</text:span><text:span text:style-name="T304"><text:s/></text:span><text:span text:style-name="T305">SoundEffect</text:span><text:span text:style-name="T306"><text:s/>CloudPopSound;</text:span></text:p>
      <text:p text:style-name="P1"><text:span text:style-name="T306"><text:s text:c="8"/></text:span><text:span text:style-name="T307">public</text:span><text:span text:style-name="T308"><text:s/></text:span><text:span text:style-name="T309">Boolean</text:span><text:span text:style-name="T310">[] burst = {<text:s/></text:span><text:span text:style-name="T311">false</text:span><text:span text:style-name="T312">,<text:s/></text:span><text:span text:style-name="T313">false</text:span><text:span text:style-name="T314">,<text:s/></text:span><text:span text:style-name="T315">false</text:span><text:span text:style-name="T316">,<text:s/></text:span><text:span text:style-name="T317">false</text:span><text:span text:style-name="T318">,<text:s/></text:span><text:span text:style-name="T319">false</text:span><text:span text:style-name="T320">,<text:s/></text:span><text:span text:style-name="T321">false</text:span><text:span text:style-name="T322"><text:s/>};</text:span></text:p>
      <text:p text:style-name="P1"><text:span text:style-name="T322"><text:s text:c="8"/></text:span><text:span text:style-name="T323">static</text:span><text:span text:style-name="T324"><text:s/></text:span><text:span text:style-name="T325">Random</text:span><text:span text:style-name="T326"><text:s/>rand =<text:s/></text:span><text:span text:style-name="T327">new</text:span><text:span text:style-name="T328"><text:s/></text:span><text:span text:style-name="T329">Random</text:span><text:span text:style-name="T330">();</text:span></text:p>
      <text:p text:style-name="P1"><text:span text:style-name="T330"/></text:p>
      <text:p text:style-name="P1"><text:span text:style-name="T330"><text:s text:c="8"/></text:span><text:span text:style-name="T331">bool</text:span><text:span text:style-name="T332"><text:s/>isNear(</text:span><text:span text:style-name="T333">Joint</text:span><text:span text:style-name="T334"><text:s/>first,<text:s/></text:span><text:span text:style-name="T335">Joint</text:span><text:span text:style-name="T336"><text:s/>second)</text:span></text:p>
      <text:p text:style-name="P1"><text:span text:style-name="T336"><text:s text:c="8"/>{</text:span></text:p>
      <text:p text:style-name="P1"><text:span text:style-name="T336"><text:s text:c="12"/></text:span><text:span text:style-name="T337">//The following if statement could also be</text:span><text:span text:style-name="T338"/></text:p>
      <text:p text:style-name="P1"><text:span text:style-name="T338"><text:s text:c="12"/></text:span><text:span text:style-name="T339">//if (Math.Abs(first.Position.X - second.Position.X) &lt;= 0.12 &amp;&amp; Math.Abs(first.Position.Y - second.Position.Y) &lt;= 0.12 &amp;&amp; Math.Abs(first.Position.Z - second.Position.Z) &lt;= 0.1&amp;&amp;Math.Abs(first.Position.Y - second.Position.Y) &gt;= 0.06 )</text:span><text:span text:style-name="T340"/></text:p>
      <text:p text:style-name="P1"><text:span text:style-name="T340"><text:s text:c="12"/></text:span><text:span text:style-name="T341">//their should be difference in y coordinates for isNear to return true in this case</text:span><text:span text:style-name="T342"/></text:p>
      <text:p text:style-name="P1"><text:span text:style-name="T342"><text:s text:c="12"/></text:span><text:span text:style-name="T343">if</text:span><text:span text:style-name="T344"><text:s/>(</text:span><text:span text:style-name="T345">Math</text:span><text:span text:style-name="T346">.Abs(first.Position.X - second.Position.X) &lt;= 0.12 &amp;&amp;<text:s/></text:span><text:span text:style-name="T347">Math</text:span><text:span text:style-name="T348">.Abs(first.Position.Y - second.Position.Y) &lt;= 0.12 &amp;&amp;<text:s/></text:span><text:span text:style-name="T349">Math</text:span><text:span text:style-name="T350">.Abs(first.Position.Z - second.Position.Z) &lt;= 0.1)</text:span></text:p>
      <text:p text:style-name="P1"><text:span text:style-name="T350"><text:s text:c="16"/></text:span><text:span text:style-name="T351">return</text:span><text:span text:style-name="T352"><text:s/></text:span><text:span text:style-name="T353">true</text:span><text:span text:style-name="T354">;</text:span></text:p>
      <text:p text:style-name="P1"><text:span text:style-name="T354"><text:s text:c="12"/></text:span><text:span text:style-name="T355">else</text:span><text:span text:style-name="T356"/></text:p>
      <text:p text:style-name="P1"><text:span text:style-name="T356"><text:s text:c="16"/></text:span><text:span text:style-name="T357">return</text:span><text:span text:style-name="T358"><text:s/></text:span><text:span text:style-name="T359">false</text:span><text:span text:style-name="T360">;</text:span></text:p>
      <text:p text:style-name="P1"><text:span text:style-name="T360"><text:s text:c="8"/>}</text:span></text:p>
      <text:p text:style-name="P1"><text:span text:style-name="T360"><text:s text:c="8"/></text:span><text:span text:style-name="T361">bool</text:span><text:span text:style-name="T362"><text:s/>isNearH(</text:span><text:span text:style-name="T363">Joint</text:span><text:span text:style-name="T364"><text:s/>first,<text:s/></text:span><text:span text:style-name="T365">Joint</text:span><text:span text:style-name="T366"><text:s/>second)</text:span></text:p>
      <text:p text:style-name="P1"><text:span text:style-name="T366"><text:s text:c="8"/>{</text:span></text:p>
      <text:p text:style-name="P1"><text:span text:style-name="T366"><text:s text:c="12"/></text:span><text:span text:style-name="T367">//The following if statement could also be</text:span><text:span text:style-name="T368"/></text:p>
      <text:p text:style-name="P1"><text:span text:style-name="T368"><text:s text:c="12"/></text:span><text:span text:style-name="T369">//if (Math.Abs(first.Position.X - second.Position.X) &lt;= 0.12 &amp;&amp; Math.Abs(first.Position.Y - second.Position.Y) &lt;= 0.12 &amp;&amp; Math.Abs(first.Position.Z - second.Position.Z) &lt;= 0.1&amp;&amp;Math.Abs(first.Position.Y - second.Position.Y) &gt;= 0.06 )</text:span><text:span text:style-name="T370"/></text:p>
      <text:p text:style-name="P1"><text:span text:style-name="T370"><text:s text:c="12"/></text:span><text:span text:style-name="T371">//their should be difference in y coordinates for isNear to return true in this case</text:span><text:span text:style-name="T372"/></text:p>
      <text:p text:style-name="P1"><text:span text:style-name="T372"><text:s text:c="12"/></text:span><text:span text:style-name="T373">if</text:span><text:span text:style-name="T374"><text:s/>(</text:span><text:span text:style-name="T375">Math</text:span><text:span text:style-name="T376">.Abs(first.Position.X - second.Position.X) &lt;= 0.15 &amp;&amp;<text:s/></text:span><text:span text:style-name="T377">Math</text:span><text:span text:style-name="T378">.Abs(first.Position.Y - second.Position.Y) &lt;= 0.2)</text:span><text:span text:style-name="T379">//&amp;&amp; Math.Abs(first.Position.Z - second.Position.Z) &lt;= 0.4)</text:span><text:span text:style-name="T380"/></text:p>
      <text:p text:style-name="P1"><text:span text:style-name="T380"><text:s text:c="16"/></text:span><text:span text:style-name="T381">return</text:span><text:span text:style-name="T382"><text:s/></text:span><text:span text:style-name="T383">true</text:span><text:span text:style-name="T384">;</text:span></text:p>
      <text:p text:style-name="P1"><text:span text:style-name="T384"><text:s text:c="12"/></text:span><text:span text:style-name="T385">else</text:span><text:span text:style-name="T386"/></text:p>
      <text:p text:style-name="P1"><text:span text:style-name="T386"><text:s text:c="16"/></text:span><text:span text:style-name="T387">return</text:span><text:span text:style-name="T388"><text:s/></text:span><text:span text:style-name="T389">false</text:span><text:span text:style-name="T390">;</text:span></text:p>
      <text:p text:style-name="P1"><text:span text:style-name="T390"><text:s text:c="8"/>}</text:span></text:p>
      <text:p text:style-name="P1"><text:span text:style-name="T390"/></text:p>
      <text:p text:style-name="P1"><text:span text:style-name="T390"><text:s text:c="8"/></text:span><text:span text:style-name="T391">//-------------------------------------------Not Edited Functions Start---------------------------------------------------------//</text:span><text:span text:style-name="T392"/></text:p>
      <text:p text:style-name="P1"><text:span text:style-name="T392"><text:s text:c="8"/></text:span><text:span text:style-name="T393">public</text:span><text:span text:style-name="T394"><text:s/>Game1()</text:span></text:p>
      <text:p text:style-name="P1"><text:span text:style-name="T394"><text:s text:c="8"/>{</text:span></text:p>
      <text:p text:style-name="P1"><text:span text:style-name="T394"><text:s text:c="12"/>graphics =<text:s/></text:span><text:span text:style-name="T395">new</text:span><text:span text:style-name="T396"><text:s/></text:span><text:span text:style-name="T397">GraphicsDeviceManager</text:span><text:span text:style-name="T398">(</text:span><text:span text:style-name="T399">this</text:span><text:span text:style-name="T400">);</text:span></text:p>
      <text:p text:style-name="P1"><text:span text:style-name="T400"><text:s text:c="12"/>Content.RootDirectory =<text:s/></text:span><text:span text:style-name="T401">"Content"</text:span><text:span text:style-name="T402">;</text:span></text:p>
      <text:p text:style-name="P1"><text:span text:style-name="T402"/></text:p>
      <text:p text:style-name="P1"><text:span text:style-name="T402"><text:s text:c="12"/>graphics.PreferredBackBufferWidth = 640;</text:span></text:p>
      <text:p text:style-name="P1"><text:span text:style-name="T402"><text:s text:c="12"/>graphics.PreferredBackBufferHeight = 480;</text:span></text:p>
      <text:p text:style-name="P1"><text:span text:style-name="T402"/></text:p>
      <text:p text:style-name="P1"><text:span text:style-name="T402"><text:s text:c="8"/>}</text:span></text:p>
      <text:p text:style-name="P1"><text:span text:style-name="T402"/></text:p>
      <text:p text:style-name="P1"><text:span text:style-name="T402"><text:s text:c="8"/></text:span><text:span text:style-name="T403">void</text:span><text:span text:style-name="T404"><text:s/>KinectSensors_StatusChanged(</text:span><text:span text:style-name="T405">object</text:span><text:span text:style-name="T406"><text:s/>sender,<text:s/></text:span><text:span text:style-name="T407">StatusChangedEventArgs</text:span><text:span text:style-name="T408"><text:s/>e)</text:span></text:p>
      <text:p text:style-name="P1"><text:span text:style-name="T408"><text:s text:c="8"/>{</text:span></text:p>
      <text:p text:style-name="P1"><text:span text:style-name="T408"><text:s text:c="12"/></text:span><text:span text:style-name="T409">if</text:span><text:span text:style-name="T410"><text:s/>(</text:span><text:span text:style-name="T411">this</text:span><text:span text:style-name="T412">.kinectSensor == e.Sensor)</text:span></text:p>
      <text:p text:style-name="P1"><text:span text:style-name="T412"><text:s text:c="12"/>{</text:span></text:p>
      <text:p text:style-name="P1"><text:span text:style-name="T412"><text:s text:c="16"/></text:span><text:span text:style-name="T413">if</text:span><text:span text:style-name="T414"><text:s/>(e.Status ==<text:s/></text:span><text:span text:style-name="T415">KinectStatus</text:span><text:span text:style-name="T416">.Disconnected ||</text:span></text:p>
      <text:p text:style-name="P1"><text:span text:style-name="T416"><text:s text:c="20"/>e.Status ==<text:s/></text:span><text:span text:style-name="T417">KinectStatus</text:span><text:span text:style-name="T418">.NotPowered)</text:span></text:p>
      <text:p text:style-name="P1"><text:span text:style-name="T418"><text:s text:c="16"/>{</text:span></text:p>
      <text:p text:style-name="P1"><text:span text:style-name="T418"><text:s text:c="20"/></text:span><text:span text:style-name="T419">this</text:span><text:span text:style-name="T420">.kinectSensor =<text:s/></text:span><text:span text:style-name="T421">null</text:span><text:span text:style-name="T422">;</text:span></text:p>
      <text:p text:style-name="P1"><text:span text:style-name="T422"><text:s text:c="20"/></text:span><text:span text:style-name="T423">this</text:span><text:span text:style-name="T424">.DiscoverKinectSensor();</text:span></text:p>
      <text:p text:style-name="P1"><text:span text:style-name="T424"><text:s text:c="16"/>}</text:span></text:p>
      <text:p text:style-name="P1"><text:span text:style-name="T424"><text:s text:c="12"/>}</text:span></text:p>
      <text:p text:style-name="P1"><text:span text:style-name="T424"><text:s text:c="8"/>}</text:span></text:p>
      <text:p text:style-name="P1"><text:span text:style-name="T424"/></text:p>
      <text:p text:style-name="P1"><text:span text:style-name="T424"><text:s text:c="8"/></text:span><text:span text:style-name="T425">private</text:span><text:span text:style-name="T426"><text:s/></text:span><text:span text:style-name="T427">void</text:span><text:span text:style-name="T428"><text:s/>DiscoverKinectSensor()</text:span></text:p>
      <text:p text:style-name="P1"><text:span text:style-name="T428"><text:s text:c="8"/>{</text:span></text:p>
      <text:p text:style-name="P1"><text:span text:style-name="T428"><text:s text:c="12"/></text:span><text:span text:style-name="T429">foreach</text:span><text:span text:style-name="T430"><text:s/>(</text:span><text:span text:style-name="T431">KinectSensor</text:span><text:span text:style-name="T432"><text:s/>sensor<text:s/></text:span><text:span text:style-name="T433">in</text:span><text:span text:style-name="T434"><text:s/></text:span><text:span text:style-name="T435">KinectSensor</text:span><text:span text:style-name="T436">.KinectSensors)</text:span></text:p>
      <text:p text:style-name="P1"><text:span text:style-name="T436"><text:s text:c="12"/>{</text:span></text:p>
      <text:p text:style-name="P1"><text:span text:style-name="T436"><text:s text:c="16"/></text:span><text:span text:style-name="T437">if</text:span><text:span text:style-name="T438"><text:s/>(sensor.Status ==<text:s/></text:span><text:span text:style-name="T439">KinectStatus</text:span><text:span text:style-name="T440">.Connected)</text:span></text:p>
      <text:p text:style-name="P1"><text:span text:style-name="T440"><text:s text:c="16"/>{</text:span></text:p>
      <text:p text:style-name="P1"><text:span text:style-name="T440"><text:s text:c="20"/></text:span><text:span text:style-name="T441">// Found one, set our sensor to this</text:span><text:span text:style-name="T442"/></text:p>
      <text:p text:style-name="P1"><text:span text:style-name="T442"><text:s text:c="20"/>kinectSensor = sensor;</text:span></text:p>
      <text:p text:style-name="P1"><text:span text:style-name="T442"><text:s text:c="20"/></text:span><text:span text:style-name="T443">break</text:span><text:span text:style-name="T444">;</text:span></text:p>
      <text:p text:style-name="P1"><text:span text:style-name="T444"><text:s text:c="16"/>}</text:span></text:p>
      <text:p text:style-name="P1"><text:span text:style-name="T444"><text:s text:c="12"/>}</text:span></text:p>
      <text:p text:style-name="P1"><text:span text:style-name="T444"/></text:p>
      <text:p text:style-name="P1"><text:span text:style-name="T444"><text:s text:c="12"/></text:span><text:span text:style-name="T445">if</text:span><text:span text:style-name="T446"><text:s/>(</text:span><text:span text:style-name="T447">this</text:span><text:span text:style-name="T448">.kinectSensor ==<text:s/></text:span><text:span text:style-name="T449">null</text:span><text:span text:style-name="T450">)</text:span></text:p>
      <text:p text:style-name="P1"><text:span text:style-name="T450"><text:s text:c="12"/>{</text:span></text:p>
      <text:p text:style-name="P1"><text:span text:style-name="T450"><text:s text:c="16"/>connectedStatus =<text:s/></text:span><text:span text:style-name="T451">"Found none Kinect Sensors connected to USB"</text:span><text:span text:style-name="T452">;</text:span></text:p>
      <text:p text:style-name="P1"><text:span text:style-name="T452"><text:s text:c="16"/></text:span><text:span text:style-name="T453">return</text:span><text:span text:style-name="T454">;</text:span></text:p>
      <text:p text:style-name="P1"><text:span text:style-name="T454"><text:s text:c="12"/>}</text:span></text:p>
      <text:p text:style-name="P1"><text:span text:style-name="T454"/></text:p>
      <text:p text:style-name="P1"><text:span text:style-name="T454"><text:s text:c="12"/></text:span><text:span text:style-name="T455">// You can use the kinectSensor.Status to check for status</text:span><text:span text:style-name="T456"/></text:p>
      <text:p text:style-name="P1"><text:span text:style-name="T456"><text:s text:c="12"/></text:span><text:span text:style-name="T457">// and give the user some kind of feedback</text:span><text:span text:style-name="T458"/></text:p>
      <text:p text:style-name="P1"><text:span text:style-name="T458"><text:s text:c="12"/></text:span><text:span text:style-name="T459">switch</text:span><text:span text:style-name="T460"><text:s/>(kinectSensor.Status)</text:span></text:p>
      <text:p text:style-name="P1"><text:span text:style-name="T460"><text:s text:c="12"/>{</text:span></text:p>
      <text:p text:style-name="P1"><text:span text:style-name="T460"><text:s text:c="16"/></text:span><text:span text:style-name="T461">case</text:span><text:span text:style-name="T462"><text:s/></text:span><text:span text:style-name="T463">KinectStatus</text:span><text:span text:style-name="T464">.Connected:</text:span></text:p>
      <text:p text:style-name="P1"><text:span text:style-name="T464"><text:s text:c="20"/>{</text:span></text:p>
      <text:p text:style-name="P1"><text:span text:style-name="T464"><text:s text:c="24"/>connectedStatus =<text:s/></text:span><text:span text:style-name="T465">"Status: Connected"</text:span><text:span text:style-name="T466">;</text:span></text:p>
      <text:p text:style-name="P1"><text:span text:style-name="T466"><text:s text:c="24"/></text:span><text:span text:style-name="T467">break</text:span><text:span text:style-name="T468">;</text:span></text:p>
      <text:p text:style-name="P1"><text:span text:style-name="T468"><text:s text:c="20"/>}</text:span></text:p>
      <text:p text:style-name="P1"><text:span text:style-name="T468"><text:s text:c="16"/></text:span><text:span text:style-name="T469">case</text:span><text:span text:style-name="T470"><text:s/></text:span><text:span text:style-name="T471">KinectStatus</text:span><text:span text:style-name="T472">.Disconnected:</text:span></text:p>
      <text:p text:style-name="P1"><text:span text:style-name="T472"><text:s text:c="20"/>{</text:span></text:p>
      <text:p text:style-name="P1"><text:span text:style-name="T472"><text:s text:c="24"/>connectedStatus =<text:s/></text:span><text:span text:style-name="T473">"Status: Disconnected"</text:span><text:span text:style-name="T474">;</text:span></text:p>
      <text:p text:style-name="P1"><text:span text:style-name="T474"><text:s text:c="24"/></text:span><text:span text:style-name="T475">break</text:span><text:span text:style-name="T476">;</text:span></text:p>
      <text:p text:style-name="P1"><text:span text:style-name="T476"><text:s text:c="20"/>}</text:span></text:p>
      <text:p text:style-name="P1"><text:span text:style-name="T476"><text:s text:c="16"/></text:span><text:span text:style-name="T477">case</text:span><text:span text:style-name="T478"><text:s/></text:span><text:span text:style-name="T479">KinectStatus</text:span><text:span text:style-name="T480">.NotPowered:</text:span></text:p>
      <text:p text:style-name="P1"><text:span text:style-name="T480"><text:s text:c="20"/>{</text:span></text:p>
      <text:p text:style-name="P1"><text:span text:style-name="T480"><text:s text:c="24"/>connectedStatus =<text:s/></text:span><text:span text:style-name="T481">"Status: Connect the power"</text:span><text:span text:style-name="T482">;</text:span></text:p>
      <text:p text:style-name="P1"><text:span text:style-name="T482"><text:s text:c="24"/></text:span><text:span text:style-name="T483">break</text:span><text:span text:style-name="T484">;</text:span></text:p>
      <text:p text:style-name="P1"><text:span text:style-name="T484"><text:s text:c="20"/>}</text:span></text:p>
      <text:p text:style-name="P1"><text:span text:style-name="T484"><text:s text:c="16"/></text:span><text:span text:style-name="T485">default</text:span><text:span text:style-name="T486">:</text:span></text:p>
      <text:p text:style-name="P1"><text:span text:style-name="T486"><text:s text:c="20"/>{</text:span></text:p>
      <text:p text:style-name="P1"><text:span text:style-name="T486"><text:s text:c="24"/>connectedStatus =<text:s/></text:span><text:span text:style-name="T487">"Status: Error"</text:span><text:span text:style-name="T488">;</text:span></text:p>
      <text:p text:style-name="P1"><text:span text:style-name="T488"><text:s text:c="24"/></text:span><text:span text:style-name="T489">break</text:span><text:span text:style-name="T490">;</text:span></text:p>
      <text:p text:style-name="P1"><text:span text:style-name="T490"><text:s text:c="20"/>}</text:span></text:p>
      <text:p text:style-name="P1"><text:span text:style-name="T490"><text:s text:c="12"/>}</text:span></text:p>
      <text:p text:style-name="P1"><text:span text:style-name="T490"/></text:p>
      <text:p text:style-name="P1"><text:span text:style-name="T490"><text:s text:c="12"/></text:span><text:span text:style-name="T491">// Init the found and connected device</text:span><text:span text:style-name="T492"/></text:p>
      <text:p text:style-name="P1"><text:span text:style-name="T492"><text:s text:c="12"/></text:span><text:span text:style-name="T493">if</text:span><text:span text:style-name="T494"><text:s/>(kinectSensor.Status ==<text:s/></text:span><text:span text:style-name="T495">KinectStatus</text:span><text:span text:style-name="T496">.Connected)</text:span></text:p>
      <text:p text:style-name="P1"><text:span text:style-name="T496"><text:s text:c="12"/>{</text:span></text:p>
      <text:p text:style-name="P1"><text:span text:style-name="T496"><text:s text:c="16"/>InitializeKinect();</text:span></text:p>
      <text:p text:style-name="P1"><text:span text:style-name="T496"><text:s text:c="12"/>}</text:span></text:p>
      <text:p text:style-name="P1"><text:span text:style-name="T496"><text:s text:c="8"/>}</text:span></text:p>
      <text:p text:style-name="P1"><text:span text:style-name="T496"/></text:p>
      <text:p text:style-name="P1"><text:span text:style-name="T496"><text:s text:c="8"/></text:span><text:span text:style-name="T497">protected</text:span><text:span text:style-name="T498"><text:s/></text:span><text:span text:style-name="T499">override</text:span><text:span text:style-name="T500"><text:s/></text:span><text:span text:style-name="T501">void</text:span><text:span text:style-name="T502"><text:s/>Initialize()</text:span></text:p>
      <text:p text:style-name="P1"><text:span text:style-name="T502"><text:s text:c="8"/>{</text:span></text:p>
      <text:p text:style-name="P1"><text:span text:style-name="T502"><text:s text:c="12"/></text:span><text:span text:style-name="T503">KinectSensor</text:span><text:span text:style-name="T504">.KinectSensors.StatusChanged +=<text:s/></text:span><text:span text:style-name="T505">new</text:span><text:span text:style-name="T506"><text:s/></text:span><text:span text:style-name="T507">EventHandler</text:span><text:span text:style-name="T508">&lt;</text:span><text:span text:style-name="T509">StatusChangedEventArgs</text:span><text:span text:style-name="T510">&gt;(KinectSensors_StatusChanged);</text:span></text:p>
      <text:p text:style-name="P1"><text:span text:style-name="T510"><text:s text:c="12"/>DiscoverKinectSensor();</text:span></text:p>
      <text:p text:style-name="P1"><text:span text:style-name="T510"/></text:p>
      <text:p text:style-name="P1"><text:span text:style-name="T510"><text:s text:c="12"/></text:span><text:span text:style-name="T511">base</text:span><text:span text:style-name="T512">.Initialize();</text:span></text:p>
      <text:p text:style-name="P1"><text:span text:style-name="T512"><text:s text:c="8"/>}</text:span></text:p>
      <text:p text:style-name="P1"><text:span text:style-name="T512"/></text:p>
      <text:p text:style-name="P1"><text:span text:style-name="T512"><text:s text:c="8"/></text:span><text:span text:style-name="T513">protected</text:span><text:span text:style-name="T514"><text:s/></text:span><text:span text:style-name="T515">override</text:span><text:span text:style-name="T516"><text:s/></text:span><text:span text:style-name="T517">void</text:span><text:span text:style-name="T518"><text:s/>UnloadContent()</text:span></text:p>
      <text:p text:style-name="P1"><text:span text:style-name="T518"><text:s text:c="8"/>{</text:span></text:p>
      <text:p text:style-name="P1"><text:span text:style-name="T518"><text:s text:c="12"/>kinectSensor.Stop();</text:span></text:p>
      <text:p text:style-name="P1"><text:span text:style-name="T518"><text:s text:c="12"/>kinectSensor.Dispose();</text:span></text:p>
      <text:p text:style-name="P1"><text:span text:style-name="T518"><text:s text:c="8"/>}</text:span></text:p>
      <text:p text:style-name="P1"><text:span text:style-name="T518"/></text:p>
      <text:p text:style-name="P1"><text:span text:style-name="T518"><text:s text:c="8"/></text:span><text:span text:style-name="T519">//-------------------------------------------Not Edited Functions END---------------------------------------------------------//</text:span><text:span text:style-name="T520"/></text:p>
      <text:p text:style-name="P1"><text:span text:style-name="T520"/></text:p>
      <text:p text:style-name="P1"><text:span text:style-name="T520"><text:s text:c="8"/></text:span><text:span text:style-name="T521">private</text:span><text:span text:style-name="T522"><text:s/></text:span><text:span text:style-name="T523">bool</text:span><text:span text:style-name="T524"><text:s/>InitializeKinect()</text:span></text:p>
      <text:p text:style-name="P1"><text:span text:style-name="T524"><text:s text:c="8"/>{</text:span></text:p>
      <text:p text:style-name="P1"><text:span text:style-name="T524"><text:s text:c="12"/></text:span><text:span text:style-name="T525">for</text:span><text:span text:style-name="T526"><text:s/>(</text:span><text:span text:style-name="T527">int</text:span><text:span text:style-name="T528"><text:s/>i = 0; i &lt; 3; i++)</text:span></text:p>
      <text:p text:style-name="P1"><text:span text:style-name="T528"><text:s text:c="12"/>{</text:span></text:p>
      <text:p text:style-name="P1"><text:span text:style-name="T528"><text:s text:c="16"/>CloudSpeed[i] =<text:s/></text:span><text:span text:style-name="T529">new</text:span><text:span text:style-name="T530"><text:s/></text:span><text:span text:style-name="T531">Vector2</text:span><text:span text:style-name="T532">((i + 1), 0f);</text:span></text:p>
      <text:p text:style-name="P1"><text:span text:style-name="T532"><text:s text:c="16"/>CloudPosition[i] =<text:s/></text:span><text:span text:style-name="T533">new</text:span><text:span text:style-name="T534"><text:s/></text:span><text:span text:style-name="T535">Vector2</text:span><text:span text:style-name="T536">(10, 100 * i);</text:span></text:p>
      <text:p text:style-name="P1"><text:span text:style-name="T536"><text:s text:c="12"/>}</text:span></text:p>
      <text:p text:style-name="P1"><text:span text:style-name="T536"><text:s text:c="12"/></text:span><text:span text:style-name="T537">for</text:span><text:span text:style-name="T538"><text:s/>(</text:span><text:span text:style-name="T539">int</text:span><text:span text:style-name="T540"><text:s/>i = 3; i &lt; 6; i++)</text:span></text:p>
      <text:p text:style-name="P1"><text:span text:style-name="T540"><text:s text:c="12"/>{</text:span></text:p>
      <text:p text:style-name="P1"><text:span text:style-name="T540"><text:s text:c="16"/>CloudPosition[i] =<text:s/></text:span><text:span text:style-name="T541">new</text:span><text:span text:style-name="T542"><text:s/></text:span><text:span text:style-name="T543">Vector2</text:span><text:span text:style-name="T544">(500, 100 * i + 10);</text:span></text:p>
      <text:p text:style-name="P1"><text:span text:style-name="T544"><text:s text:c="12"/>}</text:span></text:p>
      <text:p text:style-name="P1"><text:span text:style-name="T544"><text:s text:c="12"/></text:span><text:span text:style-name="T545">for</text:span><text:span text:style-name="T546"><text:s/>(</text:span><text:span text:style-name="T547">int</text:span><text:span text:style-name="T548"><text:s/>i = 0; i &lt; 10; i++)</text:span></text:p>
      <text:p text:style-name="P1"><text:span text:style-name="T548"><text:s text:c="12"/>{</text:span></text:p>
      <text:p text:style-name="P1"><text:span text:style-name="T548"><text:s text:c="16"/>world[i] =<text:s/></text:span><text:span text:style-name="T549">Matrix</text:span><text:span text:style-name="T550">.CreateTranslation(0, 0, 0);</text:span></text:p>
      <text:p text:style-name="P1"><text:span text:style-name="T550"><text:s text:c="12"/>}</text:span></text:p>
      <text:p text:style-name="P1"><text:span text:style-name="T550"><text:s text:c="12"/>kinectSensor.DepthStream.Enable(</text:span><text:span text:style-name="T551">DepthImageFormat</text:span><text:span text:style-name="T552">.Resolution640x480Fps30);</text:span></text:p>
      <text:p text:style-name="P1"><text:span text:style-name="T552"><text:s text:c="12"/></text:span><text:span text:style-name="T553">this</text:span><text:span text:style-name="T554">.kinectSensor.AllFramesReady +=<text:s/></text:span><text:span text:style-name="T555">this</text:span><text:span text:style-name="T556">.SensorAllFramesReady;</text:span></text:p>
      <text:p text:style-name="P1"><text:span text:style-name="T556"><text:s text:c="12"/></text:span><text:span text:style-name="T557">// kinectSensor.DepthFrameReady += new EventHandler&lt;DepthImageFrameReadyEventArgs&gt;(kinectSensor_DepthFrameReady);</text:span><text:span text:style-name="T558"/></text:p>
      <text:p text:style-name="P1"><text:span text:style-name="T558"><text:s text:c="12"/></text:span><text:span text:style-name="T559">// Color stream</text:span><text:span text:style-name="T560"/></text:p>
      <text:p text:style-name="P1"><text:span text:style-name="T560"><text:s text:c="12"/>kinectSensor.ColorStream.Enable(</text:span><text:span text:style-name="T561">ColorImageFormat</text:span><text:span text:style-name="T562">.RgbResolution640x480Fps30);</text:span></text:p>
      <text:p text:style-name="P1"><text:span text:style-name="T562"><text:s text:c="12"/></text:span><text:span text:style-name="T563">//kinectSensor.ColorFrameReady += new EventHandler&lt;ColorImageFrameReadyEventArgs&gt;(kinectSensor_ColorFrameReady);</text:span><text:span text:style-name="T564"/></text:p>
      <text:p text:style-name="P1"><text:span text:style-name="T564"><text:s text:c="12"/></text:span></text:p>
      <text:p text:style-name="P1"><text:span text:style-name="T564"><text:s text:c="12"/></text:span><text:span text:style-name="T565">// Skeleton Stream</text:span><text:span text:style-name="T566"/></text:p>
      <text:p text:style-name="P1"><text:span text:style-name="T566"><text:s text:c="12"/>kinectSensor.SkeletonStream.Enable(</text:span><text:span text:style-name="T567">new</text:span><text:span text:style-name="T568"><text:s/></text:span><text:span text:style-name="T569">TransformSmoothParameters</text:span><text:span text:style-name="T570">()</text:span><text:span text:style-name="T571">//EDIT SMOOTHING PARAMETERS OF SKELETON STREAM</text:span><text:span text:style-name="T572"/></text:p>
      <text:p text:style-name="P1"><text:span text:style-name="T572"><text:s text:c="12"/>{</text:span></text:p>
      <text:p text:style-name="P1"><text:span text:style-name="T572"><text:s text:c="16"/>Smoothing = 0.5f,</text:span></text:p>
      <text:p text:style-name="P1"><text:span text:style-name="T572"><text:s text:c="16"/>Correction = 0.5f,</text:span></text:p>
      <text:p text:style-name="P1"><text:span text:style-name="T572"><text:s text:c="16"/>Prediction = 0.5f,</text:span></text:p>
      <text:p text:style-name="P1"><text:span text:style-name="T572"><text:s text:c="16"/>JitterRadius = 0.05f,</text:span></text:p>
      <text:p text:style-name="P1"><text:span text:style-name="T572"><text:s text:c="16"/>MaxDeviationRadius = 0.03f</text:span></text:p>
      <text:p text:style-name="P1"><text:span text:style-name="T572"><text:s text:c="12"/>});</text:span></text:p>
      <text:p text:style-name="P1"><text:span text:style-name="T572"><text:s text:c="12"/></text:span><text:span text:style-name="T573">//kinectSensor.SkeletonFrameReady += new EventHandler&lt;SkeletonFrameReadyEventArgs&gt;(kinectSensor_SkeletonFrameReady);</text:span><text:span text:style-name="T574"/></text:p>
      <text:p text:style-name="P1"><text:span text:style-name="T574"/></text:p>
      <text:p text:style-name="P1"><text:span text:style-name="T574"><text:s text:c="12"/></text:span><text:span text:style-name="T575">try</text:span><text:span text:style-name="T576"/></text:p>
      <text:p text:style-name="P1"><text:span text:style-name="T576"><text:s text:c="12"/>{</text:span></text:p>
      <text:p text:style-name="P1"><text:span text:style-name="T576"><text:s text:c="16"/>kinectSensor.Start();</text:span></text:p>
      <text:p text:style-name="P1"><text:span text:style-name="T576"><text:s text:c="12"/>}</text:span></text:p>
      <text:p text:style-name="P1"><text:span text:style-name="T576"><text:s text:c="12"/></text:span><text:span text:style-name="T577">catch</text:span><text:span text:style-name="T578"/></text:p>
      <text:p text:style-name="P1"><text:span text:style-name="T578"><text:s text:c="12"/>{</text:span></text:p>
      <text:p text:style-name="P1"><text:span text:style-name="T578"><text:s text:c="16"/>connectedStatus =<text:s/></text:span><text:span text:style-name="T579">"Unable to start the Kinect Sensor"</text:span><text:span text:style-name="T580">;</text:span></text:p>
      <text:p text:style-name="P1"><text:span text:style-name="T580"><text:s text:c="16"/></text:span><text:span text:style-name="T581">return</text:span><text:span text:style-name="T582"><text:s/></text:span><text:span text:style-name="T583">false</text:span><text:span text:style-name="T584">;</text:span></text:p>
      <text:p text:style-name="P1"><text:span text:style-name="T584"><text:s text:c="12"/>}</text:span></text:p>
      <text:p text:style-name="P1"><text:span text:style-name="T584"><text:s text:c="12"/></text:span><text:span text:style-name="T585">return</text:span><text:span text:style-name="T586"><text:s/></text:span><text:span text:style-name="T587">true</text:span><text:span text:style-name="T588">;</text:span></text:p>
      <text:p text:style-name="P1"><text:span text:style-name="T588"><text:s text:c="8"/>}</text:span></text:p>
      <text:p text:style-name="P1"><text:span text:style-name="T588"><text:s text:c="8"/></text:span><text:span text:style-name="T589">private</text:span><text:span text:style-name="T590"><text:s/></text:span><text:span text:style-name="T591">void</text:span><text:span text:style-name="T592"><text:s/>SensorAllFramesReady(</text:span><text:span text:style-name="T593">object</text:span><text:span text:style-name="T594"><text:s/>sender,<text:s/></text:span><text:span text:style-name="T595">AllFramesReadyEventArgs</text:span><text:span text:style-name="T596"><text:s/>e)</text:span></text:p>
      <text:p text:style-name="P1"><text:span text:style-name="T596"><text:s text:c="8"/>{</text:span></text:p>
      <text:p text:style-name="P1"><text:span text:style-name="T596"/></text:p>
      <text:p text:style-name="P1"><text:span text:style-name="T596"><text:s text:c="12"/></text:span><text:span text:style-name="T597">using</text:span><text:span text:style-name="T598"><text:s/>(</text:span><text:span text:style-name="T599">DepthImageFrame</text:span><text:span text:style-name="T600"><text:s/>depthImageFrame = e.OpenDepthImageFrame())</text:span></text:p>
      <text:p text:style-name="P1"><text:span text:style-name="T600"><text:s text:c="12"/>{</text:span></text:p>
      <text:p text:style-name="P1"><text:span text:style-name="T600"/></text:p>
      <text:p text:style-name="P1"><text:span text:style-name="T600"><text:s text:c="16"/></text:span><text:span text:style-name="T601">if</text:span><text:span text:style-name="T602"><text:s/>(depthImageFrame !=<text:s/></text:span><text:span text:style-name="T603">null</text:span><text:span text:style-name="T604">)</text:span></text:p>
      <text:p text:style-name="P1"><text:span text:style-name="T604"><text:s text:c="16"/>{</text:span></text:p>
      <text:p text:style-name="P1"><text:span text:style-name="T604"><text:s text:c="20"/>depthImageFrame.CopyPixelDataTo(pixelsFromFrameD);</text:span></text:p>
      <text:p text:style-name="P1"><text:span text:style-name="T604"><text:s text:c="20"/></text:span><text:span text:style-name="T605">//byte[] convertedPixels = ConvertDepthFrame(pixelsFromFrameD, ((KinectSensor)sender).DepthStream, 640 * 480 * 4);</text:span><text:span text:style-name="T606"/></text:p>
      <text:p text:style-name="P1"><text:span text:style-name="T606"/></text:p>
      <text:p text:style-name="P1"><text:span text:style-name="T606"><text:s text:c="20"/></text:span><text:span text:style-name="T607">//Color[] color = new Color[depthImageFrame.Height * depthImageFrame.Width];</text:span><text:span text:style-name="T608"/></text:p>
      <text:p text:style-name="P1"><text:span text:style-name="T608"><text:s text:c="20"/></text:span><text:span text:style-name="T609">//kinectRGBVideo = new Texture2D(graphics.GraphicsDevice, depthImageFrame.Width, depthImageFrame.Height);</text:span><text:span text:style-name="T610"/></text:p>
      <text:p text:style-name="P1"><text:span text:style-name="T610"/></text:p>
      <text:p text:style-name="P1"><text:span text:style-name="T610"><text:s text:c="20"/></text:span><text:span text:style-name="T611">// Set convertedPixels from the DepthImageFrame to a the datasource for our Texture2D</text:span><text:span text:style-name="T612"/></text:p>
      <text:p text:style-name="P1"><text:span text:style-name="T612"><text:s text:c="20"/></text:span><text:span text:style-name="T613">//kinectRGBVideo.SetData&lt;byte&gt;(convertedPixels);</text:span><text:span text:style-name="T614"/></text:p>
      <text:p text:style-name="P1"><text:span text:style-name="T614"><text:s text:c="16"/>}</text:span></text:p>
      <text:p text:style-name="P1"><text:span text:style-name="T614"><text:s text:c="12"/>}</text:span></text:p>
      <text:p text:style-name="P1"><text:span text:style-name="T614"/></text:p>
      <text:p text:style-name="P1"><text:span text:style-name="T614"><text:s text:c="12"/></text:span><text:span text:style-name="T615">using</text:span><text:span text:style-name="T616"><text:s/>(</text:span><text:span text:style-name="T617">ColorImageFrame</text:span><text:span text:style-name="T618"><text:s/>colorImageFrame = e.OpenColorImageFrame())</text:span></text:p>
      <text:p text:style-name="P1"><text:span text:style-name="T618"><text:s text:c="12"/>{</text:span></text:p>
      <text:p text:style-name="P1"><text:span text:style-name="T618"><text:s text:c="16"/></text:span><text:span text:style-name="T619">if</text:span><text:span text:style-name="T620"><text:s/>(colorImageFrame !=<text:s/></text:span><text:span text:style-name="T621">null</text:span><text:span text:style-name="T622">)</text:span></text:p>
      <text:p text:style-name="P1"><text:span text:style-name="T622"><text:s text:c="16"/>{</text:span></text:p>
      <text:p text:style-name="P1"><text:span text:style-name="T622"/></text:p>
      <text:p text:style-name="P1"><text:span text:style-name="T622"/></text:p>
      <text:p text:style-name="P1"><text:span text:style-name="T622"><text:s text:c="20"/>colorImageFrame.CopyPixelDataTo(pixelsFromFrame);</text:span></text:p>
      <text:p text:style-name="P1"><text:span text:style-name="T622"/></text:p>
      <text:p text:style-name="P1"><text:span text:style-name="T622"><text:s text:c="20"/></text:span><text:span text:style-name="T623">Color</text:span><text:span text:style-name="T624">[] color =<text:s/></text:span><text:span text:style-name="T625">new</text:span><text:span text:style-name="T626"><text:s/></text:span><text:span text:style-name="T627">Color</text:span><text:span text:style-name="T628">[colorImageFrame.Height * colorImageFrame.Width];</text:span></text:p>
      <text:p text:style-name="P1"><text:span text:style-name="T628"><text:s text:c="20"/>kinectRGBVideo =<text:s/></text:span><text:span text:style-name="T629">new</text:span><text:span text:style-name="T630"><text:s/></text:span><text:span text:style-name="T631">Texture2D</text:span><text:span text:style-name="T632">(graphics.GraphicsDevice, colorImageFrame.Width, colorImageFrame.Height);</text:span></text:p>
      <text:p text:style-name="P1"><text:span text:style-name="T632"/></text:p>
      <text:p text:style-name="P1"><text:span text:style-name="T632"><text:s text:c="20"/></text:span><text:span text:style-name="T633">if</text:span><text:span text:style-name="T634"><text:s/>(background==</text:span><text:span text:style-name="T635">true</text:span><text:span text:style-name="T636">||showIndex==3)</text:span></text:p>
      <text:p text:style-name="P1"><text:span text:style-name="T636"><text:s text:c="20"/>{</text:span></text:p>
      <text:p text:style-name="P1"><text:span text:style-name="T636"><text:s text:c="24"/></text:span><text:span text:style-name="T637">int</text:span><text:span text:style-name="T638"><text:s/>index = 0,headX=(</text:span><text:span text:style-name="T639">int</text:span><text:span text:style-name="T640">)headPosition.X,headY=(</text:span><text:span text:style-name="T641">int</text:span><text:span text:style-name="T642">)(headPosition.Y);</text:span></text:p>
      <text:p text:style-name="P1"><text:span text:style-name="T642"><text:s text:c="24"/></text:span><text:span text:style-name="T643">for</text:span><text:span text:style-name="T644"><text:s/>(</text:span><text:span text:style-name="T645">int</text:span><text:span text:style-name="T646"><text:s/>y = 0; y &lt; colorImageFrame.Height; y++)</text:span></text:p>
      <text:p text:style-name="P1"><text:span text:style-name="T646"><text:s text:c="24"/>{</text:span></text:p>
      <text:p text:style-name="P1"><text:span text:style-name="T646"><text:s text:c="28"/></text:span><text:span text:style-name="T647">for</text:span><text:span text:style-name="T648"><text:s/>(</text:span><text:span text:style-name="T649">int</text:span><text:span text:style-name="T650"><text:s/>x = 0; x &lt; colorImageFrame.Width; x++, index += 4)</text:span></text:p>
      <text:p text:style-name="P1"><text:span text:style-name="T650"><text:s text:c="28"/>{</text:span></text:p>
      <text:p text:style-name="P1"><text:span text:style-name="T650"/></text:p>
      <text:p text:style-name="P1"><text:span text:style-name="T650"><text:s text:c="32"/></text:span><text:span text:style-name="T651">int</text:span><text:span text:style-name="T652"><text:s/>player;</text:span></text:p>
      <text:p text:style-name="P1"><text:span text:style-name="T652"><text:s text:c="32"/></text:span><text:span text:style-name="T653">if</text:span><text:span text:style-name="T654"><text:s/>(y &gt; 40 &amp;&amp;<text:s text:c="2"/>x&gt; 40)</text:span></text:p>
      <text:p text:style-name="P1"><text:span text:style-name="T654"><text:s text:c="36"/>player = pixelsFromFrameD[(y - 30) * colorImageFrame.Width + x -16] &amp;<text:s/></text:span><text:span text:style-name="T655">DepthImageFrame</text:span><text:span text:style-name="T656">.PlayerIndexBitmask;</text:span></text:p>
      <text:p text:style-name="P1"><text:span text:style-name="T656"><text:s text:c="32"/></text:span><text:span text:style-name="T657">else</text:span><text:span text:style-name="T658"/></text:p>
      <text:p text:style-name="P1"><text:span text:style-name="T658"><text:s text:c="36"/>player = pixelsFromFrameD[y * colorImageFrame.Width + x] &amp;<text:s/></text:span><text:span text:style-name="T659">DepthImageFrame</text:span><text:span text:style-name="T660">.PlayerIndexBitmask;</text:span></text:p>
      <text:p text:style-name="P1"><text:span text:style-name="T660"/></text:p>
      <text:p text:style-name="P1"><text:span text:style-name="T660"><text:s text:c="32"/></text:span><text:span text:style-name="T661">if</text:span><text:span text:style-name="T662"><text:s/>(player &gt; 0)</text:span></text:p>
      <text:p text:style-name="P1"><text:span text:style-name="T662"><text:s text:c="36"/>color[y * colorImageFrame.Width + x] =<text:s/></text:span><text:span text:style-name="T663">new</text:span><text:span text:style-name="T664"><text:s/></text:span><text:span text:style-name="T665">Color</text:span><text:span text:style-name="T666">(pixelsFromFrame[index + 2], pixelsFromFrame[index + 1], pixelsFromFrame[index + 0]);</text:span></text:p>
      <text:p text:style-name="P1"><text:span text:style-name="T666"><text:s text:c="32"/></text:span><text:span text:style-name="T667">else</text:span><text:span text:style-name="T668"/></text:p>
      <text:p text:style-name="P1"><text:span text:style-name="T668"><text:s text:c="36"/>color[y * colorImageFrame.Width + x] =<text:s/></text:span><text:span text:style-name="T669">Color</text:span><text:span text:style-name="T670">.Transparent;</text:span></text:p>
      <text:p text:style-name="P1"><text:span text:style-name="T670"><text:s text:c="28"/>}</text:span></text:p>
      <text:p text:style-name="P1"><text:span text:style-name="T670"><text:s text:c="24"/>}</text:span></text:p>
      <text:p text:style-name="P1"><text:span text:style-name="T670"><text:s text:c="20"/>}</text:span></text:p>
      <text:p text:style-name="P1"><text:span text:style-name="T670"><text:s text:c="20"/></text:span><text:span text:style-name="T671">else</text:span><text:span text:style-name="T672"/></text:p>
      <text:p text:style-name="P1"><text:span text:style-name="T672"><text:s text:c="20"/>{</text:span></text:p>
      <text:p text:style-name="P1"><text:span text:style-name="T672"><text:s text:c="24"/></text:span><text:span text:style-name="T673">int</text:span><text:span text:style-name="T674"><text:s/>index = 0;</text:span></text:p>
      <text:p text:style-name="P1"><text:span text:style-name="T674"><text:s text:c="24"/></text:span><text:span text:style-name="T675">for</text:span><text:span text:style-name="T676"><text:s/>(</text:span><text:span text:style-name="T677">int</text:span><text:span text:style-name="T678"><text:s/>y = 0; y &lt; colorImageFrame.Height; y++)</text:span></text:p>
      <text:p text:style-name="P1"><text:span text:style-name="T678"><text:s text:c="24"/>{</text:span></text:p>
      <text:p text:style-name="P1"><text:span text:style-name="T678"><text:s text:c="28"/></text:span><text:span text:style-name="T679">for</text:span><text:span text:style-name="T680"><text:s/>(</text:span><text:span text:style-name="T681">int</text:span><text:span text:style-name="T682"><text:s/>x = 0; x &lt; colorImageFrame.Width; x++, index += 4)</text:span></text:p>
      <text:p text:style-name="P1"><text:span text:style-name="T682"><text:s text:c="28"/>{</text:span></text:p>
      <text:p text:style-name="P1"><text:span text:style-name="T682"><text:s text:c="36"/>color[y * colorImageFrame.Width + x] =<text:s/></text:span><text:span text:style-name="T683">new</text:span><text:span text:style-name="T684"><text:s/></text:span><text:span text:style-name="T685">Color</text:span><text:span text:style-name="T686">(pixelsFromFrame[index + 2], pixelsFromFrame[index + 1], pixelsFromFrame[index + 0]);</text:span></text:p>
      <text:p text:style-name="P1"><text:span text:style-name="T686"><text:s text:c="20"/></text:span></text:p>
      <text:p text:style-name="P1"><text:span text:style-name="T686"><text:s text:c="28"/>}</text:span></text:p>
      <text:p text:style-name="P1"><text:span text:style-name="T686"><text:s text:c="24"/>}</text:span></text:p>
      <text:p text:style-name="P1"><text:span text:style-name="T686"><text:s text:c="20"/>}</text:span></text:p>
      <text:p text:style-name="P1"><text:span text:style-name="T686"><text:s text:c="20"/>kinectRGBVideo.SetData(color);</text:span></text:p>
      <text:p text:style-name="P1"><text:span text:style-name="T686"/></text:p>
      <text:p text:style-name="P1"><text:span text:style-name="T686"><text:s text:c="16"/>}</text:span></text:p>
      <text:p text:style-name="P1"><text:span text:style-name="T686"><text:s text:c="12"/>} </text:span></text:p>
      <text:p text:style-name="P1"><text:span text:style-name="T686"><text:s text:c="11"/></text:span></text:p>
      <text:p text:style-name="P1"><text:span text:style-name="T686"><text:s text:c="12"/></text:span><text:span text:style-name="T687">using</text:span><text:span text:style-name="T688"><text:s/>(</text:span><text:span text:style-name="T689">SkeletonFrame</text:span><text:span text:style-name="T690"><text:s/>skeletonFrame = e.OpenSkeletonFrame())</text:span></text:p>
      <text:p text:style-name="P1"><text:span text:style-name="T690"><text:s text:c="12"/>{</text:span></text:p>
      <text:p text:style-name="P1"><text:span text:style-name="T690"><text:s text:c="16"/></text:span><text:span text:style-name="T691">if</text:span><text:span text:style-name="T692"><text:s/>(skeletonFrame !=<text:s/></text:span><text:span text:style-name="T693">null</text:span><text:span text:style-name="T694">)</text:span></text:p>
      <text:p text:style-name="P1"><text:span text:style-name="T694"><text:s text:c="16"/>{</text:span></text:p>
      <text:p text:style-name="P1"><text:span text:style-name="T694"/></text:p>
      <text:p text:style-name="P1"><text:span text:style-name="T694"><text:s text:c="20"/></text:span><text:span text:style-name="T695">Skeleton</text:span><text:span text:style-name="T696">[] skeletonData =<text:s/></text:span><text:span text:style-name="T697">new</text:span><text:span text:style-name="T698"><text:s/></text:span><text:span text:style-name="T699">Skeleton</text:span><text:span text:style-name="T700">[skeletonFrame.SkeletonArrayLength];</text:span></text:p>
      <text:p text:style-name="P1"><text:span text:style-name="T700"><text:s text:c="18"/></text:span></text:p>
      <text:p text:style-name="P1"><text:span text:style-name="T700"><text:s text:c="20"/>skeletonFrame.CopySkeletonDataTo(skeletonData);</text:span></text:p>
      <text:p text:style-name="P1"><text:span text:style-name="T700"><text:s text:c="20"/></text:span><text:span text:style-name="T701">Skeleton</text:span><text:span text:style-name="T702"><text:s/>playerSkeleton = (</text:span><text:span text:style-name="T703">from</text:span><text:span text:style-name="T704"><text:s/>s<text:s/></text:span><text:span text:style-name="T705">in</text:span><text:span text:style-name="T706"><text:s/>skeletonData<text:s/></text:span><text:span text:style-name="T707">where</text:span><text:span text:style-name="T708"><text:s/>s.TrackingState ==<text:s/></text:span><text:span text:style-name="T709">SkeletonTrackingState</text:span><text:span text:style-name="T710">.Tracked<text:s/></text:span><text:span text:style-name="T711">select</text:span><text:span text:style-name="T712"><text:s/>s).FirstOrDefault();</text:span></text:p>
      <text:p text:style-name="P1"><text:span text:style-name="T712"><text:s text:c="20"/></text:span><text:span text:style-name="T713">if</text:span><text:span text:style-name="T714"><text:s/>(playerSkeleton !=<text:s/></text:span><text:span text:style-name="T715">null</text:span><text:span text:style-name="T716">)</text:span></text:p>
      <text:p text:style-name="P1"><text:span text:style-name="T716"><text:s text:c="20"/>{</text:span></text:p>
      <text:p text:style-name="P1"><text:span text:style-name="T716"/></text:p>
      <text:p text:style-name="P1"><text:span text:style-name="T716"><text:s text:c="24"/></text:span><text:span text:style-name="T717">Joint</text:span><text:span text:style-name="T718"><text:s/>rightHand = playerSkeleton.Joints[</text:span><text:span text:style-name="T719">JointType</text:span><text:span text:style-name="T720">.HandRight];</text:span></text:p>
      <text:p text:style-name="P1"><text:span text:style-name="T720"><text:s text:c="24"/></text:span><text:span text:style-name="T721">Joint</text:span><text:span text:style-name="T722"><text:s/>head = playerSkeleton.Joints[</text:span><text:span text:style-name="T723">JointType</text:span><text:span text:style-name="T724">.Head];</text:span></text:p>
      <text:p text:style-name="P1"><text:span text:style-name="T724"><text:s text:c="24"/></text:span><text:span text:style-name="T725">Joint</text:span><text:span text:style-name="T726"><text:s/>leftHand = playerSkeleton.Joints[</text:span><text:span text:style-name="T727">JointType</text:span><text:span text:style-name="T728">.HandLeft];</text:span></text:p>
      <text:p text:style-name="P1"><text:span text:style-name="T728"><text:s text:c="24"/></text:span><text:span text:style-name="T729">Joint</text:span><text:span text:style-name="T730"><text:s/>rightElbow = playerSkeleton.Joints[</text:span><text:span text:style-name="T731">JointType</text:span><text:span text:style-name="T732">.ElbowRight];</text:span></text:p>
      <text:p text:style-name="P1"><text:span text:style-name="T732"><text:s text:c="24"/></text:span><text:span text:style-name="T733">Joint</text:span><text:span text:style-name="T734"><text:s/>leftElbow = playerSkeleton.Joints[</text:span><text:span text:style-name="T735">JointType</text:span><text:span text:style-name="T736">.ElbowLeft];</text:span></text:p>
      <text:p text:style-name="P1"><text:span text:style-name="T736"><text:s text:c="24"/></text:span><text:span text:style-name="T737">Joint</text:span><text:span text:style-name="T738"><text:s/>leftWrist = playerSkeleton.Joints[</text:span><text:span text:style-name="T739">JointType</text:span><text:span text:style-name="T740">.WristLeft];</text:span></text:p>
      <text:p text:style-name="P1"><text:span text:style-name="T740"><text:s text:c="24"/></text:span><text:span text:style-name="T741">Joint</text:span><text:span text:style-name="T742"><text:s/>rightWrist = playerSkeleton.Joints[</text:span><text:span text:style-name="T743">JointType</text:span><text:span text:style-name="T744">.WristRight];</text:span></text:p>
      <text:p text:style-name="P1"><text:span text:style-name="T744"><text:s text:c="24"/></text:span><text:span text:style-name="T745">Joint</text:span><text:span text:style-name="T746"><text:s/>leftShoulder = playerSkeleton.Joints[</text:span><text:span text:style-name="T747">JointType</text:span><text:span text:style-name="T748">.ShoulderLeft];</text:span></text:p>
      <text:p text:style-name="P1"><text:span text:style-name="T748"><text:s text:c="24"/></text:span><text:span text:style-name="T749">Joint</text:span><text:span text:style-name="T750"><text:s/>rightShoulder = playerSkeleton.Joints[</text:span><text:span text:style-name="T751">JointType</text:span><text:span text:style-name="T752">.ShoulderRight];</text:span></text:p>
      <text:p text:style-name="P1"><text:span text:style-name="T752"><text:s text:c="24"/></text:span><text:span text:style-name="T753">Joint</text:span><text:span text:style-name="T754"><text:s/>centerShoulder = playerSkeleton.Joints[</text:span><text:span text:style-name="T755">JointType</text:span><text:span text:style-name="T756">.ShoulderCenter];</text:span></text:p>
      <text:p text:style-name="P1"><text:span text:style-name="T756"><text:s text:c="24"/></text:span><text:span text:style-name="T757">Joint</text:span><text:span text:style-name="T758"><text:s/>hipCenter = playerSkeleton.Joints[</text:span><text:span text:style-name="T759">JointType</text:span><text:span text:style-name="T760">.HipCenter];</text:span></text:p>
      <text:p text:style-name="P1"><text:span text:style-name="T760"><text:s text:c="24"/></text:span><text:span text:style-name="T761">Joint</text:span><text:span text:style-name="T762"><text:s/>rightKnee = playerSkeleton.Joints[</text:span><text:span text:style-name="T763">JointType</text:span><text:span text:style-name="T764">.KneeRight];</text:span></text:p>
      <text:p text:style-name="P1"><text:span text:style-name="T764"><text:s text:c="24"/></text:span><text:span text:style-name="T765">Joint</text:span><text:span text:style-name="T766"><text:s/>leftKnee = playerSkeleton.Joints[</text:span><text:span text:style-name="T767">JointType</text:span><text:span text:style-name="T768">.KneeLeft];</text:span></text:p>
      <text:p text:style-name="P1"><text:span text:style-name="T768"><text:s text:c="24"/></text:span></text:p>
      <text:p text:style-name="P1"><text:span text:style-name="T768"/></text:p>
      <text:p text:style-name="P1"><text:span text:style-name="T768"><text:s text:c="24"/>sloperight = (rightHand.Position.Y - rightElbow.Position.Y) / (rightHand.Position.X - rightElbow.Position.X);</text:span></text:p>
      <text:p text:style-name="P1"><text:span text:style-name="T768"><text:s text:c="24"/>slopeleft = (leftHand.Position.Y - leftElbow.Position.Y) / (leftHand.Position.X - leftElbow.Position.X);</text:span></text:p>
      <text:p text:style-name="P1"><text:span text:style-name="T768"><text:s text:c="24"/>slopeLeftWrist = (leftHand.Position.Y - leftWrist.Position.Y) / (leftHand.Position.X - leftWrist.Position.X);</text:span></text:p>
      <text:p text:style-name="P1"><text:span text:style-name="T768"><text:s text:c="24"/>slopeRightWrist = (rightHand.Position.Y - rightWrist.Position.Y) / (rightHand.Position.X - rightWrist.Position.X);</text:span></text:p>
      <text:p text:style-name="P1"><text:span text:style-name="T768"/></text:p>
      <text:p text:style-name="P1"><text:span text:style-name="T768"><text:s text:c="24"/>rightHandPosition =<text:s/></text:span><text:span text:style-name="T769">new</text:span><text:span text:style-name="T770"><text:s/></text:span><text:span text:style-name="T771">Vector2</text:span><text:span text:style-name="T772">((((0.5f * rightHand.Position.X) + 0.5f) * (640)), (((-0.5f * rightHand.Position.Y) + 0.5f) * (480)));</text:span></text:p>
      <text:p text:style-name="P1"><text:span text:style-name="T772"><text:s text:c="24"/>leftHandPosition =<text:s/></text:span><text:span text:style-name="T773">new</text:span><text:span text:style-name="T774"><text:s/></text:span><text:span text:style-name="T775">Vector2</text:span><text:span text:style-name="T776">((((0.5f * leftHand.Position.X) + 0.5f) * (640)), (((-0.5f * leftHand.Position.Y) + 0.5f) * (480)));</text:span></text:p>
      <text:p text:style-name="P1"><text:span text:style-name="T776"><text:s text:c="24"/>headPosition =<text:s/></text:span><text:span text:style-name="T777">new</text:span><text:span text:style-name="T778"><text:s/></text:span><text:span text:style-name="T779">Vector2</text:span><text:span text:style-name="T780">((((0.5f * head.Position.X) + 0.5f) * (640)), (((-0.5f * head.Position.Y) + 0.5f) * (480)));</text:span></text:p>
      <text:p text:style-name="P1"><text:span text:style-name="T780"><text:s text:c="24"/>rightElbowPosition =<text:s/></text:span><text:span text:style-name="T781">new</text:span><text:span text:style-name="T782"><text:s/></text:span><text:span text:style-name="T783">Vector2</text:span><text:span text:style-name="T784">((((0.5f * rightElbow.Position.X) + 0.5f) * (640)), (((-0.5f * rightElbow.Position.Y) + 0.5f) * (480)));</text:span></text:p>
      <text:p text:style-name="P1"><text:span text:style-name="T784"><text:s text:c="24"/>leftElbowPosition =<text:s/></text:span><text:span text:style-name="T785">new</text:span><text:span text:style-name="T786"><text:s/></text:span><text:span text:style-name="T787">Vector2</text:span><text:span text:style-name="T788">((((0.5f * leftElbow.Position.X) + 0.5f) * (640)), (((-0.5f * leftElbow.Position.Y) + 0.5f) * (480)));</text:span></text:p>
      <text:p text:style-name="P1"><text:span text:style-name="T788"><text:s text:c="24"/>leftWristPosition =<text:s/></text:span><text:span text:style-name="T789">new</text:span><text:span text:style-name="T790"><text:s/></text:span><text:span text:style-name="T791">Vector2</text:span><text:span text:style-name="T792">((((0.5f * leftWrist.Position.X) + 0.5f) * (640)), (((-0.5f * leftWrist.Position.Y) + 0.5f) * (480)));</text:span></text:p>
      <text:p text:style-name="P1"><text:span text:style-name="T792"><text:s text:c="24"/>rightWristPosition=</text:span><text:span text:style-name="T793">new</text:span><text:span text:style-name="T794"><text:s/></text:span><text:span text:style-name="T795">Vector2</text:span><text:span text:style-name="T796">((((0.5f * rightWrist.Position.X) + 0.5f) * (640)), (((-0.5f * rightWrist.Position.Y) + 0.5f) * (480)));</text:span></text:p>
      <text:p text:style-name="P1"><text:span text:style-name="T796"><text:s text:c="24"/>leftShoulderP =<text:s/></text:span><text:span text:style-name="T797">new</text:span><text:span text:style-name="T798"><text:s/></text:span><text:span text:style-name="T799">Vector2</text:span><text:span text:style-name="T800">((((0.5f * leftShoulder.Position.X) + 0.5f) * (640)), (((-0.5f * leftShoulder.Position.Y) + 0.5f) * (480)));</text:span></text:p>
      <text:p text:style-name="P1"><text:span text:style-name="T800"><text:s text:c="24"/>rightShoulderP =<text:s/></text:span><text:span text:style-name="T801">new</text:span><text:span text:style-name="T802"><text:s/></text:span><text:span text:style-name="T803">Vector2</text:span><text:span text:style-name="T804">((((0.5f * rightShoulder.Position.X) + 0.5f) * (640)), (((-0.5f * rightShoulder.Position.Y) + 0.5f) * (480)));</text:span></text:p>
      <text:p text:style-name="P1"><text:span text:style-name="T804"><text:s text:c="24"/>centerShoulderP=</text:span><text:span text:style-name="T805">new</text:span><text:span text:style-name="T806"><text:s/></text:span><text:span text:style-name="T807">Vector2</text:span><text:span text:style-name="T808">((((0.5f *centerShoulder.Position.X) + 0.5f) * (640)), (((-0.5f * centerShoulder.Position.Y) + 0.5f) * (480)));</text:span></text:p>
      <text:p text:style-name="P1"><text:span text:style-name="T808"><text:s text:c="24"/></text:span><text:span text:style-name="T809">//hipCenterP</text:span><text:span text:style-name="T810"/></text:p>
      <text:p text:style-name="P1"><text:span text:style-name="T810"><text:s text:c="24"/></text:span><text:span text:style-name="T811">//Similiar code for others</text:span><text:span text:style-name="T812"/></text:p>
      <text:p text:style-name="P1"><text:span text:style-name="T812"/></text:p>
      <text:p text:style-name="P1"><text:span text:style-name="T812"><text:s text:c="24"/>RightHandDepth = (</text:span><text:span text:style-name="T813">int</text:span><text:span text:style-name="T814">)(100 * rightHand.Position.Z);</text:span><text:span text:style-name="T815">//Gives depth in cm</text:span><text:span text:style-name="T816"/></text:p>
      <text:p text:style-name="P1"><text:span text:style-name="T816"><text:s text:c="24"/>LeftHandDepth = (</text:span><text:span text:style-name="T817">int</text:span><text:span text:style-name="T818">)(100 * leftHand.Position.Z);</text:span></text:p>
      <text:p text:style-name="P1"><text:span text:style-name="T818"><text:s text:c="24"/>headDepth = (</text:span><text:span text:style-name="T819">int</text:span><text:span text:style-name="T820">)(100 * head.Position.Z);</text:span></text:p>
      <text:p text:style-name="P1"><text:span text:style-name="T820"/></text:p>
      <text:p text:style-name="P1"><text:span text:style-name="T820"/></text:p>
      <text:p text:style-name="P1"><text:span text:style-name="T820"><text:s text:c="24"/></text:span><text:span text:style-name="T821">switch</text:span><text:span text:style-name="T822"><text:s/>(showIndex)</text:span></text:p>
      <text:p text:style-name="P1"><text:span text:style-name="T822"><text:s text:c="24"/>{</text:span></text:p>
      <text:p text:style-name="P1"><text:span text:style-name="T822"><text:s text:c="28"/></text:span><text:span text:style-name="T823">case</text:span><text:span text:style-name="T824"><text:s/>-2:</text:span></text:p>
      <text:p text:style-name="P1"><text:span text:style-name="T824"><text:s text:c="32"/></text:span><text:span text:style-name="T825">if</text:span><text:span text:style-name="T826"><text:s/>(isNear(leftHand, rightWrist))</text:span></text:p>
      <text:p text:style-name="P1"><text:span text:style-name="T826"><text:s text:c="32"/>{</text:span></text:p>
      <text:p text:style-name="P1"><text:span text:style-name="T826"><text:s text:c="36"/>burst[0] =<text:s/></text:span><text:span text:style-name="T827">true</text:span><text:span text:style-name="T828">;</text:span></text:p>
      <text:p text:style-name="P1"><text:span text:style-name="T828"><text:s text:c="32"/>}</text:span></text:p>
      <text:p text:style-name="P1"><text:span text:style-name="T828"><text:s text:c="32"/></text:span><text:span text:style-name="T829">if</text:span><text:span text:style-name="T830"><text:s/>(isNear(rightHand, leftWrist))</text:span></text:p>
      <text:p text:style-name="P1"><text:span text:style-name="T830"><text:s text:c="32"/>{</text:span></text:p>
      <text:p text:style-name="P1"><text:span text:style-name="T830"><text:s text:c="36"/>burst[1] =<text:s/></text:span><text:span text:style-name="T831">true</text:span><text:span text:style-name="T832">;</text:span></text:p>
      <text:p text:style-name="P1"><text:span text:style-name="T832"><text:s text:c="32"/>}</text:span></text:p>
      <text:p text:style-name="P1"><text:span text:style-name="T832"><text:s text:c="32"/></text:span><text:span text:style-name="T833">if</text:span><text:span text:style-name="T834"><text:s/>(isNear(leftHand, rightShoulder))</text:span></text:p>
      <text:p text:style-name="P1"><text:span text:style-name="T834"><text:s text:c="32"/>{</text:span></text:p>
      <text:p text:style-name="P1"><text:span text:style-name="T834"><text:s text:c="36"/>burst[2] =<text:s/></text:span><text:span text:style-name="T835">true</text:span><text:span text:style-name="T836">;</text:span></text:p>
      <text:p text:style-name="P1"><text:span text:style-name="T836"><text:s text:c="32"/>}</text:span></text:p>
      <text:p text:style-name="P1"><text:span text:style-name="T836"><text:s text:c="32"/></text:span><text:span text:style-name="T837">if</text:span><text:span text:style-name="T838"><text:s/>(isNear(rightHand, leftShoulder))</text:span></text:p>
      <text:p text:style-name="P1"><text:span text:style-name="T838"><text:s text:c="32"/>{</text:span></text:p>
      <text:p text:style-name="P1"><text:span text:style-name="T838"><text:s text:c="36"/>burst[3] =<text:s/></text:span><text:span text:style-name="T839">true</text:span><text:span text:style-name="T840">;</text:span></text:p>
      <text:p text:style-name="P1"><text:span text:style-name="T840"><text:s text:c="32"/>}</text:span></text:p>
      <text:p text:style-name="P1"><text:span text:style-name="T840"><text:s text:c="32"/></text:span><text:span text:style-name="T841">if</text:span><text:span text:style-name="T842"><text:s/>(isNear(rightHand, head))</text:span></text:p>
      <text:p text:style-name="P1"><text:span text:style-name="T842"><text:s text:c="32"/>{</text:span></text:p>
      <text:p text:style-name="P1"><text:span text:style-name="T842"><text:s text:c="36"/>burst[4] =<text:s/></text:span><text:span text:style-name="T843">true</text:span><text:span text:style-name="T844">;</text:span></text:p>
      <text:p text:style-name="P1"><text:span text:style-name="T844"><text:s text:c="32"/>}</text:span></text:p>
      <text:p text:style-name="P1"><text:span text:style-name="T844"><text:s text:c="32"/></text:span><text:span text:style-name="T845">if</text:span><text:span text:style-name="T846"><text:s/>(burst[0] ==<text:s/></text:span><text:span text:style-name="T847">true</text:span><text:span text:style-name="T848"><text:s/>&amp;&amp; burst[0] ==<text:s/></text:span><text:span text:style-name="T849">true</text:span><text:span text:style-name="T850"><text:s/>&amp;&amp; burst[0] ==<text:s/></text:span><text:span text:style-name="T851">true</text:span><text:span text:style-name="T852"><text:s/>&amp;&amp; burst[0] ==<text:s/></text:span><text:span text:style-name="T853">true</text:span><text:span text:style-name="T854"><text:s/>&amp;&amp; burst[0] ==<text:s/></text:span><text:span text:style-name="T855">true</text:span><text:span text:style-name="T856">)</text:span></text:p>
      <text:p text:style-name="P1"><text:span text:style-name="T856"><text:s text:c="32"/>{</text:span></text:p>
      <text:p text:style-name="P1"><text:span text:style-name="T856"><text:s text:c="36"/>count = 1;</text:span></text:p>
      <text:p text:style-name="P1"><text:span text:style-name="T856"><text:s text:c="36"/></text:span></text:p>
      <text:p text:style-name="P1"><text:span text:style-name="T856"><text:s text:c="32"/>}</text:span></text:p>
      <text:p text:style-name="P1"><text:span text:style-name="T856"><text:s text:c="32"/></text:span><text:span text:style-name="T857">if</text:span><text:span text:style-name="T858"><text:s/>(isNear(rightHand, leftHand)&amp;&amp;count==1)</text:span></text:p>
      <text:p text:style-name="P1"><text:span text:style-name="T858"><text:s text:c="32"/>{</text:span></text:p>
      <text:p text:style-name="P1"><text:span text:style-name="T858"><text:s text:c="36"/>showIndex=-1;</text:span></text:p>
      <text:p text:style-name="P1"><text:span text:style-name="T858"><text:s text:c="36"/></text:span><text:span text:style-name="T859">for</text:span><text:span text:style-name="T860"><text:s/>(</text:span><text:span text:style-name="T861">int</text:span><text:span text:style-name="T862"><text:s/>i = 0; i &lt; 5; i++)</text:span></text:p>
      <text:p text:style-name="P1"><text:span text:style-name="T862"><text:s text:c="40"/>burst[i] =<text:s/></text:span><text:span text:style-name="T863">false</text:span><text:span text:style-name="T864">;</text:span></text:p>
      <text:p text:style-name="P1"><text:span text:style-name="T864"><text:s text:c="36"/>count = 0;</text:span></text:p>
      <text:p text:style-name="P1"><text:span text:style-name="T864"><text:s text:c="32"/>}</text:span></text:p>
      <text:p text:style-name="P1"><text:span text:style-name="T864"><text:s text:c="32"/></text:span><text:span text:style-name="T865">break</text:span><text:span text:style-name="T866">;</text:span></text:p>
      <text:p text:style-name="P1"><text:span text:style-name="T866"><text:s text:c="28"/></text:span><text:span text:style-name="T867">case</text:span><text:span text:style-name="T868"><text:s/>-1:</text:span></text:p>
      <text:p text:style-name="P1"><text:span text:style-name="T868"><text:s text:c="32"/></text:span><text:span text:style-name="T869">if</text:span><text:span text:style-name="T870"><text:s/>(isNear(rightHand, leftHand))</text:span></text:p>
      <text:p text:style-name="P1"><text:span text:style-name="T870"><text:s text:c="32"/>{</text:span></text:p>
      <text:p text:style-name="P1"><text:span text:style-name="T870"><text:s text:c="36"/>background =<text:s/></text:span><text:span text:style-name="T871">true</text:span><text:span text:style-name="T872">;</text:span></text:p>
      <text:p text:style-name="P1"><text:span text:style-name="T872"/></text:p>
      <text:p text:style-name="P1"><text:span text:style-name="T872"><text:s text:c="36"/></text:span></text:p>
      <text:p text:style-name="P1"><text:span text:style-name="T872"><text:s text:c="32"/>}</text:span></text:p>
      <text:p text:style-name="P1"><text:span text:style-name="T872"><text:s text:c="32"/></text:span><text:span text:style-name="T873">if</text:span><text:span text:style-name="T874"><text:s/>(background ==<text:s/></text:span><text:span text:style-name="T875">true</text:span><text:span text:style-name="T876">)</text:span></text:p>
      <text:p text:style-name="P1"><text:span text:style-name="T876"><text:s text:c="32"/>{</text:span></text:p>
      <text:p text:style-name="P1"><text:span text:style-name="T876"><text:s text:c="36"/></text:span><text:span text:style-name="T877">if</text:span><text:span text:style-name="T878"><text:s/>(isNearH(rightHand, head))</text:span></text:p>
      <text:p text:style-name="P1"><text:span text:style-name="T878"><text:s text:c="36"/>{</text:span></text:p>
      <text:p text:style-name="P1"><text:span text:style-name="T878"><text:s text:c="38"/></text:span></text:p>
      <text:p text:style-name="P1"><text:span text:style-name="T878"/></text:p>
      <text:p text:style-name="P1"><text:span text:style-name="T878"><text:s text:c="40"/>showIndex++;</text:span></text:p>
      <text:p text:style-name="P1"><text:span text:style-name="T878"><text:s text:c="36"/>} </text:span></text:p>
      <text:p text:style-name="P1"><text:span text:style-name="T878"><text:s/></text:span></text:p>
      <text:p text:style-name="P1"><text:span text:style-name="T878"><text:s text:c="32"/>}</text:span></text:p>
      <text:p text:style-name="P1"><text:span text:style-name="T878"><text:s text:c="32"/></text:span><text:span text:style-name="T879">break</text:span><text:span text:style-name="T880">;</text:span></text:p>
      <text:p text:style-name="P1"><text:span text:style-name="T880"><text:s text:c="28"/></text:span><text:span text:style-name="T881">case</text:span><text:span text:style-name="T882"><text:s/>0: background =<text:s/></text:span><text:span text:style-name="T883">true</text:span><text:span text:style-name="T884">;</text:span></text:p>
      <text:p text:style-name="P1"><text:span text:style-name="T884"><text:s text:c="32"/></text:span><text:span text:style-name="T885">if</text:span><text:span text:style-name="T886"><text:s/>(isNear(rightHand, leftHand))</text:span></text:p>
      <text:p text:style-name="P1"><text:span text:style-name="T886"><text:s text:c="32"/>{</text:span></text:p>
      <text:p text:style-name="P1"><text:span text:style-name="T886"><text:s text:c="36"/>closeHands[1] = closeHands[0];</text:span></text:p>
      <text:p text:style-name="P1"><text:span text:style-name="T886"><text:s text:c="36"/>closeHands[0] =<text:s/></text:span><text:span text:style-name="T887">true</text:span><text:span text:style-name="T888">;</text:span></text:p>
      <text:p text:style-name="P1"><text:span text:style-name="T888"><text:s text:c="36"/></text:span><text:span text:style-name="T889">if</text:span><text:span text:style-name="T890"><text:s/>(rightHand.Position.Y &gt; leftHand.Position.Y)</text:span></text:p>
      <text:p text:style-name="P1"><text:span text:style-name="T890"><text:s text:c="40"/>placedJointNum = 1;</text:span></text:p>
      <text:p text:style-name="P1"><text:span text:style-name="T890"><text:s text:c="36"/></text:span><text:span text:style-name="T891">else</text:span><text:span text:style-name="T892"/></text:p>
      <text:p text:style-name="P1"><text:span text:style-name="T892"><text:s text:c="40"/>placedJointNum = 2;</text:span></text:p>
      <text:p text:style-name="P1"><text:span text:style-name="T892"><text:s text:c="32"/>}</text:span></text:p>
      <text:p text:style-name="P1"><text:span text:style-name="T892"/></text:p>
      <text:p text:style-name="P1"><text:span text:style-name="T892"><text:s text:c="32"/></text:span><text:span text:style-name="T893">else</text:span><text:span text:style-name="T894"/></text:p>
      <text:p text:style-name="P1"><text:span text:style-name="T894"><text:s text:c="32"/>{</text:span></text:p>
      <text:p text:style-name="P1"><text:span text:style-name="T894"><text:s text:c="36"/>closeHands[1] = closeHands[0];</text:span></text:p>
      <text:p text:style-name="P1"><text:span text:style-name="T894"><text:s text:c="36"/>closeHands[0] =<text:s/></text:span><text:span text:style-name="T895">false</text:span><text:span text:style-name="T896">;</text:span></text:p>
      <text:p text:style-name="P1"><text:span text:style-name="T896"><text:s text:c="32"/>}</text:span></text:p>
      <text:p text:style-name="P1"><text:span text:style-name="T896"><text:s text:c="31"/></text:span><text:span text:style-name="T897">if</text:span><text:span text:style-name="T898"><text:s/>(closeHands[1] ==<text:s/></text:span><text:span text:style-name="T899">true</text:span><text:span text:style-name="T900"><text:s/>&amp;&amp; closeHands[0] ==<text:s/></text:span><text:span text:style-name="T901">false</text:span><text:span text:style-name="T902">)</text:span><text:span text:style-name="T903">//Here Narendra argues,false and true should be interchanged</text:span><text:span text:style-name="T904"/></text:p>
      <text:p text:style-name="P1"><text:span text:style-name="T904"><text:s text:c="32"/>{</text:span></text:p>
      <text:p text:style-name="P1"><text:span text:style-name="T904"><text:s text:c="36"/>count++;</text:span></text:p>
      <text:p text:style-name="P1"><text:span text:style-name="T904"><text:s text:c="34"/></text:span></text:p>
      <text:p text:style-name="P1"><text:span text:style-name="T904"><text:s text:c="32"/>}</text:span></text:p>
      <text:p text:style-name="P1"><text:span text:style-name="T904"><text:s text:c="32"/></text:span><text:span text:style-name="T905">if</text:span><text:span text:style-name="T906"><text:s/>(count == 3)</text:span></text:p>
      <text:p text:style-name="P1"><text:span text:style-name="T906"><text:s text:c="32"/>{ showIndex = 1; count = 0; }</text:span></text:p>
      <text:p text:style-name="P1"><text:span text:style-name="T906"><text:s text:c="32"/></text:span><text:span text:style-name="T907">break</text:span><text:span text:style-name="T908">;</text:span></text:p>
      <text:p text:style-name="P1"><text:span text:style-name="T908"><text:s text:c="28"/></text:span><text:span text:style-name="T909">case</text:span><text:span text:style-name="T910"><text:s/>1:</text:span></text:p>
      <text:p text:style-name="P1"><text:span text:style-name="T910"><text:s text:c="32"/></text:span><text:span text:style-name="T911">if</text:span><text:span text:style-name="T912"><text:s/>(isNear(rightHand, leftHand))</text:span></text:p>
      <text:p text:style-name="P1"><text:span text:style-name="T912"><text:s text:c="32"/>{</text:span></text:p>
      <text:p text:style-name="P1"><text:span text:style-name="T912"><text:s text:c="36"/>closeHands[1] = closeHands[0];</text:span></text:p>
      <text:p text:style-name="P1"><text:span text:style-name="T912"><text:s text:c="36"/>closeHands[0] =<text:s/></text:span><text:span text:style-name="T913">true</text:span><text:span text:style-name="T914">;</text:span></text:p>
      <text:p text:style-name="P1"><text:span text:style-name="T914"><text:s text:c="32"/>}</text:span></text:p>
      <text:p text:style-name="P1"><text:span text:style-name="T914"><text:s text:c="32"/></text:span><text:span text:style-name="T915">else</text:span><text:span text:style-name="T916"/></text:p>
      <text:p text:style-name="P1"><text:span text:style-name="T916"><text:s text:c="32"/>{</text:span></text:p>
      <text:p text:style-name="P1"><text:span text:style-name="T916"><text:s text:c="36"/>closeHands[1] = closeHands[0];</text:span></text:p>
      <text:p text:style-name="P1"><text:span text:style-name="T916"><text:s text:c="36"/>closeHands[0] =<text:s/></text:span><text:span text:style-name="T917">false</text:span><text:span text:style-name="T918">;</text:span></text:p>
      <text:p text:style-name="P1"><text:span text:style-name="T918"><text:s text:c="32"/>}</text:span></text:p>
      <text:p text:style-name="P1"><text:span text:style-name="T918"/></text:p>
      <text:p text:style-name="P1"><text:span text:style-name="T918"/></text:p>
      <text:p text:style-name="P1"><text:span text:style-name="T918"><text:s text:c="32"/></text:span><text:span text:style-name="T919">if</text:span><text:span text:style-name="T920"><text:s/>(isNearH(rightHand, head))</text:span></text:p>
      <text:p text:style-name="P1"><text:span text:style-name="T920"><text:s text:c="32"/>{</text:span></text:p>
      <text:p text:style-name="P1"><text:span text:style-name="T920"><text:s text:c="36"/>closeRightHandHead[1] = closeRightHandHead[0];</text:span></text:p>
      <text:p text:style-name="P1"><text:span text:style-name="T920"><text:s text:c="36"/>closeRightHandHead[0] =<text:s/></text:span><text:span text:style-name="T921">true</text:span><text:span text:style-name="T922">;</text:span></text:p>
      <text:p text:style-name="P1"><text:span text:style-name="T922"/></text:p>
      <text:p text:style-name="P1"><text:span text:style-name="T922"><text:s text:c="32"/>}</text:span></text:p>
      <text:p text:style-name="P1"><text:span text:style-name="T922"><text:s text:c="32"/></text:span><text:span text:style-name="T923">else</text:span><text:span text:style-name="T924"/></text:p>
      <text:p text:style-name="P1"><text:span text:style-name="T924"><text:s text:c="32"/>{</text:span></text:p>
      <text:p text:style-name="P1"><text:span text:style-name="T924"><text:s text:c="36"/>closeRightHandHead[1] = closeRightHandHead[0];</text:span></text:p>
      <text:p text:style-name="P1"><text:span text:style-name="T924"><text:s text:c="36"/>closeRightHandHead[0] =<text:s/></text:span><text:span text:style-name="T925">false</text:span><text:span text:style-name="T926">;</text:span></text:p>
      <text:p text:style-name="P1"><text:span text:style-name="T926"><text:s text:c="32"/>}</text:span></text:p>
      <text:p text:style-name="P1"><text:span text:style-name="T926"/></text:p>
      <text:p text:style-name="P1"><text:span text:style-name="T926"><text:s text:c="32"/></text:span><text:span text:style-name="T927">if</text:span><text:span text:style-name="T928"><text:s/>(isNearH(leftHand, head))</text:span></text:p>
      <text:p text:style-name="P1"><text:span text:style-name="T928"><text:s text:c="32"/>{</text:span></text:p>
      <text:p text:style-name="P1"><text:span text:style-name="T928"><text:s text:c="36"/>closeLeftHandHead[1] = closeLeftHandHead[0];</text:span></text:p>
      <text:p text:style-name="P1"><text:span text:style-name="T928"><text:s text:c="36"/>closeLeftHandHead[0] =<text:s/></text:span><text:span text:style-name="T929">true</text:span><text:span text:style-name="T930">;</text:span></text:p>
      <text:p text:style-name="P1"><text:span text:style-name="T930"/></text:p>
      <text:p text:style-name="P1"><text:span text:style-name="T930"><text:s text:c="32"/>}</text:span></text:p>
      <text:p text:style-name="P1"><text:span text:style-name="T930"><text:s text:c="32"/></text:span><text:span text:style-name="T931">else</text:span><text:span text:style-name="T932"/></text:p>
      <text:p text:style-name="P1"><text:span text:style-name="T932"><text:s text:c="32"/>{</text:span></text:p>
      <text:p text:style-name="P1"><text:span text:style-name="T932"><text:s text:c="36"/>closeLeftHandHead[1] = closeLeftHandHead[0];</text:span></text:p>
      <text:p text:style-name="P1"><text:span text:style-name="T932"><text:s text:c="36"/>closeLeftHandHead[0] =<text:s/></text:span><text:span text:style-name="T933">false</text:span><text:span text:style-name="T934">;</text:span></text:p>
      <text:p text:style-name="P1"><text:span text:style-name="T934"><text:s text:c="32"/>}</text:span></text:p>
      <text:p text:style-name="P1"><text:span text:style-name="T934"/></text:p>
      <text:p text:style-name="P1"><text:span text:style-name="T934"><text:s text:c="32"/></text:span><text:span text:style-name="T935">if</text:span><text:span text:style-name="T936"><text:s/>(closeHands[1] ==<text:s/></text:span><text:span text:style-name="T937">true</text:span><text:span text:style-name="T938"><text:s/>&amp;&amp; closeHands[0] ==<text:s/></text:span><text:span text:style-name="T939">false</text:span><text:span text:style-name="T940"><text:s/>&amp;&amp; (placedJointNum == 2 || placedJointNum == 1))</text:span></text:p>
      <text:p text:style-name="P1"><text:span text:style-name="T940"><text:s text:c="32"/>{</text:span></text:p>
      <text:p text:style-name="P1"><text:span text:style-name="T940"><text:s text:c="36"/>spin =<text:s/></text:span><text:span text:style-name="T941">true</text:span><text:span text:style-name="T942">;</text:span></text:p>
      <text:p text:style-name="P1"><text:span text:style-name="T942"><text:s text:c="36"/></text:span><text:span text:style-name="T943">if</text:span><text:span text:style-name="T944"><text:s/>(placedJointNum == 1)</text:span></text:p>
      <text:p text:style-name="P1"><text:span text:style-name="T944"><text:s text:c="40"/>placedJointNum = 2;</text:span></text:p>
      <text:p text:style-name="P1"><text:span text:style-name="T944"><text:s text:c="36"/></text:span><text:span text:style-name="T945">else</text:span><text:span text:style-name="T946"/></text:p>
      <text:p text:style-name="P1"><text:span text:style-name="T946"><text:s text:c="40"/>placedJointNum = 1;</text:span></text:p>
      <text:p text:style-name="P1"><text:span text:style-name="T946"><text:s text:c="32"/>}</text:span></text:p>
      <text:p text:style-name="P1"><text:span text:style-name="T946"/></text:p>
      <text:p text:style-name="P1"><text:span text:style-name="T946"><text:s text:c="32"/></text:span><text:span text:style-name="T947">if</text:span><text:span text:style-name="T948"><text:s/>(closeRightHandHead[1] ==<text:s/></text:span><text:span text:style-name="T949">true</text:span><text:span text:style-name="T950"><text:s/>&amp;&amp; closeRightHandHead[0] ==<text:s/></text:span><text:span text:style-name="T951">false</text:span><text:span text:style-name="T952"><text:s/>&amp;&amp; (placedJointNum == 2 || placedJointNum == 0))</text:span></text:p>
      <text:p text:style-name="P1"><text:span text:style-name="T952"><text:s text:c="32"/>{</text:span></text:p>
      <text:p text:style-name="P1"><text:span text:style-name="T952"><text:s text:c="36"/>spin =<text:s/></text:span><text:span text:style-name="T953">true</text:span><text:span text:style-name="T954">;</text:span></text:p>
      <text:p text:style-name="P1"><text:span text:style-name="T954"><text:s text:c="36"/></text:span><text:span text:style-name="T955">if</text:span><text:span text:style-name="T956"><text:s/>(placedJointNum == 0)</text:span></text:p>
      <text:p text:style-name="P1"><text:span text:style-name="T956"><text:s text:c="36"/>{</text:span></text:p>
      <text:p text:style-name="P1"><text:span text:style-name="T956"><text:s text:c="40"/>count++;</text:span></text:p>
      <text:p text:style-name="P1"><text:span text:style-name="T956"><text:s text:c="40"/>placedJointNum = 2;</text:span></text:p>
      <text:p text:style-name="P1"><text:span text:style-name="T956"><text:s text:c="36"/>}</text:span></text:p>
      <text:p text:style-name="P1"><text:span text:style-name="T956"><text:s text:c="36"/></text:span><text:span text:style-name="T957">else</text:span><text:span text:style-name="T958"/></text:p>
      <text:p text:style-name="P1"><text:span text:style-name="T958"><text:s text:c="40"/>placedJointNum = 0;</text:span></text:p>
      <text:p text:style-name="P1"><text:span text:style-name="T958"><text:s text:c="32"/>}</text:span></text:p>
      <text:p text:style-name="P1"><text:span text:style-name="T958"><text:s text:c="32"/></text:span><text:span text:style-name="T959">if</text:span><text:span text:style-name="T960"><text:s/>(closeLeftHandHead[1] ==<text:s/></text:span><text:span text:style-name="T961">true</text:span><text:span text:style-name="T962"><text:s/>&amp;&amp; closeLeftHandHead[0] ==<text:s/></text:span><text:span text:style-name="T963">false</text:span><text:span text:style-name="T964"><text:s/>&amp;&amp; (placedJointNum == 1 || placedJointNum == 0))</text:span></text:p>
      <text:p text:style-name="P1"><text:span text:style-name="T964"><text:s text:c="32"/>{</text:span></text:p>
      <text:p text:style-name="P1"><text:span text:style-name="T964"><text:s text:c="36"/>spin =<text:s/></text:span><text:span text:style-name="T965">true</text:span><text:span text:style-name="T966">;</text:span></text:p>
      <text:p text:style-name="P1"><text:span text:style-name="T966"><text:s text:c="36"/></text:span><text:span text:style-name="T967">if</text:span><text:span text:style-name="T968"><text:s/>(placedJointNum == 0)</text:span></text:p>
      <text:p text:style-name="P1"><text:span text:style-name="T968"><text:s text:c="36"/>{</text:span></text:p>
      <text:p text:style-name="P1"><text:span text:style-name="T968"><text:s text:c="40"/>count++;</text:span></text:p>
      <text:p text:style-name="P1"><text:span text:style-name="T968"><text:s text:c="40"/>placedJointNum = 1;</text:span></text:p>
      <text:p text:style-name="P1"><text:span text:style-name="T968"><text:s text:c="36"/>}</text:span></text:p>
      <text:p text:style-name="P1"><text:span text:style-name="T968"><text:s text:c="36"/></text:span><text:span text:style-name="T969">else</text:span><text:span text:style-name="T970"/></text:p>
      <text:p text:style-name="P1"><text:span text:style-name="T970"><text:s text:c="40"/>placedJointNum = 0;</text:span></text:p>
      <text:p text:style-name="P1"><text:span text:style-name="T970"><text:s text:c="32"/>}</text:span></text:p>
      <text:p text:style-name="P1"><text:span text:style-name="T970"><text:s text:c="32"/></text:span><text:span text:style-name="T971">if</text:span><text:span text:style-name="T972"><text:s/>(count == 1)</text:span></text:p>
      <text:p text:style-name="P1"><text:span text:style-name="T972"><text:s text:c="32"/>{</text:span></text:p>
      <text:p text:style-name="P1"><text:span text:style-name="T972"><text:s text:c="36"/>count = 0;</text:span></text:p>
      <text:p text:style-name="P1"><text:span text:style-name="T972"><text:s text:c="36"/>showIndex++;</text:span></text:p>
      <text:p text:style-name="P1"><text:span text:style-name="T972"><text:s text:c="32"/>}</text:span></text:p>
      <text:p text:style-name="P1"><text:span text:style-name="T972"><text:s text:c="32"/></text:span><text:span text:style-name="T973">break</text:span><text:span text:style-name="T974">;</text:span></text:p>
      <text:p text:style-name="P1"><text:span text:style-name="T974"><text:s text:c="28"/></text:span><text:span text:style-name="T975">case</text:span><text:span text:style-name="T976"><text:s/>2:</text:span></text:p>
      <text:p text:style-name="P1"><text:span text:style-name="T976"><text:s text:c="32"/></text:span><text:span text:style-name="T977">if</text:span><text:span text:style-name="T978">(count&lt;4)</text:span></text:p>
      <text:p text:style-name="P1"><text:span text:style-name="T978"><text:s text:c="32"/>{</text:span></text:p>
      <text:p text:style-name="P1"><text:span text:style-name="T978"><text:s text:c="36"/></text:span><text:span text:style-name="T979">if</text:span><text:span text:style-name="T980"><text:s/>(isNearH(rightHand, leftHand))</text:span></text:p>
      <text:p text:style-name="P1"><text:span text:style-name="T980"><text:s text:c="36"/>{</text:span></text:p>
      <text:p text:style-name="P1"><text:span text:style-name="T980"><text:s text:c="40"/>closeHands[1] = closeHands[0];</text:span></text:p>
      <text:p text:style-name="P1"><text:span text:style-name="T980"><text:s text:c="40"/>closeHands[0] =<text:s/></text:span><text:span text:style-name="T981">true</text:span><text:span text:style-name="T982">;</text:span></text:p>
      <text:p text:style-name="P1"><text:span text:style-name="T982"><text:s text:c="36"/>}</text:span></text:p>
      <text:p text:style-name="P1"><text:span text:style-name="T982"><text:s text:c="36"/></text:span><text:span text:style-name="T983">else</text:span><text:span text:style-name="T984"/></text:p>
      <text:p text:style-name="P1"><text:span text:style-name="T984"><text:s text:c="36"/>{</text:span></text:p>
      <text:p text:style-name="P1"><text:span text:style-name="T984"><text:s text:c="41"/>closeHands[1] = closeHands[0];</text:span></text:p>
      <text:p text:style-name="P1"><text:span text:style-name="T984"><text:s text:c="41"/>closeHands[0] =<text:s/></text:span><text:span text:style-name="T985">false</text:span><text:span text:style-name="T986">;</text:span></text:p>
      <text:p text:style-name="P1"><text:span text:style-name="T986"><text:s text:c="36"/>}</text:span></text:p>
      <text:p text:style-name="P1"><text:span text:style-name="T986"><text:s text:c="37"/></text:span><text:span text:style-name="T987">if</text:span><text:span text:style-name="T988"><text:s/>(closeHands[1] ==<text:s/></text:span><text:span text:style-name="T989">true</text:span><text:span text:style-name="T990"><text:s/>&amp;&amp; closeHands[0] ==<text:s/></text:span><text:span text:style-name="T991">false</text:span><text:span text:style-name="T992">)</text:span></text:p>
      <text:p text:style-name="P1"><text:span text:style-name="T992"><text:s text:c="36"/>{</text:span></text:p>
      <text:p text:style-name="P1"><text:span text:style-name="T992"><text:s text:c="40"/>count++;</text:span></text:p>
      <text:p text:style-name="P1"><text:span text:style-name="T992"><text:s text:c="36"/></text:span></text:p>
      <text:p text:style-name="P1"><text:span text:style-name="T992"><text:s text:c="36"/>}</text:span></text:p>
      <text:p text:style-name="P1"><text:span text:style-name="T992"><text:s text:c="32"/>}</text:span></text:p>
      <text:p text:style-name="P1"><text:span text:style-name="T992"><text:s text:c="32"/></text:span><text:span text:style-name="T993">else</text:span><text:span text:style-name="T994"/></text:p>
      <text:p text:style-name="P1"><text:span text:style-name="T994"><text:s text:c="32"/>{</text:span></text:p>
      <text:p text:style-name="P1"><text:span text:style-name="T994"><text:s text:c="36"/></text:span><text:span text:style-name="T995">if</text:span><text:span text:style-name="T996"><text:s/>(placedJointNum == 1)</text:span></text:p>
      <text:p text:style-name="P1"><text:span text:style-name="T996"><text:s text:c="36"/>{ </text:span></text:p>
      <text:p text:style-name="P1"><text:span text:style-name="T996"><text:s text:c="36"/></text:span><text:span text:style-name="T997">if</text:span><text:span text:style-name="T998">(isNearH(leftHand,head))</text:span></text:p>
      <text:p text:style-name="P1"><text:span text:style-name="T998"><text:s text:c="36"/>{</text:span></text:p>
      <text:p text:style-name="P1"><text:span text:style-name="T998"><text:s text:c="40"/>closeHands[1] = closeHands[0];</text:span></text:p>
      <text:p text:style-name="P1"><text:span text:style-name="T998"><text:s text:c="40"/>closeHands[0] =<text:s/></text:span><text:span text:style-name="T999">true</text:span><text:span text:style-name="T1000">;</text:span></text:p>
      <text:p text:style-name="P1"><text:span text:style-name="T1000"/></text:p>
      <text:p text:style-name="P1"><text:span text:style-name="T1000"><text:s text:c="37"/>}</text:span></text:p>
      <text:p text:style-name="P1"><text:span text:style-name="T1000"><text:s text:c="36"/></text:span><text:span text:style-name="T1001">else</text:span><text:span text:style-name="T1002"/></text:p>
      <text:p text:style-name="P1"><text:span text:style-name="T1002"><text:s text:c="36"/>{</text:span></text:p>
      <text:p text:style-name="P1"><text:span text:style-name="T1002"><text:s text:c="42"/>closeHands[1] = closeHands[0];</text:span></text:p>
      <text:p text:style-name="P1"><text:span text:style-name="T1002"><text:s text:c="41"/>closeHands[0] =<text:s/></text:span><text:span text:style-name="T1003">false</text:span><text:span text:style-name="T1004">;</text:span></text:p>
      <text:p text:style-name="P1"><text:span text:style-name="T1004"><text:s text:c="36"/>}</text:span></text:p>
      <text:p text:style-name="P1"><text:span text:style-name="T1004"><text:s text:c="36"/>}</text:span></text:p>
      <text:p text:style-name="P1"><text:span text:style-name="T1004"><text:s text:c="36"/></text:span><text:span text:style-name="T1005">else</text:span><text:span text:style-name="T1006"/></text:p>
      <text:p text:style-name="P1"><text:span text:style-name="T1006"><text:s text:c="41"/>{ </text:span></text:p>
      <text:p text:style-name="P1"><text:span text:style-name="T1006"><text:s text:c="36"/></text:span><text:span text:style-name="T1007">if</text:span><text:span text:style-name="T1008">(isNearH(rightHand,head))</text:span></text:p>
      <text:p text:style-name="P1"><text:span text:style-name="T1008"><text:s text:c="36"/>{</text:span></text:p>
      <text:p text:style-name="P1"><text:span text:style-name="T1008"><text:s text:c="40"/>closeHands[1] = closeHands[0];</text:span></text:p>
      <text:p text:style-name="P1"><text:span text:style-name="T1008"><text:s text:c="40"/>closeHands[0] =<text:s/></text:span><text:span text:style-name="T1009">true</text:span><text:span text:style-name="T1010">;</text:span></text:p>
      <text:p text:style-name="P1"><text:span text:style-name="T1010"/></text:p>
      <text:p text:style-name="P1"><text:span text:style-name="T1010"><text:s text:c="37"/>}</text:span></text:p>
      <text:p text:style-name="P1"><text:span text:style-name="T1010"><text:s text:c="36"/></text:span><text:span text:style-name="T1011">else</text:span><text:span text:style-name="T1012"/></text:p>
      <text:p text:style-name="P1"><text:span text:style-name="T1012"><text:s text:c="36"/>{</text:span></text:p>
      <text:p text:style-name="P1"><text:span text:style-name="T1012"><text:s text:c="42"/>closeHands[1] = closeHands[0];</text:span></text:p>
      <text:p text:style-name="P1"><text:span text:style-name="T1012"><text:s text:c="41"/>closeHands[0] =<text:s/></text:span><text:span text:style-name="T1013">false</text:span><text:span text:style-name="T1014">;</text:span></text:p>
      <text:p text:style-name="P1"><text:span text:style-name="T1014"><text:s text:c="36"/>}</text:span></text:p>
      <text:p text:style-name="P1"><text:span text:style-name="T1014"><text:s text:c="36"/>}</text:span></text:p>
      <text:p text:style-name="P1"><text:span text:style-name="T1014"><text:s text:c="36"/></text:span><text:span text:style-name="T1015">if</text:span><text:span text:style-name="T1016">(closeHands[1] ==<text:s/></text:span><text:span text:style-name="T1017">true</text:span><text:span text:style-name="T1018"><text:s/>&amp;&amp; closeHands[0] ==<text:s/></text:span><text:span text:style-name="T1019">false</text:span><text:span text:style-name="T1020">)</text:span></text:p>
      <text:p text:style-name="P1"><text:span text:style-name="T1020"><text:s text:c="36"/>{</text:span></text:p>
      <text:p text:style-name="P1"><text:span text:style-name="T1020"><text:s text:c="40"/>count=0;</text:span></text:p>
      <text:p text:style-name="P1"><text:span text:style-name="T1020"><text:s text:c="40"/>placedJointNum=0;</text:span></text:p>
      <text:p text:style-name="P1"><text:span text:style-name="T1020"><text:s text:c="40"/>showIndex = 3;</text:span></text:p>
      <text:p text:style-name="P1"><text:span text:style-name="T1020"><text:s text:c="40"/></text:span></text:p>
      <text:p text:style-name="P1"><text:span text:style-name="T1020"><text:s text:c="40"/>videoPlayer.Play(clouds);</text:span></text:p>
      <text:p text:style-name="P1"><text:span text:style-name="T1020"><text:s text:c="36"/>}</text:span></text:p>
      <text:p text:style-name="P1"><text:span text:style-name="T1020"><text:s text:c="32"/>}</text:span></text:p>
      <text:p text:style-name="P1"><text:span text:style-name="T1020"><text:s text:c="32"/></text:span></text:p>
      <text:p text:style-name="P1"><text:span text:style-name="T1020"><text:s text:c="32"/></text:span><text:span text:style-name="T1021">break</text:span><text:span text:style-name="T1022">;</text:span></text:p>
      <text:p text:style-name="P1"><text:span text:style-name="T1022"><text:s text:c="28"/></text:span><text:span text:style-name="T1023">case</text:span><text:span text:style-name="T1024"><text:s/>3:</text:span></text:p>
      <text:p text:style-name="P1"><text:span text:style-name="T1024"><text:s text:c="32"/></text:span><text:span text:style-name="T1025">if</text:span><text:span text:style-name="T1026"><text:s/>(count == 0)</text:span></text:p>
      <text:p text:style-name="P1"><text:span text:style-name="T1026"><text:s text:c="32"/>{</text:span></text:p>
      <text:p text:style-name="P1"><text:span text:style-name="T1026"><text:s text:c="36"/></text:span><text:span text:style-name="T1027">if</text:span><text:span text:style-name="T1028"><text:s/>(isNearH(rightHand, leftHand))</text:span></text:p>
      <text:p text:style-name="P1"><text:span text:style-name="T1028"><text:s text:c="36"/>{</text:span></text:p>
      <text:p text:style-name="P1"><text:span text:style-name="T1028"><text:s text:c="40"/>closeHands[1] = closeHands[0];</text:span></text:p>
      <text:p text:style-name="P1"><text:span text:style-name="T1028"><text:s text:c="40"/>closeHands[0] =<text:s/></text:span><text:span text:style-name="T1029">true</text:span><text:span text:style-name="T1030">;</text:span></text:p>
      <text:p text:style-name="P1"><text:span text:style-name="T1030"><text:s text:c="36"/>}</text:span></text:p>
      <text:p text:style-name="P1"><text:span text:style-name="T1030"><text:s text:c="36"/></text:span><text:span text:style-name="T1031">else</text:span><text:span text:style-name="T1032"/></text:p>
      <text:p text:style-name="P1"><text:span text:style-name="T1032"><text:s text:c="36"/>{</text:span></text:p>
      <text:p text:style-name="P1"><text:span text:style-name="T1032"><text:s text:c="40"/>closeHands[1] = closeHands[0];</text:span></text:p>
      <text:p text:style-name="P1"><text:span text:style-name="T1032"><text:s text:c="40"/>closeHands[0] =<text:s/></text:span><text:span text:style-name="T1033">false</text:span><text:span text:style-name="T1034">;</text:span></text:p>
      <text:p text:style-name="P1"><text:span text:style-name="T1034"><text:s text:c="36"/>}</text:span></text:p>
      <text:p text:style-name="P1"><text:span text:style-name="T1034"><text:s text:c="36"/></text:span><text:span text:style-name="T1035">if</text:span><text:span text:style-name="T1036"><text:s/>(closeHands[1] ==<text:s/></text:span><text:span text:style-name="T1037">true</text:span><text:span text:style-name="T1038"><text:s/>&amp;&amp; closeHands[0] ==<text:s/></text:span><text:span text:style-name="T1039">false</text:span><text:span text:style-name="T1040">)</text:span></text:p>
      <text:p text:style-name="P1"><text:span text:style-name="T1040"><text:s text:c="36"/>{</text:span></text:p>
      <text:p text:style-name="P1"><text:span text:style-name="T1040"><text:s text:c="40"/>count++;</text:span></text:p>
      <text:p text:style-name="P1"><text:span text:style-name="T1040"><text:s text:c="40"/>background =<text:s/></text:span><text:span text:style-name="T1041">false</text:span><text:span text:style-name="T1042">;</text:span></text:p>
      <text:p text:style-name="P1"><text:span text:style-name="T1042"><text:s text:c="36"/>}</text:span></text:p>
      <text:p text:style-name="P1"><text:span text:style-name="T1042"><text:s text:c="32"/>}</text:span></text:p>
      <text:p text:style-name="P1"><text:span text:style-name="T1042"><text:s text:c="32"/></text:span><text:span text:style-name="T1043">if</text:span><text:span text:style-name="T1044"><text:s/>(count == 1)</text:span></text:p>
      <text:p text:style-name="P1"><text:span text:style-name="T1044"><text:s text:c="32"/>{</text:span></text:p>
      <text:p text:style-name="P1"><text:span text:style-name="T1044"><text:s text:c="36"/></text:span><text:span text:style-name="T1045">if</text:span><text:span text:style-name="T1046"><text:s/>(isNearH(rightHand, leftShoulder))</text:span></text:p>
      <text:p text:style-name="P1"><text:span text:style-name="T1046"><text:s text:c="36"/>{</text:span></text:p>
      <text:p text:style-name="P1"><text:span text:style-name="T1046"><text:s text:c="40"/>closeHands[1] = closeHands[0];</text:span></text:p>
      <text:p text:style-name="P1"><text:span text:style-name="T1046"><text:s text:c="40"/>closeHands[0] =<text:s/></text:span><text:span text:style-name="T1047">true</text:span><text:span text:style-name="T1048">;</text:span></text:p>
      <text:p text:style-name="P1"><text:span text:style-name="T1048"><text:s text:c="36"/>}</text:span></text:p>
      <text:p text:style-name="P1"><text:span text:style-name="T1048"><text:s text:c="36"/></text:span><text:span text:style-name="T1049">else</text:span><text:span text:style-name="T1050"/></text:p>
      <text:p text:style-name="P1"><text:span text:style-name="T1050"><text:s text:c="36"/>{</text:span></text:p>
      <text:p text:style-name="P1"><text:span text:style-name="T1050"><text:s text:c="40"/>closeHands[1] = closeHands[0];</text:span></text:p>
      <text:p text:style-name="P1"><text:span text:style-name="T1050"><text:s text:c="40"/>closeHands[0] =<text:s/></text:span><text:span text:style-name="T1051">false</text:span><text:span text:style-name="T1052">;</text:span></text:p>
      <text:p text:style-name="P1"><text:span text:style-name="T1052"><text:s text:c="36"/>}</text:span></text:p>
      <text:p text:style-name="P1"><text:span text:style-name="T1052"><text:s text:c="36"/></text:span><text:span text:style-name="T1053">if</text:span><text:span text:style-name="T1054"><text:s/>(closeHands[1] ==<text:s/></text:span><text:span text:style-name="T1055">true</text:span><text:span text:style-name="T1056"><text:s/>&amp;&amp; closeHands[0] ==<text:s/></text:span><text:span text:style-name="T1057">false</text:span><text:span text:style-name="T1058">)</text:span></text:p>
      <text:p text:style-name="P1"><text:span text:style-name="T1058"><text:s text:c="36"/>{</text:span></text:p>
      <text:p text:style-name="P1"><text:span text:style-name="T1058"><text:s text:c="40"/>count++;</text:span></text:p>
      <text:p text:style-name="P1"><text:span text:style-name="T1058"><text:s text:c="40"/></text:span></text:p>
      <text:p text:style-name="P1"><text:span text:style-name="T1058"><text:s text:c="36"/>}</text:span></text:p>
      <text:p text:style-name="P1"><text:span text:style-name="T1058"><text:s text:c="32"/>}</text:span></text:p>
      <text:p text:style-name="P1"><text:span text:style-name="T1058"><text:s text:c="32"/></text:span><text:span text:style-name="T1059">if</text:span><text:span text:style-name="T1060"><text:s/>(count == 2)</text:span></text:p>
      <text:p text:style-name="P1"><text:span text:style-name="T1060"><text:s text:c="32"/>{</text:span></text:p>
      <text:p text:style-name="P1"><text:span text:style-name="T1060"><text:s text:c="36"/></text:span><text:span text:style-name="T1061">int</text:span><text:span text:style-name="T1062"><text:s/>c1;</text:span></text:p>
      <text:p text:style-name="P1"><text:span text:style-name="T1062"><text:s text:c="36"/></text:span><text:span text:style-name="T1063">for</text:span><text:span text:style-name="T1064"><text:s/>(c1 = 0; c1 &lt; 6; c1++)</text:span></text:p>
      <text:p text:style-name="P1"><text:span text:style-name="T1064"><text:s text:c="36"/>{</text:span></text:p>
      <text:p text:style-name="P1"><text:span text:style-name="T1064"><text:s text:c="40"/></text:span><text:span text:style-name="T1065">if</text:span><text:span text:style-name="T1066"><text:s/>(burst[c1] ==<text:s/></text:span><text:span text:style-name="T1067">false</text:span><text:span text:style-name="T1068">)</text:span></text:p>
      <text:p text:style-name="P1"><text:span text:style-name="T1068"><text:s text:c="40"/>{</text:span></text:p>
      <text:p text:style-name="P1"><text:span text:style-name="T1068"><text:s text:c="44"/></text:span><text:span text:style-name="T1069">if</text:span><text:span text:style-name="T1070"><text:s/>(rightHandPosition.X &lt; CloudPosition[c1].X || rightHandPosition.X &gt; (CloudPosition[c1].X + CloudTexture[c1].Width) || (rightHandPosition.Y &lt; CloudPosition[c1].Y) || (rightHandPosition.Y &gt; (CloudPosition[c1].Y + CloudTexture[c1].Height)))</text:span></text:p>
      <text:p text:style-name="P1"><text:span text:style-name="T1070"><text:s text:c="48"/>burst[c1] =<text:s/></text:span><text:span text:style-name="T1071">false</text:span><text:span text:style-name="T1072">;</text:span></text:p>
      <text:p text:style-name="P1"><text:span text:style-name="T1072"/></text:p>
      <text:p text:style-name="P1"><text:span text:style-name="T1072"><text:s text:c="44"/></text:span><text:span text:style-name="T1073">else</text:span><text:span text:style-name="T1074"/></text:p>
      <text:p text:style-name="P1"><text:span text:style-name="T1074"><text:s text:c="44"/>{</text:span></text:p>
      <text:p text:style-name="P1"><text:span text:style-name="T1074"><text:s text:c="48"/>CloudPosition[c1].X = -CloudTexture[c1].Width;</text:span></text:p>
      <text:p text:style-name="P1"><text:span text:style-name="T1074"><text:s text:c="48"/>CloudPosition[c1].Y = rand.Next(GraphicsDevice.Viewport.Height - CloudTexture[c1].Height);</text:span></text:p>
      <text:p text:style-name="P1"><text:span text:style-name="T1074"><text:s text:c="48"/></text:span><text:span text:style-name="T1075">//CloudPopSound.Play();</text:span><text:span text:style-name="T1076"/></text:p>
      <text:p text:style-name="P1"><text:span text:style-name="T1076"><text:s text:c="44"/>}</text:span></text:p>
      <text:p text:style-name="P1"><text:span text:style-name="T1076"><text:s text:c="40"/>}</text:span></text:p>
      <text:p text:style-name="P1"><text:span text:style-name="T1076"/></text:p>
      <text:p text:style-name="P1"><text:span text:style-name="T1076"/></text:p>
      <text:p text:style-name="P1"><text:span text:style-name="T1076"><text:s text:c="36"/>}</text:span></text:p>
      <text:p text:style-name="P1"><text:span text:style-name="T1076"><text:s text:c="36"/></text:span><text:span text:style-name="T1077">if</text:span><text:span text:style-name="T1078"><text:s/>(isNearH(leftHand,rightShoulder))</text:span></text:p>
      <text:p text:style-name="P1"><text:span text:style-name="T1078"><text:s text:c="36"/>{</text:span></text:p>
      <text:p text:style-name="P1"><text:span text:style-name="T1078"><text:s text:c="40"/>count++ ;</text:span></text:p>
      <text:p text:style-name="P1"><text:span text:style-name="T1078"><text:s text:c="40"/></text:span></text:p>
      <text:p text:style-name="P1"><text:span text:style-name="T1078"><text:s text:c="36"/>}</text:span></text:p>
      <text:p text:style-name="P1"><text:span text:style-name="T1078"><text:s text:c="32"/>}</text:span></text:p>
      <text:p text:style-name="P1"><text:span text:style-name="T1078"><text:s text:c="32"/></text:span><text:span text:style-name="T1079">if</text:span><text:span text:style-name="T1080"><text:s/>(count == 3)</text:span></text:p>
      <text:p text:style-name="P1"><text:span text:style-name="T1080"><text:s text:c="32"/>{</text:span></text:p>
      <text:p text:style-name="P1"><text:span text:style-name="T1080"><text:s text:c="36"/></text:span><text:span text:style-name="T1081">if</text:span><text:span text:style-name="T1082"><text:s/>(isNearH(rightHand, leftShoulder))</text:span></text:p>
      <text:p text:style-name="P1"><text:span text:style-name="T1082"><text:s text:c="36"/>{</text:span></text:p>
      <text:p text:style-name="P1"><text:span text:style-name="T1082"><text:s text:c="40"/>closeHands[1] = closeHands[0];</text:span></text:p>
      <text:p text:style-name="P1"><text:span text:style-name="T1082"><text:s text:c="40"/>closeHands[0] =<text:s/></text:span><text:span text:style-name="T1083">true</text:span><text:span text:style-name="T1084">;</text:span></text:p>
      <text:p text:style-name="P1"><text:span text:style-name="T1084"><text:s text:c="36"/>}</text:span></text:p>
      <text:p text:style-name="P1"><text:span text:style-name="T1084"><text:s text:c="36"/></text:span><text:span text:style-name="T1085">else</text:span><text:span text:style-name="T1086"/></text:p>
      <text:p text:style-name="P1"><text:span text:style-name="T1086"><text:s text:c="36"/>{</text:span></text:p>
      <text:p text:style-name="P1"><text:span text:style-name="T1086"><text:s text:c="40"/>closeHands[1] = closeHands[0];</text:span></text:p>
      <text:p text:style-name="P1"><text:span text:style-name="T1086"><text:s text:c="40"/>closeHands[0] =<text:s/></text:span><text:span text:style-name="T1087">false</text:span><text:span text:style-name="T1088">;</text:span></text:p>
      <text:p text:style-name="P1"><text:span text:style-name="T1088"><text:s text:c="36"/>}</text:span></text:p>
      <text:p text:style-name="P1"><text:span text:style-name="T1088"><text:s text:c="36"/></text:span><text:span text:style-name="T1089">if</text:span><text:span text:style-name="T1090"><text:s/>(closeHands[1] ==<text:s/></text:span><text:span text:style-name="T1091">true</text:span><text:span text:style-name="T1092"><text:s/>&amp;&amp; closeHands[0] ==<text:s/></text:span><text:span text:style-name="T1093">false</text:span><text:span text:style-name="T1094">)</text:span></text:p>
      <text:p text:style-name="P1"><text:span text:style-name="T1094"><text:s text:c="36"/>{</text:span></text:p>
      <text:p text:style-name="P1"><text:span text:style-name="T1094"><text:s text:c="40"/>count=-1;</text:span></text:p>
      <text:p text:style-name="P1"><text:span text:style-name="T1094"><text:s text:c="40"/>videoPlayer.Stop();</text:span></text:p>
      <text:p text:style-name="P1"><text:span text:style-name="T1094"><text:s text:c="40"/>showIndex++;</text:span></text:p>
      <text:p text:style-name="P1"><text:span text:style-name="T1094"><text:s text:c="40"/>background =<text:s/></text:span><text:span text:style-name="T1095">false</text:span><text:span text:style-name="T1096">;</text:span></text:p>
      <text:p text:style-name="P1"><text:span text:style-name="T1096"><text:s text:c="36"/>}</text:span></text:p>
      <text:p text:style-name="P1"><text:span text:style-name="T1096"><text:s text:c="36"/></text:span></text:p>
      <text:p text:style-name="P1"><text:span text:style-name="T1096"><text:s/></text:span></text:p>
      <text:p text:style-name="P1"><text:span text:style-name="T1096"><text:s text:c="32"/>}</text:span></text:p>
      <text:p text:style-name="P1"><text:span text:style-name="T1096"><text:s text:c="32"/></text:span><text:span text:style-name="T1097">break</text:span><text:span text:style-name="T1098">;</text:span></text:p>
      <text:p text:style-name="P1"><text:span text:style-name="T1098"><text:s text:c="28"/></text:span><text:span text:style-name="T1099">case</text:span><text:span text:style-name="T1100"><text:s/>4:</text:span></text:p>
      <text:p text:style-name="P1"><text:span text:style-name="T1100"><text:s text:c="36"/></text:span><text:span text:style-name="T1101">if</text:span><text:span text:style-name="T1102">(placedJointNum==0)</text:span></text:p>
      <text:p text:style-name="P1"><text:span text:style-name="T1102"><text:s text:c="36"/>{</text:span></text:p>
      <text:p text:style-name="P1"><text:span text:style-name="T1102"><text:s text:c="36"/></text:span><text:span text:style-name="T1103">if</text:span><text:span text:style-name="T1104"><text:s/>(isNearH(rightHand, head))</text:span></text:p>
      <text:p text:style-name="P1"><text:span text:style-name="T1104"><text:s text:c="32"/>{</text:span></text:p>
      <text:p text:style-name="P1"><text:span text:style-name="T1104"><text:s text:c="36"/>closeRightHandHead[1] = closeRightHandHead[0];</text:span></text:p>
      <text:p text:style-name="P1"><text:span text:style-name="T1104"><text:s text:c="36"/>closeRightHandHead[0] =<text:s/></text:span><text:span text:style-name="T1105">true</text:span><text:span text:style-name="T1106">;</text:span></text:p>
      <text:p text:style-name="P1"><text:span text:style-name="T1106"/></text:p>
      <text:p text:style-name="P1"><text:span text:style-name="T1106"><text:s text:c="32"/>}</text:span></text:p>
      <text:p text:style-name="P1"><text:span text:style-name="T1106"><text:s text:c="32"/></text:span><text:span text:style-name="T1107">else</text:span><text:span text:style-name="T1108"/></text:p>
      <text:p text:style-name="P1"><text:span text:style-name="T1108"><text:s text:c="32"/>{</text:span></text:p>
      <text:p text:style-name="P1"><text:span text:style-name="T1108"><text:s text:c="36"/>closeRightHandHead[1] = closeRightHandHead[0];</text:span></text:p>
      <text:p text:style-name="P1"><text:span text:style-name="T1108"><text:s text:c="36"/>closeRightHandHead[0] =<text:s/></text:span><text:span text:style-name="T1109">false</text:span><text:span text:style-name="T1110">;</text:span></text:p>
      <text:p text:style-name="P1"><text:span text:style-name="T1110"><text:s text:c="32"/>}</text:span></text:p>
      <text:p text:style-name="P1"><text:span text:style-name="T1110"/></text:p>
      <text:p text:style-name="P1"><text:span text:style-name="T1110"><text:s text:c="32"/></text:span><text:span text:style-name="T1111">if</text:span><text:span text:style-name="T1112"><text:s/>(isNearH(leftHand, head))</text:span></text:p>
      <text:p text:style-name="P1"><text:span text:style-name="T1112"><text:s text:c="32"/>{</text:span></text:p>
      <text:p text:style-name="P1"><text:span text:style-name="T1112"><text:s text:c="36"/>closeLeftHandHead[1] = closeLeftHandHead[0];</text:span></text:p>
      <text:p text:style-name="P1"><text:span text:style-name="T1112"><text:s text:c="36"/>closeLeftHandHead[0] =<text:s/></text:span><text:span text:style-name="T1113">true</text:span><text:span text:style-name="T1114">;</text:span></text:p>
      <text:p text:style-name="P1"><text:span text:style-name="T1114"/></text:p>
      <text:p text:style-name="P1"><text:span text:style-name="T1114"><text:s text:c="32"/>}</text:span></text:p>
      <text:p text:style-name="P1"><text:span text:style-name="T1114"><text:s text:c="32"/></text:span><text:span text:style-name="T1115">else</text:span><text:span text:style-name="T1116"/></text:p>
      <text:p text:style-name="P1"><text:span text:style-name="T1116"><text:s text:c="32"/>{</text:span></text:p>
      <text:p text:style-name="P1"><text:span text:style-name="T1116"><text:s text:c="36"/>closeLeftHandHead[1] = closeLeftHandHead[0];</text:span></text:p>
      <text:p text:style-name="P1"><text:span text:style-name="T1116"><text:s text:c="36"/>closeLeftHandHead[0] =<text:s/></text:span><text:span text:style-name="T1117">false</text:span><text:span text:style-name="T1118">;</text:span></text:p>
      <text:p text:style-name="P1"><text:span text:style-name="T1118"><text:s text:c="32"/>}</text:span></text:p>
      <text:p text:style-name="P1"><text:span text:style-name="T1118"/></text:p>
      <text:p text:style-name="P1"><text:span text:style-name="T1118"><text:s text:c="32"/></text:span><text:span text:style-name="T1119">if</text:span><text:span text:style-name="T1120"><text:s/>(closeRightHandHead[1] ==<text:s/></text:span><text:span text:style-name="T1121">true</text:span><text:span text:style-name="T1122"><text:s/>&amp;&amp; closeRightHandHead[0] ==<text:s/></text:span><text:span text:style-name="T1123">false</text:span><text:span text:style-name="T1124"><text:s/>&amp;&amp; (placedJointNum == 2 || placedJointNum == 0))</text:span></text:p>
      <text:p text:style-name="P1"><text:span text:style-name="T1124"><text:s text:c="32"/>{</text:span></text:p>
      <text:p text:style-name="P1"><text:span text:style-name="T1124"><text:s text:c="40"/>placedJointNum = 2;</text:span></text:p>
      <text:p text:style-name="P1"><text:span text:style-name="T1124"><text:s text:c="35"/></text:span></text:p>
      <text:p text:style-name="P1"><text:span text:style-name="T1124"><text:s text:c="32"/>}</text:span></text:p>
      <text:p text:style-name="P1"><text:span text:style-name="T1124"><text:s text:c="32"/></text:span><text:span text:style-name="T1125">if</text:span><text:span text:style-name="T1126"><text:s/>(closeLeftHandHead[1] ==<text:s/></text:span><text:span text:style-name="T1127">true</text:span><text:span text:style-name="T1128"><text:s/>&amp;&amp; closeLeftHandHead[0] ==<text:s/></text:span><text:span text:style-name="T1129">false</text:span><text:span text:style-name="T1130"><text:s/>&amp;&amp; (placedJointNum == 1 || placedJointNum == 0))</text:span></text:p>
      <text:p text:style-name="P1"><text:span text:style-name="T1130"><text:s text:c="32"/>{</text:span></text:p>
      <text:p text:style-name="P1"><text:span text:style-name="T1130"><text:s text:c="35"/></text:span></text:p>
      <text:p text:style-name="P1"><text:span text:style-name="T1130"><text:s text:c="40"/>placedJointNum = 1;</text:span></text:p>
      <text:p text:style-name="P1"><text:span text:style-name="T1130"><text:s text:c="34"/></text:span></text:p>
      <text:p text:style-name="P1"><text:span text:style-name="T1130"><text:s text:c="32"/>}}</text:span></text:p>
      <text:p text:style-name="P1"><text:span text:style-name="T1130"><text:s text:c="36"/></text:span><text:span text:style-name="T1131">else</text:span><text:span text:style-name="T1132"/></text:p>
      <text:p text:style-name="P1"><text:span text:style-name="T1132"><text:s text:c="36"/>{</text:span></text:p>
      <text:p text:style-name="P1"><text:span text:style-name="T1132"><text:s text:c="40"/></text:span><text:span text:style-name="T1133">if</text:span><text:span text:style-name="T1134">(count==-1)</text:span></text:p>
      <text:p text:style-name="P1"><text:span text:style-name="T1134"><text:s text:c="40"/>{</text:span></text:p>
      <text:p text:style-name="P1"><text:span text:style-name="T1134"><text:s text:c="40"/></text:span><text:span text:style-name="T1135">if</text:span><text:span text:style-name="T1136">(isNear(leftHand,rightHand))</text:span></text:p>
      <text:p text:style-name="P1"><text:span text:style-name="T1136"><text:s text:c="40"/>{</text:span></text:p>
      <text:p text:style-name="P1"><text:span text:style-name="T1136"><text:s text:c="40"/>closeHands[1] = closeHands[0];</text:span></text:p>
      <text:p text:style-name="P1"><text:span text:style-name="T1136"><text:s text:c="40"/>closeHands[0] =<text:s/></text:span><text:span text:style-name="T1137">true</text:span><text:span text:style-name="T1138">;</text:span></text:p>
      <text:p text:style-name="P1"><text:span text:style-name="T1138"><text:s text:c="40"/>}</text:span></text:p>
      <text:p text:style-name="P1"><text:span text:style-name="T1138"><text:s text:c="40"/></text:span><text:span text:style-name="T1139">else</text:span><text:span text:style-name="T1140"/></text:p>
      <text:p text:style-name="P1"><text:span text:style-name="T1140"><text:s text:c="40"/>{</text:span></text:p>
      <text:p text:style-name="P1"><text:span text:style-name="T1140"><text:s text:c="41"/>closeHands[1] = closeHands[0];</text:span></text:p>
      <text:p text:style-name="P1"><text:span text:style-name="T1140"><text:s text:c="41"/>closeHands[0] =<text:s/></text:span><text:span text:style-name="T1141">false</text:span><text:span text:style-name="T1142">;</text:span></text:p>
      <text:p text:style-name="P1"><text:span text:style-name="T1142"><text:s text:c="40"/>}</text:span></text:p>
      <text:p text:style-name="P1"><text:span text:style-name="T1142"><text:s text:c="44"/></text:span></text:p>
      <text:p text:style-name="P1"><text:span text:style-name="T1142"><text:s text:c="32"/></text:span><text:span text:style-name="T1143">if</text:span><text:span text:style-name="T1144"><text:s/>(closeHands[1] ==<text:s/></text:span><text:span text:style-name="T1145">true</text:span><text:span text:style-name="T1146"><text:s/>&amp;&amp; closeHands[0] ==<text:s/></text:span><text:span text:style-name="T1147">false</text:span><text:span text:style-name="T1148">)</text:span></text:p>
      <text:p text:style-name="P1"><text:span text:style-name="T1148"><text:s text:c="32"/>{</text:span></text:p>
      <text:p text:style-name="P1"><text:span text:style-name="T1148"><text:s text:c="36"/>count++;</text:span></text:p>
      <text:p text:style-name="P1"><text:span text:style-name="T1148"><text:s text:c="36"/></text:span><text:span text:style-name="T1149">if</text:span><text:span text:style-name="T1150">(placedJointNum==2)</text:span></text:p>
      <text:p text:style-name="P1"><text:span text:style-name="T1150"><text:s text:c="40"/>placedJointNum=1;</text:span></text:p>
      <text:p text:style-name="P1"><text:span text:style-name="T1150"><text:s text:c="36"/></text:span><text:span text:style-name="T1151">else</text:span><text:span text:style-name="T1152"/></text:p>
      <text:p text:style-name="P1"><text:span text:style-name="T1152"><text:s text:c="40"/>placedJointNum=2;</text:span></text:p>
      <text:p text:style-name="P1"><text:span text:style-name="T1152"><text:s text:c="36"/></text:span></text:p>
      <text:p text:style-name="P1"><text:span text:style-name="T1152"><text:s text:c="32"/>}</text:span></text:p>
      <text:p text:style-name="P1"><text:span text:style-name="T1152"/></text:p>
      <text:p text:style-name="P1"><text:span text:style-name="T1152"><text:s text:c="36"/>}</text:span></text:p>
      <text:p text:style-name="P1"><text:span text:style-name="T1152"><text:s text:c="40"/></text:span><text:span text:style-name="T1153">else</text:span><text:span text:style-name="T1154"/></text:p>
      <text:p text:style-name="P1"><text:span text:style-name="T1154"><text:s text:c="40"/>{</text:span></text:p>
      <text:p text:style-name="P1"><text:span text:style-name="T1154"><text:s text:c="36"/></text:span><text:span text:style-name="T1155">if</text:span><text:span text:style-name="T1156"><text:s/>((handDepthCur-handDepthPrev)&lt;2)</text:span></text:p>
      <text:p text:style-name="P1"><text:span text:style-name="T1156"><text:s text:c="36"/>{</text:span></text:p>
      <text:p text:style-name="P1"><text:span text:style-name="T1156"><text:s text:c="40"/>closeHands[1] = closeHands[0];</text:span></text:p>
      <text:p text:style-name="P1"><text:span text:style-name="T1156"><text:s text:c="40"/>closeHands[0] =<text:s/></text:span><text:span text:style-name="T1157">true</text:span><text:span text:style-name="T1158">;</text:span></text:p>
      <text:p text:style-name="P1"><text:span text:style-name="T1158"><text:s text:c="36"/>}</text:span></text:p>
      <text:p text:style-name="P1"><text:span text:style-name="T1158"><text:s text:c="36"/></text:span><text:span text:style-name="T1159">else</text:span><text:span text:style-name="T1160"/></text:p>
      <text:p text:style-name="P1"><text:span text:style-name="T1160"><text:s text:c="36"/>{</text:span></text:p>
      <text:p text:style-name="P1"><text:span text:style-name="T1160"><text:s text:c="40"/>closeHands[1] = closeHands[0];</text:span></text:p>
      <text:p text:style-name="P1"><text:span text:style-name="T1160"><text:s text:c="40"/>closeHands[0] =<text:s/></text:span><text:span text:style-name="T1161">false</text:span><text:span text:style-name="T1162">;</text:span></text:p>
      <text:p text:style-name="P1"><text:span text:style-name="T1162"><text:s text:c="36"/>}</text:span></text:p>
      <text:p text:style-name="P1"><text:span text:style-name="T1162"><text:s text:c="32"/></text:span></text:p>
      <text:p text:style-name="P1"><text:span text:style-name="T1162"><text:s text:c="31"/></text:span></text:p>
      <text:p text:style-name="P1"><text:span text:style-name="T1162"/></text:p>
      <text:p text:style-name="P1"><text:span text:style-name="T1162"><text:s text:c="32"/></text:span><text:span text:style-name="T1163">if</text:span><text:span text:style-name="T1164"><text:s/>(closeHands[1] ==<text:s/></text:span><text:span text:style-name="T1165">true</text:span><text:span text:style-name="T1166"><text:s/>&amp;&amp; closeHands[0] ==<text:s/></text:span><text:span text:style-name="T1167">false</text:span><text:span text:style-name="T1168">)</text:span></text:p>
      <text:p text:style-name="P1"><text:span text:style-name="T1168"><text:s text:c="32"/>{</text:span></text:p>
      <text:p text:style-name="P1"><text:span text:style-name="T1168"><text:s text:c="36"/>count++;</text:span></text:p>
      <text:p text:style-name="P1"><text:span text:style-name="T1168"/></text:p>
      <text:p text:style-name="P1"><text:span text:style-name="T1168"><text:s text:c="36"/></text:span></text:p>
      <text:p text:style-name="P1"><text:span text:style-name="T1168"><text:s text:c="32"/>}</text:span></text:p>
      <text:p text:style-name="P1"><text:span text:style-name="T1168"><text:s text:c="32"/></text:span><text:span text:style-name="T1169">if</text:span><text:span text:style-name="T1170"><text:s/>(rightHandPosition.Y &lt; headPosition.Y &amp;&amp; leftHandPosition.Y &lt; headPosition.Y)</text:span></text:p>
      <text:p text:style-name="P1"><text:span text:style-name="T1170"><text:s text:c="32"/>{</text:span></text:p>
      <text:p text:style-name="P1"><text:span text:style-name="T1170"><text:s text:c="36"/>count = 0;</text:span></text:p>
      <text:p text:style-name="P1"><text:span text:style-name="T1170"><text:s text:c="36"/>showIndex++;</text:span></text:p>
      <text:p text:style-name="P1"><text:span text:style-name="T1170"><text:s text:c="32"/>}</text:span></text:p>
      <text:p text:style-name="P1"><text:span text:style-name="T1170"><text:s text:c="40"/>}</text:span></text:p>
      <text:p text:style-name="P1"><text:span text:style-name="T1170"><text:s text:c="36"/>}</text:span></text:p>
      <text:p text:style-name="P1"><text:span text:style-name="T1170"><text:s text:c="32"/></text:span><text:span text:style-name="T1171">break</text:span><text:span text:style-name="T1172">;</text:span></text:p>
      <text:p text:style-name="P1"><text:span text:style-name="T1172"><text:s text:c="28"/></text:span><text:span text:style-name="T1173">case</text:span><text:span text:style-name="T1174"><text:s/>5:</text:span></text:p>
      <text:p text:style-name="P1"><text:span text:style-name="T1174"><text:s text:c="32"/></text:span><text:span text:style-name="T1175">if</text:span><text:span text:style-name="T1176">(background==</text:span><text:span text:style-name="T1177">false</text:span><text:span text:style-name="T1178">)</text:span></text:p>
      <text:p text:style-name="P1"><text:span text:style-name="T1178"><text:s text:c="32"/>{</text:span></text:p>
      <text:p text:style-name="P1"><text:span text:style-name="T1178"><text:s text:c="36"/></text:span><text:span text:style-name="T1179">if</text:span><text:span text:style-name="T1180">(isNear(leftHand,rightHand))</text:span></text:p>
      <text:p text:style-name="P1"><text:span text:style-name="T1180"><text:s text:c="36"/>background=</text:span><text:span text:style-name="T1181">true</text:span><text:span text:style-name="T1182">;</text:span></text:p>
      <text:p text:style-name="P1"><text:span text:style-name="T1182"><text:s text:c="32"/>}</text:span></text:p>
      <text:p text:style-name="P1"><text:span text:style-name="T1182"><text:s text:c="32"/></text:span><text:span text:style-name="T1183">else</text:span><text:span text:style-name="T1184"/></text:p>
      <text:p text:style-name="P1"><text:span text:style-name="T1184"><text:s text:c="32"/>{</text:span></text:p>
      <text:p text:style-name="P1"><text:span text:style-name="T1184"><text:s text:c="36"/></text:span><text:span text:style-name="T1185">if</text:span><text:span text:style-name="T1186"><text:s/>(centerShoulderP.Y &gt; 250)</text:span></text:p>
      <text:p text:style-name="P1"><text:span text:style-name="T1186"><text:s text:c="40"/>count = 1;</text:span></text:p>
      <text:p text:style-name="P1"><text:span text:style-name="T1186"><text:s text:c="32"/>}</text:span></text:p>
      <text:p text:style-name="P1"><text:span text:style-name="T1186"><text:s text:c="32"/></text:span><text:span text:style-name="T1187">break</text:span><text:span text:style-name="T1188">;</text:span></text:p>
      <text:p text:style-name="P1"><text:span text:style-name="T1188"><text:s text:c="24"/>}</text:span></text:p>
      <text:p text:style-name="P1"><text:span text:style-name="T1188"><text:s text:c="20"/>}</text:span></text:p>
      <text:p text:style-name="P1"><text:span text:style-name="T1188"><text:s text:c="16"/>}</text:span></text:p>
      <text:p text:style-name="P1"><text:span text:style-name="T1188"><text:s text:c="12"/>}</text:span></text:p>
      <text:p text:style-name="P1"><text:span text:style-name="T1188"><text:s text:c="8"/>}</text:span></text:p>
      <text:p text:style-name="P1"><text:span text:style-name="T1188"/></text:p>
      <text:p text:style-name="P1"><text:span text:style-name="T1188"><text:s text:c="7"/></text:span></text:p>
      <text:p text:style-name="P1"><text:span text:style-name="T1188"/></text:p>
      <text:p text:style-name="P1"><text:span text:style-name="T1188"><text:s text:c="8"/></text:span><text:span text:style-name="T1189">protected</text:span><text:span text:style-name="T1190"><text:s/></text:span><text:span text:style-name="T1191">override</text:span><text:span text:style-name="T1192"><text:s/></text:span><text:span text:style-name="T1193">void</text:span><text:span text:style-name="T1194"><text:s/>LoadContent()</text:span></text:p>
      <text:p text:style-name="P1"><text:span text:style-name="T1194"><text:s text:c="8"/>{</text:span></text:p>
      <text:p text:style-name="P1"><text:span text:style-name="T1194"><text:s text:c="12"/></text:span><text:span text:style-name="T1195">//kinectSensor.ElevationAngle =18;</text:span><text:span text:style-name="T1196"/></text:p>
      <text:p text:style-name="P1"><text:span text:style-name="T1196"/></text:p>
      <text:p text:style-name="P1"><text:span text:style-name="T1196"><text:s text:c="12"/>CloudTexture[0] = Content.Load&lt;</text:span><text:span text:style-name="T1197">Texture2D</text:span><text:span text:style-name="T1198">&gt;(</text:span><text:span text:style-name="T1199">"Cloud"</text:span><text:span text:style-name="T1200">);</text:span></text:p>
      <text:p text:style-name="P1"><text:span text:style-name="T1200"><text:s text:c="12"/>CloudTexture[1] = Content.Load&lt;</text:span><text:span text:style-name="T1201">Texture2D</text:span><text:span text:style-name="T1202">&gt;(</text:span><text:span text:style-name="T1203">"c2"</text:span><text:span text:style-name="T1204">);</text:span></text:p>
      <text:p text:style-name="P1"><text:span text:style-name="T1204"><text:s text:c="12"/>CloudTexture[2] = Content.Load&lt;</text:span><text:span text:style-name="T1205">Texture2D</text:span><text:span text:style-name="T1206">&gt;(</text:span><text:span text:style-name="T1207">"c3"</text:span><text:span text:style-name="T1208">);</text:span></text:p>
      <text:p text:style-name="P1"><text:span text:style-name="T1208"><text:s text:c="12"/>CloudTexture[4] = Content.Load&lt;</text:span><text:span text:style-name="T1209">Texture2D</text:span><text:span text:style-name="T1210">&gt;(</text:span><text:span text:style-name="T1211">"Cloud"</text:span><text:span text:style-name="T1212">);</text:span></text:p>
      <text:p text:style-name="P1"><text:span text:style-name="T1212"><text:s text:c="12"/>CloudTexture[5] = Content.Load&lt;</text:span><text:span text:style-name="T1213">Texture2D</text:span><text:span text:style-name="T1214">&gt;(</text:span><text:span text:style-name="T1215">"c2"</text:span><text:span text:style-name="T1216">);</text:span></text:p>
      <text:p text:style-name="P1"><text:span text:style-name="T1216"><text:s text:c="12"/>CloudTexture[3] = Content.Load&lt;</text:span><text:span text:style-name="T1217">Texture2D</text:span><text:span text:style-name="T1218">&gt;(</text:span><text:span text:style-name="T1219">"c3"</text:span><text:span text:style-name="T1220">);</text:span></text:p>
      <text:p text:style-name="P1"><text:span text:style-name="T1220"><text:s text:c="12"/>showIndex = -2;</text:span></text:p>
      <text:p text:style-name="P1"><text:span text:style-name="T1220"><text:s text:c="12"/>placedJointNum=0;</text:span></text:p>
      <text:p text:style-name="P1"><text:span text:style-name="T1220"><text:s text:c="12"/></text:span><text:span text:style-name="T1221">SoundEffect</text:span><text:span text:style-name="T1222"><text:s/>cloudPop = Content.Load&lt;</text:span><text:span text:style-name="T1223">SoundEffect</text:span><text:span text:style-name="T1224">&gt;(</text:span><text:span text:style-name="T1225">"Pop"</text:span><text:span text:style-name="T1226">);</text:span></text:p>
      <text:p text:style-name="P1"><text:span text:style-name="T1226"><text:s text:c="12"/>spriteBatch =<text:s/></text:span><text:span text:style-name="T1227">new</text:span><text:span text:style-name="T1228"><text:s/></text:span><text:span text:style-name="T1229">SpriteBatch</text:span><text:span text:style-name="T1230">(GraphicsDevice);</text:span></text:p>
      <text:p text:style-name="P1"><text:span text:style-name="T1230"><text:s text:c="12"/>kinectRGBVideo =<text:s/></text:span><text:span text:style-name="T1231">new</text:span><text:span text:style-name="T1232"><text:s/></text:span><text:span text:style-name="T1233">Texture2D</text:span><text:span text:style-name="T1234">(GraphicsDevice, 1337, 1337);</text:span></text:p>
      <text:p text:style-name="P1"><text:span text:style-name="T1234"><text:s text:c="12"/>stage = Content.Load&lt;</text:span><text:span text:style-name="T1235">Texture2D</text:span><text:span text:style-name="T1236">&gt;(</text:span><text:span text:style-name="T1237">"stage"</text:span><text:span text:style-name="T1238">);</text:span></text:p>
      <text:p text:style-name="P1"><text:span text:style-name="T1238"><text:s text:c="12"/>clouds = Content.Load&lt;</text:span><text:span text:style-name="T1239">Video</text:span><text:span text:style-name="T1240">&gt;(</text:span><text:span text:style-name="T1241">"Clouds2"</text:span><text:span text:style-name="T1242">);</text:span></text:p>
      <text:p text:style-name="P1"><text:span text:style-name="T1242"><text:s text:c="12"/>hand = Content.Load&lt;</text:span><text:span text:style-name="T1243">Texture2D</text:span><text:span text:style-name="T1244">&gt;(</text:span><text:span text:style-name="T1245">"thanks"</text:span><text:span text:style-name="T1246">);</text:span></text:p>
      <text:p text:style-name="P1"><text:span text:style-name="T1246"><text:s text:c="12"/>font = Content.Load&lt;</text:span><text:span text:style-name="T1247">SpriteFont</text:span><text:span text:style-name="T1248">&gt;(</text:span><text:span text:style-name="T1249">"font"</text:span><text:span text:style-name="T1250">);</text:span></text:p>
      <text:p text:style-name="P1"><text:span text:style-name="T1250"><text:s text:c="12"/>model[0] = Content.Load&lt;</text:span><text:span text:style-name="T1251">Model</text:span><text:span text:style-name="T1252">&gt;(</text:span><text:span text:style-name="T1253">"hat5"</text:span><text:span text:style-name="T1254">);</text:span></text:p>
      <text:p text:style-name="P1"><text:span text:style-name="T1254"><text:s text:c="12"/>model[1] = Content.Load&lt;</text:span><text:span text:style-name="T1255">Model</text:span><text:span text:style-name="T1256">&gt;(</text:span><text:span text:style-name="T1257">"BeachBall"</text:span><text:span text:style-name="T1258">);</text:span></text:p>
      <text:p text:style-name="P1"><text:span text:style-name="T1258"><text:s text:c="12"/></text:span><text:span text:style-name="T1259">for</text:span><text:span text:style-name="T1260"><text:s/>(</text:span><text:span text:style-name="T1261">int</text:span><text:span text:style-name="T1262"><text:s/>i = 8; i &lt; 10; i++)</text:span></text:p>
      <text:p text:style-name="P1"><text:span text:style-name="T1262"><text:s text:c="16"/>model[i] = Content.Load&lt;</text:span><text:span text:style-name="T1263">Model</text:span><text:span text:style-name="T1264">&gt;(</text:span><text:span text:style-name="T1265">"BeachBall"</text:span><text:span text:style-name="T1266">);</text:span></text:p>
      <text:p text:style-name="P1"><text:span text:style-name="T1266"><text:s text:c="12"/>model[2] = Content.Load&lt;</text:span><text:span text:style-name="T1267">Model</text:span><text:span text:style-name="T1268">&gt;(</text:span><text:span text:style-name="T1269">"sun1"</text:span><text:span text:style-name="T1270">);</text:span></text:p>
      <text:p text:style-name="P1"><text:span text:style-name="T1270"><text:s text:c="12"/>model[3] = Content.Load&lt;</text:span><text:span text:style-name="T1271">Model</text:span><text:span text:style-name="T1272">&gt;(</text:span><text:span text:style-name="T1273">"earth1"</text:span><text:span text:style-name="T1274">);</text:span></text:p>
      <text:p text:style-name="P1"><text:span text:style-name="T1274"><text:s text:c="12"/>model[4] = Content.Load&lt;</text:span><text:span text:style-name="T1275">Model</text:span><text:span text:style-name="T1276">&gt;(</text:span><text:span text:style-name="T1277">"moon2"</text:span><text:span text:style-name="T1278">);</text:span></text:p>
      <text:p text:style-name="P1"><text:span text:style-name="T1278"><text:s text:c="12"/>model[5] = Content.Load&lt;</text:span><text:span text:style-name="T1279">Model</text:span><text:span text:style-name="T1280">&gt;(</text:span><text:span text:style-name="T1281">"mercury1"</text:span><text:span text:style-name="T1282">);</text:span></text:p>
      <text:p text:style-name="P1"><text:span text:style-name="T1282"><text:s text:c="12"/>model[6] = Content.Load&lt;</text:span><text:span text:style-name="T1283">Model</text:span><text:span text:style-name="T1284">&gt;(</text:span><text:span text:style-name="T1285">"venus2"</text:span><text:span text:style-name="T1286">);</text:span></text:p>
      <text:p text:style-name="P1"><text:span text:style-name="T1286"><text:s text:c="12"/>model[7] = Content.Load&lt;</text:span><text:span text:style-name="T1287">Model</text:span><text:span text:style-name="T1288">&gt;(</text:span><text:span text:style-name="T1289">"wand"</text:span><text:span text:style-name="T1290">);</text:span></text:p>
      <text:p text:style-name="P1"><text:span text:style-name="T1290"><text:s text:c="12"/>model[8] = Content.Load&lt;</text:span><text:span text:style-name="T1291">Model</text:span><text:span text:style-name="T1292">&gt;(</text:span><text:span text:style-name="T1293">"rabbit"</text:span><text:span text:style-name="T1294">);</text:span></text:p>
      <text:p text:style-name="P1"><text:span text:style-name="T1294"><text:s text:c="11"/></text:span><text:span text:style-name="T1295">// hat = Content.Load&lt;Texture2D&gt;("hat5");</text:span><text:span text:style-name="T1296"/></text:p>
      <text:p text:style-name="P1"><text:span text:style-name="T1296"><text:s text:c="12"/>troll = Content.Load&lt;</text:span><text:span text:style-name="T1297">Texture2D</text:span><text:span text:style-name="T1298">&gt;(</text:span><text:span text:style-name="T1299">"hand"</text:span><text:span text:style-name="T1300">);</text:span></text:p>
      <text:p text:style-name="P1"><text:span text:style-name="T1300"><text:s text:c="8"/>}</text:span></text:p>
      <text:p text:style-name="P1"><text:span text:style-name="T1300"><text:s text:c="8"/></text:span><text:span text:style-name="T1301">KeyboardState</text:span><text:span text:style-name="T1302"><text:s/>state =<text:s/></text:span><text:span text:style-name="T1303">Keyboard</text:span><text:span text:style-name="T1304">.GetState();</text:span></text:p>
      <text:p text:style-name="P1"><text:span text:style-name="T1304"><text:s text:c="8"/></text:span><text:span text:style-name="T1305">protected</text:span><text:span text:style-name="T1306"><text:s/></text:span><text:span text:style-name="T1307">override</text:span><text:span text:style-name="T1308"><text:s/></text:span><text:span text:style-name="T1309">void</text:span><text:span text:style-name="T1310"><text:s/>Update(</text:span><text:span text:style-name="T1311">GameTime</text:span><text:span text:style-name="T1312"><text:s/>gameTime)</text:span></text:p>
      <text:p text:style-name="P1"><text:span text:style-name="T1312"><text:s text:c="8"/>{</text:span></text:p>
      <text:p text:style-name="P1"><text:span text:style-name="T1312"><text:s text:c="12"/></text:span><text:span text:style-name="T1313">//if (endVar == 5)</text:span><text:span text:style-name="T1314"/></text:p>
      <text:p text:style-name="P1"><text:span text:style-name="T1314"><text:s text:c="12"/></text:span><text:span text:style-name="T1315">//<text:s text:c="4"/>showIndex = 5;</text:span><text:span text:style-name="T1316"/></text:p>
      <text:p text:style-name="P1"><text:span text:style-name="T1316"><text:s text:c="12"/></text:span></text:p>
      <text:p text:style-name="P1"><text:span text:style-name="T1316"><text:s text:c="13"/>state =<text:s/></text:span><text:span text:style-name="T1317">Keyboard</text:span><text:span text:style-name="T1318">.GetState();</text:span></text:p>
      <text:p text:style-name="P1"><text:span text:style-name="T1318"><text:s text:c="12"/></text:span><text:span text:style-name="T1319">if</text:span><text:span text:style-name="T1320"><text:s/>(state.IsKeyDown(</text:span><text:span text:style-name="T1321">Keys</text:span><text:span text:style-name="T1322">.Q))</text:span></text:p>
      <text:p text:style-name="P1"><text:span text:style-name="T1322"><text:s text:c="12"/>{</text:span></text:p>
      <text:p text:style-name="P1"><text:span text:style-name="T1322"><text:s text:c="16"/>showIndex = 0;</text:span></text:p>
      <text:p text:style-name="P1"><text:span text:style-name="T1322"><text:s text:c="16"/></text:span><text:span text:style-name="T1323">if</text:span><text:span text:style-name="T1324"><text:s/>(placedJointNum == 0)</text:span></text:p>
      <text:p text:style-name="P1"><text:span text:style-name="T1324"><text:s text:c="20"/>placedJointNum = 2;</text:span></text:p>
      <text:p text:style-name="P1"><text:span text:style-name="T1324"><text:s text:c="16"/>count = 0;</text:span></text:p>
      <text:p text:style-name="P1"><text:span text:style-name="T1324"><text:s text:c="12"/>}</text:span></text:p>
      <text:p text:style-name="P1"><text:span text:style-name="T1324"><text:s text:c="12"/></text:span><text:span text:style-name="T1325">if</text:span><text:span text:style-name="T1326"><text:s/>(state.IsKeyDown(</text:span><text:span text:style-name="T1327">Keys</text:span><text:span text:style-name="T1328">.W))</text:span></text:p>
      <text:p text:style-name="P1"><text:span text:style-name="T1328"><text:s text:c="12"/>{</text:span></text:p>
      <text:p text:style-name="P1"><text:span text:style-name="T1328"><text:s text:c="16"/>showIndex = 1;</text:span></text:p>
      <text:p text:style-name="P1"><text:span text:style-name="T1328"><text:s text:c="16"/>count = 0;</text:span></text:p>
      <text:p text:style-name="P1"><text:span text:style-name="T1328"><text:s text:c="12"/>}</text:span></text:p>
      <text:p text:style-name="P1"><text:span text:style-name="T1328"><text:s text:c="12"/></text:span><text:span text:style-name="T1329">if</text:span><text:span text:style-name="T1330"><text:s/>(state.IsKeyDown(</text:span><text:span text:style-name="T1331">Keys</text:span><text:span text:style-name="T1332">.E))</text:span></text:p>
      <text:p text:style-name="P1"><text:span text:style-name="T1332"><text:s text:c="12"/>{</text:span></text:p>
      <text:p text:style-name="P1"><text:span text:style-name="T1332"><text:s text:c="16"/>showIndex = 2;</text:span></text:p>
      <text:p text:style-name="P1"><text:span text:style-name="T1332"><text:s text:c="16"/></text:span><text:span text:style-name="T1333">if</text:span><text:span text:style-name="T1334"><text:s/>(placedJointNum == 0)</text:span></text:p>
      <text:p text:style-name="P1"><text:span text:style-name="T1334"><text:s text:c="20"/>placedJointNum = 2;</text:span></text:p>
      <text:p text:style-name="P1"><text:span text:style-name="T1334"><text:s text:c="16"/>count = 0;</text:span></text:p>
      <text:p text:style-name="P1"><text:span text:style-name="T1334"><text:s text:c="12"/>}</text:span></text:p>
      <text:p text:style-name="P1"><text:span text:style-name="T1334"><text:s text:c="12"/></text:span><text:span text:style-name="T1335">if</text:span><text:span text:style-name="T1336"><text:s/>(state.IsKeyDown(</text:span><text:span text:style-name="T1337">Keys</text:span><text:span text:style-name="T1338">.R))</text:span></text:p>
      <text:p text:style-name="P1"><text:span text:style-name="T1338"><text:s text:c="12"/>{</text:span></text:p>
      <text:p text:style-name="P1"><text:span text:style-name="T1338"><text:s text:c="16"/>showIndex = 3;</text:span></text:p>
      <text:p text:style-name="P1"><text:span text:style-name="T1338"><text:s text:c="16"/></text:span><text:span text:style-name="T1339">for</text:span><text:span text:style-name="T1340"><text:s/>(</text:span><text:span text:style-name="T1341">int</text:span><text:span text:style-name="T1342"><text:s/>i = 0; i &lt; 6; i++)</text:span></text:p>
      <text:p text:style-name="P1"><text:span text:style-name="T1342"><text:s text:c="20"/>burst[i] =<text:s/></text:span><text:span text:style-name="T1343">false</text:span><text:span text:style-name="T1344">;</text:span></text:p>
      <text:p text:style-name="P1"><text:span text:style-name="T1344"><text:s text:c="16"/>count = 0;</text:span></text:p>
      <text:p text:style-name="P1"><text:span text:style-name="T1344"><text:s text:c="12"/>}</text:span></text:p>
      <text:p text:style-name="P1"><text:span text:style-name="T1344"><text:s text:c="12"/></text:span><text:span text:style-name="T1345">if</text:span><text:span text:style-name="T1346"><text:s/>(state.IsKeyDown(</text:span><text:span text:style-name="T1347">Keys</text:span><text:span text:style-name="T1348">.T))</text:span></text:p>
      <text:p text:style-name="P1"><text:span text:style-name="T1348"><text:s text:c="12"/>{</text:span></text:p>
      <text:p text:style-name="P1"><text:span text:style-name="T1348"><text:s text:c="16"/>showIndex = 4;</text:span></text:p>
      <text:p text:style-name="P1"><text:span text:style-name="T1348"><text:s text:c="16"/></text:span><text:span text:style-name="T1349">if</text:span><text:span text:style-name="T1350"><text:s/>(placedJointNum == 0)</text:span></text:p>
      <text:p text:style-name="P1"><text:span text:style-name="T1350"><text:s text:c="20"/>placedJointNum = 2;</text:span></text:p>
      <text:p text:style-name="P1"><text:span text:style-name="T1350"><text:s text:c="16"/>count = 0;</text:span></text:p>
      <text:p text:style-name="P1"><text:span text:style-name="T1350"><text:s text:c="12"/>}</text:span></text:p>
      <text:p text:style-name="P1"><text:span text:style-name="T1350"><text:s text:c="12"/></text:span><text:span text:style-name="T1351">if</text:span><text:span text:style-name="T1352"><text:s/>(state.IsKeyDown(</text:span><text:span text:style-name="T1353">Keys</text:span><text:span text:style-name="T1354">.A))</text:span><text:span text:style-name="T1355">//for turning on backgrounds</text:span><text:span text:style-name="T1356"/></text:p>
      <text:p text:style-name="P1"><text:span text:style-name="T1356"><text:s text:c="12"/>{</text:span></text:p>
      <text:p text:style-name="P1"><text:span text:style-name="T1356"><text:s text:c="16"/>background =<text:s/></text:span><text:span text:style-name="T1357">true</text:span><text:span text:style-name="T1358">;</text:span></text:p>
      <text:p text:style-name="P1"><text:span text:style-name="T1358"><text:s text:c="12"/>}</text:span></text:p>
      <text:p text:style-name="P1"><text:span text:style-name="T1358"><text:s text:c="12"/></text:span><text:span text:style-name="T1359">if</text:span><text:span text:style-name="T1360"><text:s/>(state.IsKeyDown(</text:span><text:span text:style-name="T1361">Keys</text:span><text:span text:style-name="T1362">.S))</text:span><text:span text:style-name="T1363">//for turning off backgrounds</text:span><text:span text:style-name="T1364"/></text:p>
      <text:p text:style-name="P1"><text:span text:style-name="T1364"><text:s text:c="12"/>{</text:span></text:p>
      <text:p text:style-name="P1"><text:span text:style-name="T1364"><text:s text:c="16"/>background =<text:s/></text:span><text:span text:style-name="T1365">false</text:span><text:span text:style-name="T1366">;</text:span></text:p>
      <text:p text:style-name="P1"><text:span text:style-name="T1366"><text:s text:c="12"/>}</text:span></text:p>
      <text:p text:style-name="P1"><text:span text:style-name="T1366"><text:s text:c="12"/></text:span></text:p>
      <text:p text:style-name="P1"><text:span text:style-name="T1366"><text:s text:c="12"/></text:span></text:p>
      <text:p text:style-name="P1"><text:span text:style-name="T1366"><text:s text:c="12"/></text:span></text:p>
      <text:p text:style-name="P1"><text:span text:style-name="T1366"><text:s text:c="12"/></text:span></text:p>
      <text:p text:style-name="P1"><text:span text:style-name="T1366"><text:s text:c="12"/></text:span><text:span text:style-name="T1367">if</text:span><text:span text:style-name="T1368"><text:s/>(LeftHandDepth == 0 || RightHandDepth == 0)</text:span></text:p>
      <text:p text:style-name="P1"><text:span text:style-name="T1368"><text:s text:c="16"/>LeftHandDepth = RightHandDepth = 100000;</text:span></text:p>
      <text:p text:style-name="P1"><text:span text:style-name="T1368"/></text:p>
      <text:p text:style-name="P1"><text:span text:style-name="T1368"/></text:p>
      <text:p text:style-name="P1"><text:span text:style-name="T1368"><text:s text:c="12"/>view =<text:s/></text:span><text:span text:style-name="T1369">Matrix</text:span><text:span text:style-name="T1370">.CreateLookAt(</text:span><text:span text:style-name="T1371">new</text:span><text:span text:style-name="T1372"><text:s/></text:span><text:span text:style-name="T1373">Vector3</text:span><text:span text:style-name="T1374">(0, 0, 50.0f),<text:s/></text:span><text:span text:style-name="T1375">new</text:span><text:span text:style-name="T1376"><text:s/></text:span><text:span text:style-name="T1377">Vector3</text:span><text:span text:style-name="T1378">(0, 0, 0),<text:s/></text:span><text:span text:style-name="T1379">Vector3</text:span><text:span text:style-name="T1380">.UnitY);</text:span></text:p>
      <text:p text:style-name="P1"><text:span text:style-name="T1380"><text:s text:c="12"/>projection =<text:s/></text:span><text:span text:style-name="T1381">Matrix</text:span><text:span text:style-name="T1382">.CreatePerspectiveFieldOfView(</text:span><text:span text:style-name="T1383">MathHelper</text:span><text:span text:style-name="T1384">.ToRadians(57), 640f / 480f, 0.1f, 100f);</text:span></text:p>
      <text:p text:style-name="P1"><text:span text:style-name="T1384"/></text:p>
      <text:p text:style-name="P1"><text:span text:style-name="T1384"><text:s text:c="12"/></text:span><text:span text:style-name="T1385">if</text:span><text:span text:style-name="T1386"><text:s/>(showIndex == 4||showIndex==3)</text:span></text:p>
      <text:p text:style-name="P1"><text:span text:style-name="T1386"><text:s text:c="12"/>{</text:span></text:p>
      <text:p text:style-name="P1"><text:span text:style-name="T1386"><text:s text:c="16"/></text:span><text:span text:style-name="T1387">if</text:span><text:span text:style-name="T1388"><text:s/>(spin)</text:span></text:p>
      <text:p text:style-name="P1"><text:span text:style-name="T1388"><text:s text:c="16"/>{</text:span></text:p>
      <text:p text:style-name="P1"><text:span text:style-name="T1388"><text:s text:c="20"/>theta += 0.1f;</text:span></text:p>
      <text:p text:style-name="P1"><text:span text:style-name="T1388"><text:s text:c="16"/>}</text:span></text:p>
      <text:p text:style-name="P1"><text:span text:style-name="T1388"><text:s text:c="16"/></text:span><text:span text:style-name="T1389">if</text:span><text:span text:style-name="T1390"><text:s/>(theta &gt;= 6.3f)</text:span></text:p>
      <text:p text:style-name="P1"><text:span text:style-name="T1390"><text:s text:c="16"/>{</text:span></text:p>
      <text:p text:style-name="P1"><text:span text:style-name="T1390"><text:s text:c="20"/>spin =<text:s/></text:span><text:span text:style-name="T1391">false</text:span><text:span text:style-name="T1392">;</text:span></text:p>
      <text:p text:style-name="P1"><text:span text:style-name="T1392"><text:s text:c="20"/>theta = 0.0f;</text:span></text:p>
      <text:p text:style-name="P1"><text:span text:style-name="T1392"><text:s text:c="16"/>}</text:span></text:p>
      <text:p text:style-name="P1"><text:span text:style-name="T1392"/></text:p>
      <text:p text:style-name="P1"><text:span text:style-name="T1392"><text:s text:c="16"/>{</text:span></text:p>
      <text:p text:style-name="P1"><text:span text:style-name="T1392"><text:s text:c="20"/>thetaEarth += 0.01f;</text:span></text:p>
      <text:p text:style-name="P1"><text:span text:style-name="T1392"><text:s text:c="20"/>thetaMoon += 0.1f;</text:span></text:p>
      <text:p text:style-name="P1"><text:span text:style-name="T1392"><text:s text:c="20"/>thetaMercury += 0.08f;</text:span></text:p>
      <text:p text:style-name="P1"><text:span text:style-name="T1392"><text:s text:c="20"/>thetaVenus += 0.04f;</text:span></text:p>
      <text:p text:style-name="P1"><text:span text:style-name="T1392"><text:s text:c="20"/></text:span><text:span text:style-name="T1393">if</text:span><text:span text:style-name="T1394"><text:s/>(thetaEarth &gt;= 6.28)</text:span></text:p>
      <text:p text:style-name="P1"><text:span text:style-name="T1394"><text:s text:c="24"/>thetaEarth = 0;</text:span></text:p>
      <text:p text:style-name="P1"><text:span text:style-name="T1394"><text:s text:c="20"/></text:span><text:span text:style-name="T1395">if</text:span><text:span text:style-name="T1396"><text:s/>(thetaMoon &gt;= 6.28)</text:span></text:p>
      <text:p text:style-name="P1"><text:span text:style-name="T1396"><text:s text:c="24"/>thetaMoon = 0;</text:span></text:p>
      <text:p text:style-name="P1"><text:span text:style-name="T1396"><text:s text:c="20"/></text:span><text:span text:style-name="T1397">if</text:span><text:span text:style-name="T1398"><text:s/>(thetaMercury &gt;= 6.28)</text:span></text:p>
      <text:p text:style-name="P1"><text:span text:style-name="T1398"><text:s text:c="24"/>thetaMercury = 0;</text:span></text:p>
      <text:p text:style-name="P1"><text:span text:style-name="T1398"><text:s text:c="20"/></text:span><text:span text:style-name="T1399">if</text:span><text:span text:style-name="T1400"><text:s/>(thetaVenus &gt;= 6.28)</text:span></text:p>
      <text:p text:style-name="P1"><text:span text:style-name="T1400"><text:s text:c="24"/>thetaVenus = 0;</text:span></text:p>
      <text:p text:style-name="P1"><text:span text:style-name="T1400"><text:s text:c="16"/>}</text:span></text:p>
      <text:p text:style-name="P1"><text:span text:style-name="T1400"/></text:p>
      <text:p text:style-name="P1"><text:span text:style-name="T1400"><text:s text:c="16"/>depth[2] = 0;</text:span></text:p>
      <text:p text:style-name="P1"><text:span text:style-name="T1400"><text:s text:c="16"/>depth[3] = (</text:span><text:span text:style-name="T1401">float</text:span><text:span text:style-name="T1402">)(35.0 *<text:s/></text:span><text:span text:style-name="T1403">Math</text:span><text:span text:style-name="T1404">.Sin(thetaEarth));</text:span></text:p>
      <text:p text:style-name="P1"><text:span text:style-name="T1404"><text:s text:c="16"/>depth[4] = depth[3] + (</text:span><text:span text:style-name="T1405">float</text:span><text:span text:style-name="T1406">)(10.0 *<text:s/></text:span><text:span text:style-name="T1407">Math</text:span><text:span text:style-name="T1408">.Cos(thetaMoon));</text:span></text:p>
      <text:p text:style-name="P1"><text:span text:style-name="T1408"><text:s text:c="16"/>depth[5] = (</text:span><text:span text:style-name="T1409">float</text:span><text:span text:style-name="T1410">)(10.0 *<text:s/></text:span><text:span text:style-name="T1411">Math</text:span><text:span text:style-name="T1412">.Cos(thetaMercury));</text:span></text:p>
      <text:p text:style-name="P1"><text:span text:style-name="T1412"><text:s text:c="16"/>depth[6] = (</text:span><text:span text:style-name="T1413">float</text:span><text:span text:style-name="T1414">)(25.0 *<text:s/></text:span><text:span text:style-name="T1415">Math</text:span><text:span text:style-name="T1416">.Sin(thetaVenus));</text:span></text:p>
      <text:p text:style-name="P1"><text:span text:style-name="T1416"><text:s text:c="16"/></text:span><text:span text:style-name="T1417">int</text:span><text:span text:style-name="T1418"><text:s/>c1, c2, small1, c = 2;</text:span></text:p>
      <text:p text:style-name="P1"><text:span text:style-name="T1418"><text:s text:c="16"/></text:span><text:span text:style-name="T1419">float</text:span><text:span text:style-name="T1420"><text:s/>small = depth[2];</text:span></text:p>
      <text:p text:style-name="P1"><text:span text:style-name="T1420"><text:s text:c="16"/></text:span><text:span text:style-name="T1421">for</text:span><text:span text:style-name="T1422"><text:s/>(</text:span><text:span text:style-name="T1423">int</text:span><text:span text:style-name="T1424"><text:s/>i = 2; i &lt; 2 + count; i++)</text:span></text:p>
      <text:p text:style-name="P1"><text:span text:style-name="T1424"><text:s text:c="20"/></text:span><text:span text:style-name="T1425">if</text:span><text:span text:style-name="T1426"><text:s/>(depth[i] &lt; small)</text:span></text:p>
      <text:p text:style-name="P1"><text:span text:style-name="T1426"><text:s text:c="24"/>small = depth[i];</text:span></text:p>
      <text:p text:style-name="P1"><text:span text:style-name="T1426"><text:s text:c="16"/></text:span><text:span text:style-name="T1427">for</text:span><text:span text:style-name="T1428"><text:s/>(</text:span><text:span text:style-name="T1429">int</text:span><text:span text:style-name="T1430"><text:s/>i = 2; i &lt; 2 + count; i++)</text:span></text:p>
      <text:p text:style-name="P1"><text:span text:style-name="T1430"><text:s text:c="20"/></text:span><text:span text:style-name="T1431">if</text:span><text:span text:style-name="T1432"><text:s/>(depth[i] &gt; depth[c])</text:span></text:p>
      <text:p text:style-name="P1"><text:span text:style-name="T1432"><text:s text:c="24"/>c = i;</text:span></text:p>
      <text:p text:style-name="P1"><text:span text:style-name="T1432"><text:s text:c="16"/></text:span><text:span text:style-name="T1433">for</text:span><text:span text:style-name="T1434"><text:s/>(c1 = 0; c1 &lt; 10; c1++)</text:span></text:p>
      <text:p text:style-name="P1"><text:span text:style-name="T1434"><text:s text:c="20"/>index[c1] = 0;</text:span></text:p>
      <text:p text:style-name="P1"><text:span text:style-name="T1434"><text:s text:c="16"/>small -= 1;</text:span></text:p>
      <text:p text:style-name="P1"><text:span text:style-name="T1434"><text:s text:c="16"/></text:span><text:span text:style-name="T1435">for</text:span><text:span text:style-name="T1436"><text:s/>(c1 = 2; c1 &lt; 2 + count; c1++)</text:span></text:p>
      <text:p text:style-name="P1"><text:span text:style-name="T1436"><text:s text:c="16"/>{</text:span></text:p>
      <text:p text:style-name="P1"><text:span text:style-name="T1436"><text:s text:c="20"/>small1 = c;</text:span></text:p>
      <text:p text:style-name="P1"><text:span text:style-name="T1436"/></text:p>
      <text:p text:style-name="P1"><text:span text:style-name="T1436"><text:s text:c="20"/></text:span><text:span text:style-name="T1437">for</text:span><text:span text:style-name="T1438"><text:s/>(c2 = 2; c2 &lt; 2 + count; c2++)</text:span></text:p>
      <text:p text:style-name="P1"><text:span text:style-name="T1438"><text:s text:c="20"/>{</text:span></text:p>
      <text:p text:style-name="P1"><text:span text:style-name="T1438"><text:s text:c="24"/></text:span><text:span text:style-name="T1439">if</text:span><text:span text:style-name="T1440"><text:s/>(depth[c2] &lt; depth[small1] &amp;&amp; depth[c2] &gt; small)</text:span></text:p>
      <text:p text:style-name="P1"><text:span text:style-name="T1440"><text:s text:c="24"/>{</text:span></text:p>
      <text:p text:style-name="P1"><text:span text:style-name="T1440"><text:s text:c="28"/>small1 = c2;</text:span></text:p>
      <text:p text:style-name="P1"><text:span text:style-name="T1440"><text:s text:c="24"/>}</text:span></text:p>
      <text:p text:style-name="P1"><text:span text:style-name="T1440"><text:s text:c="20"/>}</text:span></text:p>
      <text:p text:style-name="P1"><text:span text:style-name="T1440"><text:s text:c="20"/>index[small1] = c1;</text:span></text:p>
      <text:p text:style-name="P1"><text:span text:style-name="T1440"><text:s text:c="20"/>small = depth[small1];</text:span></text:p>
      <text:p text:style-name="P1"><text:span text:style-name="T1440"><text:s text:c="16"/>}</text:span></text:p>
      <text:p text:style-name="P1"><text:span text:style-name="T1440"/></text:p>
      <text:p text:style-name="P1"><text:span text:style-name="T1440"><text:s text:c="12"/>}</text:span></text:p>
      <text:p text:style-name="P1"><text:span text:style-name="T1440"><text:s text:c="12"/></text:span><text:span text:style-name="T1441">int</text:span><text:span text:style-name="T1442"><text:s/>n;</text:span></text:p>
      <text:p text:style-name="P1"><text:span text:style-name="T1442"><text:s text:c="12"/></text:span><text:span text:style-name="T1443">for</text:span><text:span text:style-name="T1444"><text:s/>(n = 0; n &lt; 3; n++)</text:span></text:p>
      <text:p text:style-name="P1"><text:span text:style-name="T1444"><text:s text:c="12"/>{</text:span></text:p>
      <text:p text:style-name="P1"><text:span text:style-name="T1444"><text:s text:c="16"/>CloudPosition[n] += CloudSpeed[n];</text:span></text:p>
      <text:p text:style-name="P1"><text:span text:style-name="T1444"/></text:p>
      <text:p text:style-name="P1"><text:span text:style-name="T1444"><text:s text:c="16"/></text:span><text:span text:style-name="T1445">if</text:span><text:span text:style-name="T1446"><text:s/>(CloudPosition[n].X &gt; GraphicsDevice.Viewport.Width)</text:span></text:p>
      <text:p text:style-name="P1"><text:span text:style-name="T1446"><text:s text:c="16"/>{</text:span></text:p>
      <text:p text:style-name="P1"><text:span text:style-name="T1446"><text:s text:c="20"/>CloudPosition[n].X = -CloudTexture[n].Width;</text:span></text:p>
      <text:p text:style-name="P1"><text:span text:style-name="T1446"><text:s text:c="20"/>CloudPosition[n].Y = rand.Next(GraphicsDevice.Viewport.Height - CloudTexture[n].Height);</text:span></text:p>
      <text:p text:style-name="P1"><text:span text:style-name="T1446"><text:s text:c="16"/>}</text:span></text:p>
      <text:p text:style-name="P1"><text:span text:style-name="T1446"><text:s text:c="12"/>}</text:span></text:p>
      <text:p text:style-name="P1"><text:span text:style-name="T1446"/></text:p>
      <text:p text:style-name="P1"><text:span text:style-name="T1446"><text:s text:c="12"/></text:span><text:span text:style-name="T1447">for</text:span><text:span text:style-name="T1448"><text:s/>(n = 3; n &lt; 6; n++)</text:span></text:p>
      <text:p text:style-name="P1"><text:span text:style-name="T1448"><text:s text:c="12"/>{</text:span></text:p>
      <text:p text:style-name="P1"><text:span text:style-name="T1448"><text:s text:c="16"/>CloudPosition[n] += CloudSpeed[n - 3];</text:span></text:p>
      <text:p text:style-name="P1"><text:span text:style-name="T1448"/></text:p>
      <text:p text:style-name="P1"><text:span text:style-name="T1448"><text:s text:c="16"/></text:span><text:span text:style-name="T1449">if</text:span><text:span text:style-name="T1450"><text:s/>(CloudPosition[n].X &gt; GraphicsDevice.Viewport.Width)</text:span></text:p>
      <text:p text:style-name="P1"><text:span text:style-name="T1450"><text:s text:c="16"/>{</text:span></text:p>
      <text:p text:style-name="P1"><text:span text:style-name="T1450"><text:s text:c="20"/>CloudPosition[n].X = -CloudTexture[n].Width;</text:span></text:p>
      <text:p text:style-name="P1"><text:span text:style-name="T1450"><text:s text:c="20"/>CloudPosition[n].Y = rand.Next(GraphicsDevice.Viewport.Height - CloudTexture[n].Height);</text:span></text:p>
      <text:p text:style-name="P1"><text:span text:style-name="T1450"><text:s text:c="16"/>}</text:span></text:p>
      <text:p text:style-name="P1"><text:span text:style-name="T1450"><text:s text:c="12"/>}</text:span></text:p>
      <text:p text:style-name="P1"><text:span text:style-name="T1450"/></text:p>
      <text:p text:style-name="P1"><text:span text:style-name="T1450"><text:s text:c="12"/>world[2] =<text:s/></text:span><text:span text:style-name="T1451">Matrix</text:span><text:span text:style-name="T1452">.CreateScale(0.2f) *<text:s/></text:span><text:span text:style-name="T1453">Matrix</text:span><text:span text:style-name="T1454">.CreateTranslation(0, 0, 0);</text:span></text:p>
      <text:p text:style-name="P1"><text:span text:style-name="T1454"><text:s text:c="12"/>world[3] =<text:s/></text:span><text:span text:style-name="T1455">Matrix</text:span><text:span text:style-name="T1456">.CreateScale(0.06f) *<text:s/></text:span><text:span text:style-name="T1457">Matrix</text:span><text:span text:style-name="T1458">.CreateTranslation((</text:span><text:span text:style-name="T1459">float</text:span><text:span text:style-name="T1460">)(45.0 *<text:s/></text:span><text:span text:style-name="T1461">Math</text:span><text:span text:style-name="T1462">.Cos(thetaEarth)), 0f, (</text:span><text:span text:style-name="T1463">float</text:span><text:span text:style-name="T1464">)(45.0 *<text:s/></text:span><text:span text:style-name="T1465">Math</text:span><text:span text:style-name="T1466">.Sin(thetaEarth)));</text:span></text:p>
      <text:p text:style-name="P1"><text:span text:style-name="T1466"><text:s text:c="12"/>world[4] =<text:s/></text:span><text:span text:style-name="T1467">Matrix</text:span><text:span text:style-name="T1468">.CreateScale(0.02f) *<text:s/></text:span><text:span text:style-name="T1469">Matrix</text:span><text:span text:style-name="T1470">.CreateTranslation((</text:span><text:span text:style-name="T1471">float</text:span><text:span text:style-name="T1472">)(45.0 *<text:s/></text:span><text:span text:style-name="T1473">Math</text:span><text:span text:style-name="T1474">.Cos(thetaEarth) + 10.0 *<text:s/></text:span><text:span text:style-name="T1475">Math</text:span><text:span text:style-name="T1476">.Sin(thetaMoon) *<text:s/></text:span><text:span text:style-name="T1477">Math</text:span><text:span text:style-name="T1478">.Cos(5.12)), (</text:span><text:span text:style-name="T1479">float</text:span><text:span text:style-name="T1480">)(10.0 *<text:s/></text:span><text:span text:style-name="T1481">Math</text:span><text:span text:style-name="T1482">.Sin(thetaMoon) *<text:s/></text:span><text:span text:style-name="T1483">Math</text:span><text:span text:style-name="T1484">.Sin(5.12)), (</text:span><text:span text:style-name="T1485">float</text:span><text:span text:style-name="T1486">)(45.0 *<text:s/></text:span><text:span text:style-name="T1487">Math</text:span><text:span text:style-name="T1488">.Sin(thetaEarth)+ 10.0 *<text:s/></text:span><text:span text:style-name="T1489">Math</text:span><text:span text:style-name="T1490">.Cos(thetaMoon))) ;</text:span></text:p>
      <text:p text:style-name="P1"><text:span text:style-name="T1490"><text:s text:c="12"/>world[5] =<text:s/></text:span><text:span text:style-name="T1491">Matrix</text:span><text:span text:style-name="T1492">.CreateScale(0.02f) *<text:s/></text:span><text:span text:style-name="T1493">Matrix</text:span><text:span text:style-name="T1494">.CreateTranslation((</text:span><text:span text:style-name="T1495">float</text:span><text:span text:style-name="T1496">)(18.0f *<text:s/></text:span><text:span text:style-name="T1497">Math</text:span><text:span text:style-name="T1498">.Sin(thetaMercury) *<text:s/></text:span><text:span text:style-name="T1499">Math</text:span><text:span text:style-name="T1500">.Cos(</text:span><text:span text:style-name="T1501">MathHelper</text:span><text:span text:style-name="T1502">.ToRadians(7.0f))),(</text:span><text:span text:style-name="T1503">float</text:span><text:span text:style-name="T1504">)(18.0f *<text:s/></text:span><text:span text:style-name="T1505">Math</text:span><text:span text:style-name="T1506">.Sin(thetaMercury) *<text:s/></text:span><text:span text:style-name="T1507">Math</text:span><text:span text:style-name="T1508">.Sin(</text:span><text:span text:style-name="T1509">MathHelper</text:span><text:span text:style-name="T1510">.ToRadians(7.0f))), (</text:span><text:span text:style-name="T1511">float</text:span><text:span text:style-name="T1512">)(10.0 *<text:s/></text:span><text:span text:style-name="T1513">Math</text:span><text:span text:style-name="T1514">.Cos(thetaMercury)));</text:span></text:p>
      <text:p text:style-name="P1"><text:span text:style-name="T1514"><text:s text:c="12"/>world[6] =<text:s/></text:span><text:span text:style-name="T1515">Matrix</text:span><text:span text:style-name="T1516">.CreateScale(0.04f) *<text:s/></text:span><text:span text:style-name="T1517">Matrix</text:span><text:span text:style-name="T1518">.CreateTranslation((</text:span><text:span text:style-name="T1519">float</text:span><text:span text:style-name="T1520">)(25.0 *<text:s/></text:span><text:span text:style-name="T1521">Math</text:span><text:span text:style-name="T1522">.Sin(thetaVenus)), 0f, (</text:span><text:span text:style-name="T1523">float</text:span><text:span text:style-name="T1524">)(25.0 *<text:s/></text:span><text:span text:style-name="T1525">Math</text:span><text:span text:style-name="T1526">.Cos(thetaVenus)));</text:span></text:p>
      <text:p text:style-name="P1"><text:span text:style-name="T1526"><text:s text:c="12"/></text:span></text:p>
      <text:p text:style-name="P1"><text:span text:style-name="T1526"><text:s text:c="12"/>world[0] =<text:s/></text:span><text:span text:style-name="T1527">Matrix</text:span><text:span text:style-name="T1528">.CreateScale(0.003f) *(<text:s/></text:span><text:span text:style-name="T1529">Matrix</text:span><text:span text:style-name="T1530">.CreateRotationY(theta) * world[0]);</text:span></text:p>
      <text:p text:style-name="P1"><text:span text:style-name="T1530"><text:s text:c="12"/></text:span><text:span text:style-name="T1531">//for (c1 = 2; c1 &lt; 7; c1++)</text:span><text:span text:style-name="T1532"/></text:p>
      <text:p text:style-name="P1"><text:span text:style-name="T1532"><text:s text:c="12"/></text:span><text:span text:style-name="T1533">//<text:s text:c="4"/>world[c1] *= Matrix.CreateTranslation(0, -4, 0);</text:span><text:span text:style-name="T1534"/></text:p>
      <text:p text:style-name="P1"><text:span text:style-name="T1534"/></text:p>
      <text:p text:style-name="P1"><text:span text:style-name="T1534"><text:s text:c="12"/></text:span><text:span text:style-name="T1535">switch</text:span><text:span text:style-name="T1536"><text:s/>(showIndex)</text:span></text:p>
      <text:p text:style-name="P1"><text:span text:style-name="T1536"><text:s text:c="12"/>{</text:span></text:p>
      <text:p text:style-name="P1"><text:span text:style-name="T1536"><text:s text:c="16"/></text:span><text:span text:style-name="T1537">case</text:span><text:span text:style-name="T1538"><text:s/>2:</text:span></text:p>
      <text:p text:style-name="P1"><text:span text:style-name="T1538"/></text:p>
      <text:p text:style-name="P1"><text:span text:style-name="T1538"><text:s text:c="20"/></text:span><text:span text:style-name="T1539">if</text:span><text:span text:style-name="T1540"><text:s/>(placedJointNum == 1)</text:span></text:p>
      <text:p text:style-name="P1"><text:span text:style-name="T1540"><text:s text:c="20"/>{</text:span></text:p>
      <text:p text:style-name="P1"><text:span text:style-name="T1540"><text:s text:c="24"/>world[0] =<text:s/></text:span><text:span text:style-name="T1541">Matrix</text:span><text:span text:style-name="T1542">.CreateRotationX(-0.3f) *<text:s/></text:span><text:span text:style-name="T1543">Matrix</text:span><text:span text:style-name="T1544">.CreateScale(8.0f / (LeftHandDepth ^ 2)) *<text:s/></text:span><text:span text:style-name="T1545">Matrix</text:span><text:span text:style-name="T1546">.CreateTranslation(27.0f * (leftHandPosition.X - 320) / 240, -27.0f * (leftHandPosition.Y - 240) / 240, 0);</text:span></text:p>
      <text:p text:style-name="P1"><text:span text:style-name="T1546"><text:s text:c="24"/>world[1] =<text:s/></text:span><text:span text:style-name="T1547">Matrix</text:span><text:span text:style-name="T1548">.CreateScale(200.0f / (RightHandDepth ^ 2)) *<text:s/></text:span><text:span text:style-name="T1549">Matrix</text:span><text:span text:style-name="T1550">.CreateTranslation(27.0f * (rightHandPosition.X - 320) / 240, -27.0f * (rightHandPosition.Y - 255) / 240, -10.0f);</text:span></text:p>
      <text:p text:style-name="P1"><text:span text:style-name="T1550"><text:s text:c="23"/></text:span><text:span text:style-name="T1551">// world[7] = Matrix.CreateScale(16.0f / (RightHandDepth ^ 2)) * Matrix.CreateTranslation(27.0f * (rightHandPosition.X - 320) / 240, -27.0f * (rightHandPosition.Y - 240) / 240 + 2f, 0);</text:span><text:span text:style-name="T1552"/></text:p>
      <text:p text:style-name="P1"><text:span text:style-name="T1552"><text:s text:c="23"/></text:span></text:p>
      <text:p text:style-name="P1"><text:span text:style-name="T1552"><text:s text:c="20"/>}</text:span></text:p>
      <text:p text:style-name="P1"><text:span text:style-name="T1552"><text:s text:c="20"/></text:span><text:span text:style-name="T1553">if</text:span><text:span text:style-name="T1554"><text:s/>(placedJointNum == 2)</text:span></text:p>
      <text:p text:style-name="P1"><text:span text:style-name="T1554"><text:s text:c="20"/>{</text:span></text:p>
      <text:p text:style-name="P1"><text:span text:style-name="T1554"><text:s text:c="24"/>world[1] =</text:span><text:span text:style-name="T1555">Matrix</text:span><text:span text:style-name="T1556">.CreateScale(200.0f / (LeftHandDepth ^ 2)) *<text:s/></text:span><text:span text:style-name="T1557">Matrix</text:span><text:span text:style-name="T1558">.CreateTranslation(27.0f * (leftHandPosition.X - 320) / 240, -27.0f * (leftHandPosition.Y - 255) / 240, -10.0f);</text:span></text:p>
      <text:p text:style-name="P1"><text:span text:style-name="T1558"><text:s text:c="24"/>world[0] =<text:s/></text:span><text:span text:style-name="T1559">Matrix</text:span><text:span text:style-name="T1560">.CreateRotationX(-0.3f) *<text:s/></text:span><text:span text:style-name="T1561">Matrix</text:span><text:span text:style-name="T1562">.CreateScale(8.0f / (RightHandDepth ^ 2)) *<text:s/></text:span><text:span text:style-name="T1563">Matrix</text:span><text:span text:style-name="T1564">.CreateTranslation(27.0f * (rightHandPosition.X - 320) / 240, -27.0f * (rightHandPosition.Y - 240) / 240, 0);</text:span></text:p>
      <text:p text:style-name="P1"><text:span text:style-name="T1564"><text:s text:c="23"/></text:span><text:span text:style-name="T1565">// world[7] = Matrix.CreateScale(16.0f / (LeftHandDepth ^ 2)) * Matrix.CreateTranslation(27.0f * (leftHandPosition.X - 320) / 240, -27.0f * (leftHandPosition.Y - 240) / 240 + 2f, 0);</text:span><text:span text:style-name="T1566"/></text:p>
      <text:p text:style-name="P1"><text:span text:style-name="T1566"><text:s text:c="23"/></text:span></text:p>
      <text:p text:style-name="P1"><text:span text:style-name="T1566"><text:s text:c="20"/>}</text:span></text:p>
      <text:p text:style-name="P1"><text:span text:style-name="T1566"><text:s text:c="20"/></text:span><text:span text:style-name="T1567">if</text:span><text:span text:style-name="T1568"><text:s/>(count == 1)</text:span></text:p>
      <text:p text:style-name="P1"><text:span text:style-name="T1568"><text:s text:c="20"/>{</text:span></text:p>
      <text:p text:style-name="P1"><text:span text:style-name="T1568"><text:s text:c="24"/>world[1] =<text:s/></text:span><text:span text:style-name="T1569">Matrix</text:span><text:span text:style-name="T1570">.CreateScale(0.05f)*world[1];</text:span></text:p>
      <text:p text:style-name="P1"><text:span text:style-name="T1570"><text:s text:c="23"/></text:span><text:span text:style-name="T1571">// world[1] = Matrix.CreateTranslation(0, -3, 1);</text:span><text:span text:style-name="T1572"/></text:p>
      <text:p text:style-name="P1"><text:span text:style-name="T1572"><text:s text:c="24"/>world[1] *=<text:s/></text:span><text:span text:style-name="T1573">Matrix</text:span><text:span text:style-name="T1574">.CreateRotationX(1.57f);</text:span></text:p>
      <text:p text:style-name="P1"><text:span text:style-name="T1574"><text:s text:c="24"/>world[1] *=<text:s/></text:span><text:span text:style-name="T1575">Matrix</text:span><text:span text:style-name="T1576">.CreateRotationY(1.0f);</text:span></text:p>
      <text:p text:style-name="P1"><text:span text:style-name="T1576"><text:s text:c="20"/>}</text:span></text:p>
      <text:p text:style-name="P1"><text:span text:style-name="T1576"><text:s text:c="20"/></text:span><text:span text:style-name="T1577">break</text:span><text:span text:style-name="T1578">;</text:span></text:p>
      <text:p text:style-name="P1"><text:span text:style-name="T1578"><text:s text:c="16"/></text:span><text:span text:style-name="T1579">case</text:span><text:span text:style-name="T1580"><text:s/>3:</text:span></text:p>
      <text:p text:style-name="P1"><text:span text:style-name="T1580"><text:s text:c="20"/></text:span><text:span text:style-name="T1581">if</text:span><text:span text:style-name="T1582">(count&gt;1)</text:span></text:p>
      <text:p text:style-name="P1"><text:span text:style-name="T1582"><text:s text:c="20"/>videoPlayer.Play(clouds);</text:span></text:p>
      <text:p text:style-name="P1"><text:span text:style-name="T1582"><text:s text:c="20"/>world[0] =<text:s/></text:span><text:span text:style-name="T1583">Matrix</text:span><text:span text:style-name="T1584">.CreateRotationZ(0.4f) *<text:s/></text:span><text:span text:style-name="T1585">Matrix</text:span><text:span text:style-name="T1586">.CreateRotationX(</text:span><text:span text:style-name="T1587">MathHelper</text:span><text:span text:style-name="T1588">.ToRadians(-20.0f)) *<text:s/></text:span><text:span text:style-name="T1589">Matrix</text:span><text:span text:style-name="T1590">.CreateScale(19.0f / (headDepth ^ 2)) *<text:s/></text:span><text:span text:style-name="T1591">Matrix</text:span><text:span text:style-name="T1592">.CreateTranslation(28.0f * (headPosition.X - 300) / 240, -27.2f * (headPosition.Y - 250) / 240 - 2.2f, 0f);</text:span></text:p>
      <text:p text:style-name="P1"><text:span text:style-name="T1592"><text:s text:c="20"/></text:span><text:span text:style-name="T1593">break</text:span><text:span text:style-name="T1594">;</text:span></text:p>
      <text:p text:style-name="P1"><text:span text:style-name="T1594"><text:s text:c="16"/></text:span></text:p>
      <text:p text:style-name="P1"><text:span text:style-name="T1594"><text:s text:c="16"/></text:span><text:span text:style-name="T1595">case</text:span><text:span text:style-name="T1596"><text:s/>4:</text:span></text:p>
      <text:p text:style-name="P1"><text:span text:style-name="T1596"><text:s text:c="20"/></text:span><text:span text:style-name="T1597">if</text:span><text:span text:style-name="T1598"><text:s/>(placedJointNum == 0)</text:span></text:p>
      <text:p text:style-name="P1"><text:span text:style-name="T1598"><text:s text:c="20"/>{</text:span></text:p>
      <text:p text:style-name="P1"><text:span text:style-name="T1598"><text:s text:c="24"/>world[0] =<text:s/></text:span><text:span text:style-name="T1599">Matrix</text:span><text:span text:style-name="T1600">.CreateRotationZ(0.4f) *<text:s/></text:span><text:span text:style-name="T1601">Matrix</text:span><text:span text:style-name="T1602">.CreateRotationX(</text:span><text:span text:style-name="T1603">MathHelper</text:span><text:span text:style-name="T1604">.ToRadians(-20.0f)) *<text:s/></text:span><text:span text:style-name="T1605">Matrix</text:span><text:span text:style-name="T1606">.CreateScale(9.0f / (headDepth ^ 2)) *<text:s/></text:span><text:span text:style-name="T1607">Matrix</text:span><text:span text:style-name="T1608">.CreateTranslation(28.0f * (headPosition.X - 300) / 240, -27.2f * (headPosition.Y - 250) / 240 - 2.2f, 0f);</text:span></text:p>
      <text:p text:style-name="P1"><text:span text:style-name="T1608"><text:s text:c="19"/></text:span></text:p>
      <text:p text:style-name="P1"><text:span text:style-name="T1608"><text:s text:c="20"/>}</text:span></text:p>
      <text:p text:style-name="P1"><text:span text:style-name="T1608"><text:s text:c="20"/></text:span><text:span text:style-name="T1609">if</text:span><text:span text:style-name="T1610"><text:s/>(placedJointNum == 1)</text:span></text:p>
      <text:p text:style-name="P1"><text:span text:style-name="T1610"><text:s text:c="20"/>{</text:span></text:p>
      <text:p text:style-name="P1"><text:span text:style-name="T1610"><text:s text:c="24"/></text:span></text:p>
      <text:p text:style-name="P1"><text:span text:style-name="T1610"><text:s text:c="27"/></text:span><text:span text:style-name="T1611">if</text:span><text:span text:style-name="T1612">(count==-1)</text:span></text:p>
      <text:p text:style-name="P1"><text:span text:style-name="T1612"><text:s text:c="31"/>world[0] =<text:s/></text:span><text:span text:style-name="T1613">Matrix</text:span><text:span text:style-name="T1614">.CreateRotationX(-0.3f) *<text:s/></text:span><text:span text:style-name="T1615">Matrix</text:span><text:span text:style-name="T1616">.CreateScale(8.0f / (LeftHandDepth ^ 2)) *<text:s/></text:span><text:span text:style-name="T1617">Matrix</text:span><text:span text:style-name="T1618">.CreateTranslation(27.0f * (leftHandPosition.X - 320) / 240, -27.0f * (leftHandPosition.Y - 240) / 240, 0);</text:span></text:p>
      <text:p text:style-name="P1"><text:span text:style-name="T1618"><text:s text:c="27"/></text:span><text:span text:style-name="T1619">else</text:span><text:span text:style-name="T1620"/></text:p>
      <text:p text:style-name="P1"><text:span text:style-name="T1620"><text:s text:c="31"/>world[0] =<text:s/></text:span><text:span text:style-name="T1621">Matrix</text:span><text:span text:style-name="T1622">.CreateRotationX(-0.3f) *<text:s/></text:span><text:span text:style-name="T1623">Matrix</text:span><text:span text:style-name="T1624">.CreateScale(8.0f / (RightHandDepth ^ 2)) *<text:s/></text:span><text:span text:style-name="T1625">Matrix</text:span><text:span text:style-name="T1626">.CreateTranslation(27.0f * (rightHandPosition.X - 320) / 240, -27.0f * (rightHandPosition.Y - 240) / 240, 0);</text:span></text:p>
      <text:p text:style-name="P1"><text:span text:style-name="T1626"><text:s text:c="22"/></text:span></text:p>
      <text:p text:style-name="P1"><text:span text:style-name="T1626"><text:s text:c="28"/>world[7] =<text:s/></text:span><text:span text:style-name="T1627">Matrix</text:span><text:span text:style-name="T1628">.CreateScale(16.0f / (LeftHandDepth ^ 2)) *<text:s/></text:span><text:span text:style-name="T1629">Matrix</text:span><text:span text:style-name="T1630">.CreateTranslation(27.0f * (leftHandPosition.X - 320) / 240, -27.0f * (leftHandPosition.Y - 240) / 240 + 2f, 0);</text:span></text:p>
      <text:p text:style-name="P1"><text:span text:style-name="T1630"><text:s text:c="24"/></text:span></text:p>
      <text:p text:style-name="P1"><text:span text:style-name="T1630"><text:s text:c="24"/>handDepthPrev = handDepthCur;</text:span></text:p>
      <text:p text:style-name="P1"><text:span text:style-name="T1630"><text:s text:c="24"/>handDepthCur = LeftHandDepth;</text:span></text:p>
      <text:p text:style-name="P1"><text:span text:style-name="T1630"><text:s text:c="20"/>}</text:span></text:p>
      <text:p text:style-name="P1"><text:span text:style-name="T1630"><text:s text:c="20"/></text:span><text:span text:style-name="T1631">if</text:span><text:span text:style-name="T1632"><text:s/>(placedJointNum == 2)</text:span></text:p>
      <text:p text:style-name="P1"><text:span text:style-name="T1632"><text:s text:c="20"/>{</text:span></text:p>
      <text:p text:style-name="P1"><text:span text:style-name="T1632"><text:s text:c="24"/></text:span><text:span text:style-name="T1633">if</text:span><text:span text:style-name="T1634">(count==-1)</text:span></text:p>
      <text:p text:style-name="P1"><text:span text:style-name="T1634"><text:s text:c="28"/>world[0] =<text:s/></text:span><text:span text:style-name="T1635">Matrix</text:span><text:span text:style-name="T1636">.CreateRotationX(-0.3f) *<text:s/></text:span><text:span text:style-name="T1637">Matrix</text:span><text:span text:style-name="T1638">.CreateScale(8.0f / (RightHandDepth ^ 2)) *<text:s/></text:span><text:span text:style-name="T1639">Matrix</text:span><text:span text:style-name="T1640">.CreateTranslation(27.0f * (rightHandPosition.X - 320) / 240, -27.0f * (rightHandPosition.Y - 240) / 240, 0);</text:span></text:p>
      <text:p text:style-name="P1"><text:span text:style-name="T1640"><text:s text:c="24"/></text:span><text:span text:style-name="T1641">else</text:span><text:span text:style-name="T1642"/></text:p>
      <text:p text:style-name="P1"><text:span text:style-name="T1642"><text:s text:c="28"/>world[0] =<text:s/></text:span><text:span text:style-name="T1643">Matrix</text:span><text:span text:style-name="T1644">.CreateRotationX(-0.3f) *<text:s/></text:span><text:span text:style-name="T1645">Matrix</text:span><text:span text:style-name="T1646">.CreateScale(8.0f / (LeftHandDepth ^ 2)) *<text:s/></text:span><text:span text:style-name="T1647">Matrix</text:span><text:span text:style-name="T1648">.CreateTranslation(27.0f * (leftHandPosition.X - 320) / 240, -27.0f * (leftHandPosition.Y - 240) / 240, 0);</text:span></text:p>
      <text:p text:style-name="P1"><text:span text:style-name="T1648"><text:s text:c="25"/></text:span></text:p>
      <text:p text:style-name="P1"><text:span text:style-name="T1648"><text:s text:c="28"/>world[7] =<text:s/></text:span><text:span text:style-name="T1649">Matrix</text:span><text:span text:style-name="T1650">.CreateScale(16.0f / (RightHandDepth ^ 2)) *<text:s/></text:span><text:span text:style-name="T1651">Matrix</text:span><text:span text:style-name="T1652">.CreateTranslation(27.0f * (rightHandPosition.X - 320) / 240, -27.0f * (rightHandPosition.Y - 240) / 240 + 2f, 0);</text:span></text:p>
      <text:p text:style-name="P1"><text:span text:style-name="T1652"><text:s text:c="24"/></text:span></text:p>
      <text:p text:style-name="P1"><text:span text:style-name="T1652"><text:s text:c="24"/>handDepthPrev = handDepthCur;</text:span></text:p>
      <text:p text:style-name="P1"><text:span text:style-name="T1652"><text:s text:c="24"/>handDepthCur = RightHandDepth;</text:span></text:p>
      <text:p text:style-name="P1"><text:span text:style-name="T1652"><text:s text:c="20"/>}</text:span></text:p>
      <text:p text:style-name="P1"><text:span text:style-name="T1652"><text:s text:c="20"/></text:span><text:span text:style-name="T1653">//videoPlayer.Play(myVideoFile);</text:span><text:span text:style-name="T1654"/></text:p>
      <text:p text:style-name="P1"><text:span text:style-name="T1654"><text:s text:c="20"/></text:span><text:span text:style-name="T1655">//if (GamePad.GetState(PlayerIndex.One).Buttons.Back == ButtonState.Pressed)</text:span><text:span text:style-name="T1656"/></text:p>
      <text:p text:style-name="P1"><text:span text:style-name="T1656"><text:s text:c="20"/></text:span><text:span text:style-name="T1657">//<text:s text:c="4"/>this.Exit();</text:span><text:span text:style-name="T1658"/></text:p>
      <text:p text:style-name="P1"><text:span text:style-name="T1658"><text:s text:c="20"/></text:span><text:span text:style-name="T1659">break</text:span><text:span text:style-name="T1660">;</text:span></text:p>
      <text:p text:style-name="P1"><text:span text:style-name="T1660"><text:s text:c="16"/></text:span><text:span text:style-name="T1661">case</text:span><text:span text:style-name="T1662"><text:s/>0:</text:span></text:p>
      <text:p text:style-name="P1"><text:span text:style-name="T1662"><text:s text:c="20"/>{</text:span></text:p>
      <text:p text:style-name="P1"><text:span text:style-name="T1662"><text:s text:c="24"/></text:span><text:span text:style-name="T1663">if</text:span><text:span text:style-name="T1664"><text:s/>(placedJointNum == 1)</text:span></text:p>
      <text:p text:style-name="P1"><text:span text:style-name="T1664"><text:s text:c="28"/>world[0] =<text:s/></text:span><text:span text:style-name="T1665">Matrix</text:span><text:span text:style-name="T1666">.CreateScale(16.0f / (LeftHandDepth ^ 2)) *<text:s/></text:span><text:span text:style-name="T1667">Matrix</text:span><text:span text:style-name="T1668">.CreateTranslation(27.0f * (leftHandPosition.X - 320) / 240, -27.0f * (leftHandPosition.Y - 240) / 240, 0);</text:span></text:p>
      <text:p text:style-name="P1"><text:span text:style-name="T1668"><text:s text:c="24"/></text:span><text:span text:style-name="T1669">if</text:span><text:span text:style-name="T1670"><text:s/>(placedJointNum == 2)</text:span></text:p>
      <text:p text:style-name="P1"><text:span text:style-name="T1670"><text:s text:c="28"/>world[0] =<text:s/></text:span><text:span text:style-name="T1671">Matrix</text:span><text:span text:style-name="T1672">.CreateScale(16.0f / (RightHandDepth ^ 2)) *<text:s/></text:span><text:span text:style-name="T1673">Matrix</text:span><text:span text:style-name="T1674">.CreateTranslation(27.0f * (rightHandPosition.X - 320) / 240, -27.0f * (rightHandPosition.Y - 240) / 240, 0);</text:span></text:p>
      <text:p text:style-name="P1"><text:span text:style-name="T1674"/></text:p>
      <text:p text:style-name="P1"><text:span text:style-name="T1674"><text:s text:c="20"/>}</text:span><text:span text:style-name="T1675">break</text:span><text:span text:style-name="T1676">;</text:span></text:p>
      <text:p text:style-name="P1"><text:span text:style-name="T1676"><text:s text:c="16"/></text:span><text:span text:style-name="T1677">case</text:span><text:span text:style-name="T1678"><text:s/>1:</text:span></text:p>
      <text:p text:style-name="P1"><text:span text:style-name="T1678"><text:s text:c="21"/>{</text:span></text:p>
      <text:p text:style-name="P1"><text:span text:style-name="T1678"><text:s text:c="24"/></text:span><text:span text:style-name="T1679">if</text:span><text:span text:style-name="T1680"><text:s/>(placedJointNum == 0)</text:span></text:p>
      <text:p text:style-name="P1"><text:span text:style-name="T1680"><text:s text:c="28"/>world[0] =<text:s/></text:span><text:span text:style-name="T1681">Matrix</text:span><text:span text:style-name="T1682">.CreateRotationZ(0.4f)*<text:s/></text:span><text:span text:style-name="T1683">Matrix</text:span><text:span text:style-name="T1684">.CreateRotationX(</text:span><text:span text:style-name="T1685">MathHelper</text:span><text:span text:style-name="T1686">.ToRadians(-5)) *<text:s/></text:span><text:span text:style-name="T1687">Matrix</text:span><text:span text:style-name="T1688">.CreateScale(19.0f / (headDepth ^ 2)) *<text:s/></text:span><text:span text:style-name="T1689">Matrix</text:span><text:span text:style-name="T1690">.CreateTranslation(28.0f * (headPosition.X - 300) / 240 , -27.2f * (headPosition.Y - 250) / 240 -2.2f, 0f);</text:span></text:p>
      <text:p text:style-name="P1"><text:span text:style-name="T1690"><text:s text:c="24"/></text:span><text:span text:style-name="T1691">if</text:span><text:span text:style-name="T1692"><text:s/>(placedJointNum == 1)</text:span></text:p>
      <text:p text:style-name="P1"><text:span text:style-name="T1692"><text:s text:c="28"/>world[0] =<text:s/></text:span><text:span text:style-name="T1693">Matrix</text:span><text:span text:style-name="T1694">.CreateScale(16.0f / (LeftHandDepth ^ 2)) *<text:s/></text:span><text:span text:style-name="T1695">Matrix</text:span><text:span text:style-name="T1696">.CreateTranslation(27.0f * (leftHandPosition.X - 320) / 240, -27.0f * (leftHandPosition.Y - 240) / 240, 0);</text:span></text:p>
      <text:p text:style-name="P1"><text:span text:style-name="T1696"><text:s text:c="24"/></text:span><text:span text:style-name="T1697">if</text:span><text:span text:style-name="T1698"><text:s/>(placedJointNum == 2)</text:span></text:p>
      <text:p text:style-name="P1"><text:span text:style-name="T1698"><text:s text:c="28"/>world[0] =<text:s/></text:span><text:span text:style-name="T1699">Matrix</text:span><text:span text:style-name="T1700">.CreateScale(16.0f / (RightHandDepth ^ 2)) *<text:s/></text:span><text:span text:style-name="T1701">Matrix</text:span><text:span text:style-name="T1702">.CreateTranslation(27.0f * (rightHandPosition.X - 320) / 240, -27.0f * (rightHandPosition.Y - 240) / 240, 0);</text:span></text:p>
      <text:p text:style-name="P1"><text:span text:style-name="T1702"/></text:p>
      <text:p text:style-name="P1"><text:span text:style-name="T1702"><text:s text:c="20"/>}</text:span><text:span text:style-name="T1703">break</text:span><text:span text:style-name="T1704">;</text:span></text:p>
      <text:p text:style-name="P1"><text:span text:style-name="T1704"><text:s text:c="12"/>}</text:span></text:p>
      <text:p text:style-name="P1"><text:span text:style-name="T1704"/></text:p>
      <text:p text:style-name="P1"><text:span text:style-name="T1704"><text:s text:c="11"/></text:span></text:p>
      <text:p text:style-name="P1"><text:span text:style-name="T1704"><text:s text:c="12"/></text:span><text:span text:style-name="T1705">base</text:span><text:span text:style-name="T1706">.Update(gameTime);</text:span></text:p>
      <text:p text:style-name="P1"><text:span text:style-name="T1706"><text:s text:c="8"/>}</text:span></text:p>
      <text:p text:style-name="P1"><text:span text:style-name="T1706"/></text:p>
      <text:p text:style-name="P1"><text:span text:style-name="T1706"><text:s text:c="8"/></text:span><text:span text:style-name="T1707">protected</text:span><text:span text:style-name="T1708"><text:s/></text:span><text:span text:style-name="T1709">override</text:span><text:span text:style-name="T1710"><text:s/></text:span><text:span text:style-name="T1711">void</text:span><text:span text:style-name="T1712"><text:s/>Draw(</text:span><text:span text:style-name="T1713">GameTime</text:span><text:span text:style-name="T1714"><text:s/>gameTime)</text:span></text:p>
      <text:p text:style-name="P1"><text:span text:style-name="T1714"><text:s text:c="8"/>{</text:span></text:p>
      <text:p text:style-name="P1"><text:span text:style-name="T1714"><text:s text:c="12"/>GraphicsDevice.Clear(</text:span><text:span text:style-name="T1715">Color</text:span><text:span text:style-name="T1716">.Black);</text:span></text:p>
      <text:p text:style-name="P1"><text:span text:style-name="T1716"><text:s text:c="12"/></text:span></text:p>
      <text:p text:style-name="P1"><text:span text:style-name="T1716"><text:s text:c="12"/></text:span></text:p>
      <text:p text:style-name="P1"><text:span text:style-name="T1716"><text:s text:c="12"/></text:span><text:span text:style-name="T1717">if</text:span><text:span text:style-name="T1718"><text:s/>(background ==<text:s/></text:span><text:span text:style-name="T1719">true</text:span><text:span text:style-name="T1720">)</text:span></text:p>
      <text:p text:style-name="P1"><text:span text:style-name="T1720"><text:s text:c="12"/>{</text:span></text:p>
      <text:p text:style-name="P1"><text:span text:style-name="T1720"><text:s text:c="16"/>spriteBatch.Begin();</text:span></text:p>
      <text:p text:style-name="P1"><text:span text:style-name="T1720"><text:s text:c="16"/>spriteBatch.Draw(stage,<text:s/></text:span><text:span text:style-name="T1721">new</text:span><text:span text:style-name="T1722"><text:s/></text:span><text:span text:style-name="T1723">Rectangle</text:span><text:span text:style-name="T1724">(0, 0, 640, 480),<text:s/></text:span><text:span text:style-name="T1725">Color</text:span><text:span text:style-name="T1726">.White);</text:span></text:p>
      <text:p text:style-name="P1"><text:span text:style-name="T1726"><text:s text:c="16"/>spriteBatch.End();</text:span></text:p>
      <text:p text:style-name="P1"><text:span text:style-name="T1726"><text:s text:c="12"/>}</text:span></text:p>
      <text:p text:style-name="P1"><text:span text:style-name="T1726"><text:s text:c="12"/></text:span><text:span text:style-name="T1727">if</text:span><text:span text:style-name="T1728"><text:s/>(showIndex == 5)</text:span></text:p>
      <text:p text:style-name="P1"><text:span text:style-name="T1728"><text:s text:c="12"/>{</text:span></text:p>
      <text:p text:style-name="P1"><text:span text:style-name="T1728"><text:s text:c="16"/>spriteBatch.Begin();</text:span></text:p>
      <text:p text:style-name="P1"><text:span text:style-name="T1728"><text:s text:c="16"/>spriteBatch.Draw(kinectRGBVideo,<text:s/></text:span><text:span text:style-name="T1729">new</text:span><text:span text:style-name="T1730"><text:s/></text:span><text:span text:style-name="T1731">Rectangle</text:span><text:span text:style-name="T1732">(0, 0, 640, 480),<text:s/></text:span><text:span text:style-name="T1733">Color</text:span><text:span text:style-name="T1734">.White);</text:span></text:p>
      <text:p text:style-name="P1"><text:span text:style-name="T1734"><text:s text:c="16"/></text:span><text:span text:style-name="T1735">if</text:span><text:span text:style-name="T1736"><text:s/>(count == 1)</text:span></text:p>
      <text:p text:style-name="P1"><text:span text:style-name="T1736"><text:s text:c="20"/>spriteBatch.Draw(hand,<text:s/></text:span><text:span text:style-name="T1737">new</text:span><text:span text:style-name="T1738"><text:s/></text:span><text:span text:style-name="T1739">Rectangle</text:span><text:span text:style-name="T1740">(0, 0, 640, 480),<text:s/></text:span><text:span text:style-name="T1741">Color</text:span><text:span text:style-name="T1742">.White);</text:span></text:p>
      <text:p text:style-name="P1"><text:span text:style-name="T1742"><text:s text:c="16"/>spriteBatch.End();</text:span></text:p>
      <text:p text:style-name="P1"><text:span text:style-name="T1742"><text:s text:c="12"/>}</text:span></text:p>
      <text:p text:style-name="P1"><text:span text:style-name="T1742"><text:s text:c="12"/></text:span><text:span text:style-name="T1743">if</text:span><text:span text:style-name="T1744"><text:s/>(showIndex == -2||showIndex==-1)</text:span></text:p>
      <text:p text:style-name="P1"><text:span text:style-name="T1744"><text:s text:c="12"/>{</text:span></text:p>
      <text:p text:style-name="P1"><text:span text:style-name="T1744"><text:s text:c="16"/>spriteBatch.Begin();</text:span></text:p>
      <text:p text:style-name="P1"><text:span text:style-name="T1744"><text:s text:c="16"/>spriteBatch.Draw(kinectRGBVideo,<text:s/></text:span><text:span text:style-name="T1745">new</text:span><text:span text:style-name="T1746"><text:s/></text:span><text:span text:style-name="T1747">Rectangle</text:span><text:span text:style-name="T1748">(0, 0, 640, 480),<text:s/></text:span><text:span text:style-name="T1749">Color</text:span><text:span text:style-name="T1750">.White);</text:span></text:p>
      <text:p text:style-name="P1"><text:span text:style-name="T1750"><text:s text:c="16"/></text:span><text:span text:style-name="T1751">if</text:span><text:span text:style-name="T1752"><text:s/>(showIndex == -2)</text:span></text:p>
      <text:p text:style-name="P1"><text:span text:style-name="T1752"><text:s text:c="16"/>{</text:span></text:p>
      <text:p text:style-name="P1"><text:span text:style-name="T1752"><text:s text:c="20"/></text:span><text:span text:style-name="T1753">if</text:span><text:span text:style-name="T1754">(burst[0]==</text:span><text:span text:style-name="T1755">false</text:span><text:span text:style-name="T1756">)</text:span></text:p>
      <text:p text:style-name="P1"><text:span text:style-name="T1756"><text:s text:c="20"/>spriteBatch.Draw(troll,<text:s/></text:span><text:span text:style-name="T1757">new</text:span><text:span text:style-name="T1758"><text:s/></text:span><text:span text:style-name="T1759">Rectangle</text:span><text:span text:style-name="T1760">((</text:span><text:span text:style-name="T1761">int</text:span><text:span text:style-name="T1762">)rightWristPosition.X, (</text:span><text:span text:style-name="T1763">int</text:span><text:span text:style-name="T1764">)rightWristPosition.Y, 20, 20),<text:s/></text:span><text:span text:style-name="T1765">Color</text:span><text:span text:style-name="T1766">.White);</text:span></text:p>
      <text:p text:style-name="P1"><text:span text:style-name="T1766"><text:s text:c="20"/></text:span><text:span text:style-name="T1767">if</text:span><text:span text:style-name="T1768"><text:s/>(burst[1] ==<text:s/></text:span><text:span text:style-name="T1769">false</text:span><text:span text:style-name="T1770">)</text:span></text:p>
      <text:p text:style-name="P1"><text:span text:style-name="T1770"><text:s text:c="20"/>spriteBatch.Draw(troll,<text:s/></text:span><text:span text:style-name="T1771">new</text:span><text:span text:style-name="T1772"><text:s/></text:span><text:span text:style-name="T1773">Rectangle</text:span><text:span text:style-name="T1774">((</text:span><text:span text:style-name="T1775">int</text:span><text:span text:style-name="T1776">)leftWristPosition.X, (</text:span><text:span text:style-name="T1777">int</text:span><text:span text:style-name="T1778">)leftWristPosition.Y, 20, 20),<text:s/></text:span><text:span text:style-name="T1779">Color</text:span><text:span text:style-name="T1780">.White);</text:span></text:p>
      <text:p text:style-name="P1"><text:span text:style-name="T1780"><text:s text:c="20"/></text:span><text:span text:style-name="T1781">if</text:span><text:span text:style-name="T1782"><text:s/>(burst[2] ==<text:s/></text:span><text:span text:style-name="T1783">false</text:span><text:span text:style-name="T1784">)</text:span></text:p>
      <text:p text:style-name="P1"><text:span text:style-name="T1784"><text:s text:c="20"/>spriteBatch.Draw(troll,<text:s/></text:span><text:span text:style-name="T1785">new</text:span><text:span text:style-name="T1786"><text:s/></text:span><text:span text:style-name="T1787">Rectangle</text:span><text:span text:style-name="T1788">((</text:span><text:span text:style-name="T1789">int</text:span><text:span text:style-name="T1790">)rightShoulderP.X, (</text:span><text:span text:style-name="T1791">int</text:span><text:span text:style-name="T1792">)rightShoulderP.Y, 20, 20),<text:s/></text:span><text:span text:style-name="T1793">Color</text:span><text:span text:style-name="T1794">.White);</text:span></text:p>
      <text:p text:style-name="P1"><text:span text:style-name="T1794"><text:s text:c="20"/></text:span><text:span text:style-name="T1795">if</text:span><text:span text:style-name="T1796"><text:s/>(burst[3] ==<text:s/></text:span><text:span text:style-name="T1797">false</text:span><text:span text:style-name="T1798">)</text:span></text:p>
      <text:p text:style-name="P1"><text:span text:style-name="T1798"><text:s text:c="20"/>spriteBatch.Draw(troll,<text:s/></text:span><text:span text:style-name="T1799">new</text:span><text:span text:style-name="T1800"><text:s/></text:span><text:span text:style-name="T1801">Rectangle</text:span><text:span text:style-name="T1802">((</text:span><text:span text:style-name="T1803">int</text:span><text:span text:style-name="T1804">)leftShoulderP.X, (</text:span><text:span text:style-name="T1805">int</text:span><text:span text:style-name="T1806">)leftShoulderP.Y, 20, 20),<text:s/></text:span><text:span text:style-name="T1807">Color</text:span><text:span text:style-name="T1808">.White);</text:span></text:p>
      <text:p text:style-name="P1"><text:span text:style-name="T1808"><text:s text:c="20"/></text:span><text:span text:style-name="T1809">if</text:span><text:span text:style-name="T1810"><text:s/>(burst[4] ==<text:s/></text:span><text:span text:style-name="T1811">false</text:span><text:span text:style-name="T1812">)</text:span></text:p>
      <text:p text:style-name="P1"><text:span text:style-name="T1812"><text:s text:c="20"/>spriteBatch.Draw(troll,<text:s/></text:span><text:span text:style-name="T1813">new</text:span><text:span text:style-name="T1814"><text:s/></text:span><text:span text:style-name="T1815">Rectangle</text:span><text:span text:style-name="T1816">((</text:span><text:span text:style-name="T1817">int</text:span><text:span text:style-name="T1818">)headPosition.X, (</text:span><text:span text:style-name="T1819">int</text:span><text:span text:style-name="T1820">)headPosition.Y, 20, 20),<text:s/></text:span><text:span text:style-name="T1821">Color</text:span><text:span text:style-name="T1822">.White);</text:span></text:p>
      <text:p text:style-name="P1"><text:span text:style-name="T1822"><text:s text:c="15"/></text:span></text:p>
      <text:p text:style-name="P1"><text:span text:style-name="T1822"><text:s text:c="16"/>}</text:span></text:p>
      <text:p text:style-name="P1"><text:span text:style-name="T1822"><text:s text:c="16"/>spriteBatch.End();</text:span></text:p>
      <text:p text:style-name="P1"><text:span text:style-name="T1822"><text:s text:c="12"/>}</text:span></text:p>
      <text:p text:style-name="P1"><text:span text:style-name="T1822"><text:s text:c="12"/></text:span></text:p>
      <text:p text:style-name="P1"><text:span text:style-name="T1822"><text:s text:c="12"/></text:span><text:span text:style-name="T1823">if</text:span><text:span text:style-name="T1824"><text:s/>(showIndex == 0)</text:span></text:p>
      <text:p text:style-name="P1"><text:span text:style-name="T1824"><text:s text:c="12"/>{</text:span></text:p>
      <text:p text:style-name="P1"><text:span text:style-name="T1824"><text:s text:c="16"/></text:span></text:p>
      <text:p text:style-name="P1"><text:span text:style-name="T1824"><text:s text:c="20"/></text:span><text:span text:style-name="T1825">if</text:span><text:span text:style-name="T1826"><text:s/>(count % 2 == 1)</text:span></text:p>
      <text:p text:style-name="P1"><text:span text:style-name="T1826"><text:s text:c="20"/>{</text:span></text:p>
      <text:p text:style-name="P1"><text:span text:style-name="T1826"><text:s text:c="24"/>DrawModel2(model[0], world[0], view, projection);</text:span></text:p>
      <text:p text:style-name="P1"><text:span text:style-name="T1826"><text:s text:c="20"/>}</text:span></text:p>
      <text:p text:style-name="P1"><text:span text:style-name="T1826"><text:s text:c="20"/>spriteBatch.Begin();</text:span></text:p>
      <text:p text:style-name="P1"><text:span text:style-name="T1826"><text:s text:c="20"/>spriteBatch.Draw(kinectRGBVideo,<text:s/></text:span><text:span text:style-name="T1827">new</text:span><text:span text:style-name="T1828"><text:s/></text:span><text:span text:style-name="T1829">Rectangle</text:span><text:span text:style-name="T1830">(0, 0, 640, 480),<text:s/></text:span><text:span text:style-name="T1831">Color</text:span><text:span text:style-name="T1832">.White);</text:span></text:p>
      <text:p text:style-name="P1"><text:span text:style-name="T1832"><text:s text:c="20"/>spriteBatch.End();</text:span></text:p>
      <text:p text:style-name="P1"><text:span text:style-name="T1832"><text:s text:c="16"/></text:span></text:p>
      <text:p text:style-name="P1"><text:span text:style-name="T1832"><text:s text:c="16"/></text:span></text:p>
      <text:p text:style-name="P1"><text:span text:style-name="T1832"><text:s text:c="12"/>}</text:span></text:p>
      <text:p text:style-name="P1"><text:span text:style-name="T1832"><text:s text:c="12"/></text:span><text:span text:style-name="T1833">if</text:span><text:span text:style-name="T1834"><text:s/>(showIndex == 3)</text:span></text:p>
      <text:p text:style-name="P1"><text:span text:style-name="T1834"><text:s text:c="12"/>{</text:span></text:p>
      <text:p text:style-name="P1"><text:span text:style-name="T1834"><text:s text:c="16"/>spriteBatch.Begin();</text:span></text:p>
      <text:p text:style-name="P1"><text:span text:style-name="T1834"><text:s text:c="16"/></text:span><text:span text:style-name="T1835">if</text:span><text:span text:style-name="T1836"><text:s/>(count ==1||count==2||count==3)</text:span></text:p>
      <text:p text:style-name="P1"><text:span text:style-name="T1836"><text:s text:c="16"/>{</text:span></text:p>
      <text:p text:style-name="P1"><text:span text:style-name="T1836"><text:s text:c="20"/>spriteBatch.Draw(videoPlayer.GetTexture(),<text:s/></text:span><text:span text:style-name="T1837">new</text:span><text:span text:style-name="T1838"><text:s/></text:span><text:span text:style-name="T1839">Rectangle</text:span><text:span text:style-name="T1840">(0, 0, 640, 480),<text:s/></text:span><text:span text:style-name="T1841">Color</text:span><text:span text:style-name="T1842">.White);</text:span></text:p>
      <text:p text:style-name="P1"><text:span text:style-name="T1842"/></text:p>
      <text:p text:style-name="P1"><text:span text:style-name="T1842"><text:s text:c="16"/>}</text:span></text:p>
      <text:p text:style-name="P1"><text:span text:style-name="T1842"><text:s text:c="16"/></text:span><text:span text:style-name="T1843">if</text:span><text:span text:style-name="T1844"><text:s/>(count == 2)</text:span></text:p>
      <text:p text:style-name="P1"><text:span text:style-name="T1844"><text:s text:c="16"/>{</text:span></text:p>
      <text:p text:style-name="P1"><text:span text:style-name="T1844"><text:s text:c="20"/></text:span><text:span text:style-name="T1845">if</text:span><text:span text:style-name="T1846"><text:s/>(burst[0] ==<text:s/></text:span><text:span text:style-name="T1847">false</text:span><text:span text:style-name="T1848">)</text:span></text:p>
      <text:p text:style-name="P1"><text:span text:style-name="T1848"><text:s text:c="24"/>spriteBatch.Draw(CloudTexture[0], CloudPosition[0],<text:s/></text:span><text:span text:style-name="T1849">Color</text:span><text:span text:style-name="T1850">.White);</text:span></text:p>
      <text:p text:style-name="P1"><text:span text:style-name="T1850"><text:s text:c="20"/></text:span><text:span text:style-name="T1851">if</text:span><text:span text:style-name="T1852"><text:s/>(burst[1] ==<text:s/></text:span><text:span text:style-name="T1853">false</text:span><text:span text:style-name="T1854"><text:s/>)</text:span></text:p>
      <text:p text:style-name="P1"><text:span text:style-name="T1854"><text:s text:c="24"/>spriteBatch.Draw(CloudTexture[1], CloudPosition[1],<text:s/></text:span><text:span text:style-name="T1855">Color</text:span><text:span text:style-name="T1856">.White);</text:span></text:p>
      <text:p text:style-name="P1"><text:span text:style-name="T1856"><text:s text:c="20"/></text:span><text:span text:style-name="T1857">if</text:span><text:span text:style-name="T1858"><text:s/>(burst[2] ==<text:s/></text:span><text:span text:style-name="T1859">false</text:span><text:span text:style-name="T1860">)</text:span></text:p>
      <text:p text:style-name="P1"><text:span text:style-name="T1860"><text:s text:c="24"/>spriteBatch.Draw(CloudTexture[2], CloudPosition[2],<text:s/></text:span><text:span text:style-name="T1861">Color</text:span><text:span text:style-name="T1862">.White);</text:span></text:p>
      <text:p text:style-name="P1"><text:span text:style-name="T1862"><text:s text:c="20"/></text:span><text:span text:style-name="T1863">if</text:span><text:span text:style-name="T1864"><text:s/>(burst[3] ==<text:s/></text:span><text:span text:style-name="T1865">false</text:span><text:span text:style-name="T1866"><text:s/>)</text:span></text:p>
      <text:p text:style-name="P1"><text:span text:style-name="T1866"><text:s text:c="24"/>spriteBatch.Draw(CloudTexture[3], CloudPosition[3],<text:s/></text:span><text:span text:style-name="T1867">Color</text:span><text:span text:style-name="T1868">.White);</text:span></text:p>
      <text:p text:style-name="P1"><text:span text:style-name="T1868"><text:s text:c="20"/></text:span><text:span text:style-name="T1869">if</text:span><text:span text:style-name="T1870"><text:s/>(burst[4] ==<text:s/></text:span><text:span text:style-name="T1871">false</text:span><text:span text:style-name="T1872"><text:s/>)</text:span></text:p>
      <text:p text:style-name="P1"><text:span text:style-name="T1872"><text:s text:c="24"/>spriteBatch.Draw(CloudTexture[4], CloudPosition[4],<text:s/></text:span><text:span text:style-name="T1873">Color</text:span><text:span text:style-name="T1874">.White);</text:span></text:p>
      <text:p text:style-name="P1"><text:span text:style-name="T1874"><text:s text:c="20"/></text:span><text:span text:style-name="T1875">if</text:span><text:span text:style-name="T1876"><text:s/>(burst[5] ==<text:s/></text:span><text:span text:style-name="T1877">false</text:span><text:span text:style-name="T1878"><text:s/>)</text:span></text:p>
      <text:p text:style-name="P1"><text:span text:style-name="T1878"><text:s text:c="24"/>spriteBatch.Draw(CloudTexture[5], CloudPosition[5],<text:s/></text:span><text:span text:style-name="T1879">Color</text:span><text:span text:style-name="T1880">.White);</text:span></text:p>
      <text:p text:style-name="P1"><text:span text:style-name="T1880"><text:s text:c="20"/></text:span></text:p>
      <text:p text:style-name="P1"><text:span text:style-name="T1880"><text:s text:c="16"/>}</text:span></text:p>
      <text:p text:style-name="P1"><text:span text:style-name="T1880"><text:s text:c="16"/>spriteBatch.Draw(kinectRGBVideo,<text:s/></text:span><text:span text:style-name="T1881">new</text:span><text:span text:style-name="T1882"><text:s/></text:span><text:span text:style-name="T1883">Rectangle</text:span><text:span text:style-name="T1884">(0, 0, 640, 480),<text:s/></text:span><text:span text:style-name="T1885">Color</text:span><text:span text:style-name="T1886">.White);</text:span></text:p>
      <text:p text:style-name="P1"><text:span text:style-name="T1886"><text:s text:c="16"/>spriteBatch.End();</text:span></text:p>
      <text:p text:style-name="P1"><text:span text:style-name="T1886"><text:s text:c="16"/>DrawModel2(model[0], world[0], view, projection);</text:span></text:p>
      <text:p text:style-name="P1"><text:span text:style-name="T1886"><text:s text:c="12"/>}</text:span></text:p>
      <text:p text:style-name="P1"><text:span text:style-name="T1886"/></text:p>
      <text:p text:style-name="P1"><text:span text:style-name="T1886"><text:s text:c="12"/></text:span><text:span text:style-name="T1887">if</text:span><text:span text:style-name="T1888">(showIndex==1||showIndex==2||showIndex==4)</text:span></text:p>
      <text:p text:style-name="P1"><text:span text:style-name="T1888"><text:s text:c="12"/>{</text:span></text:p>
      <text:p text:style-name="P1"><text:span text:style-name="T1888"/></text:p>
      <text:p text:style-name="P1"><text:span text:style-name="T1888"><text:s text:c="16"/>spriteBatch.Begin();</text:span></text:p>
      <text:p text:style-name="P1"><text:span text:style-name="T1888"><text:s text:c="16"/>spriteBatch.Draw(kinectRGBVideo,<text:s/></text:span><text:span text:style-name="T1889">new</text:span><text:span text:style-name="T1890"><text:s/></text:span><text:span text:style-name="T1891">Rectangle</text:span><text:span text:style-name="T1892">(0, 0, 640, 480),<text:s/></text:span><text:span text:style-name="T1893">Color</text:span><text:span text:style-name="T1894">.White);</text:span></text:p>
      <text:p text:style-name="P1"><text:span text:style-name="T1894"/></text:p>
      <text:p text:style-name="P1"><text:span text:style-name="T1894"><text:s text:c="16"/></text:span><text:span text:style-name="T1895">//spriteBatch.Draw(hand, new Rectangle((int)rightHandPosition.X - rh / 2, (int)rightHandPosition.Y - rh / 2, rh, rh), Color.White);</text:span><text:span text:style-name="T1896"/></text:p>
      <text:p text:style-name="P1"><text:span text:style-name="T1896"><text:s text:c="16"/></text:span><text:span text:style-name="T1897">//spriteBatch.Draw(hand, new Rectangle((int)leftHandPosition.X - lh / 2, (int)leftHandPosition.Y - lh / 2, lh, lh), Color.White);</text:span><text:span text:style-name="T1898"/></text:p>
      <text:p text:style-name="P1"><text:span text:style-name="T1898"><text:s text:c="16"/></text:span><text:span text:style-name="T1899">//spriteBatch.Draw(hand, new Rectangle((int)rightElbowPosition.X - rh / 2, (int)rightElbowPosition.Y - rh / 2, rh, rh), Color.White);</text:span><text:span text:style-name="T1900"/></text:p>
      <text:p text:style-name="P1"><text:span text:style-name="T1900"><text:s text:c="16"/></text:span><text:span text:style-name="T1901">//spriteBatch.Draw(hand, new Rectangle((int)headPosition.X, (int)headPosition.Y, 15000 / RightHandDepth, 15000 / RightHandDepth), Color.White);</text:span><text:span text:style-name="T1902"/></text:p>
      <text:p text:style-name="P1"><text:span text:style-name="T1902"><text:s text:c="16"/></text:span><text:span text:style-name="T1903">//spriteBatch.DrawString(font, Convert.ToString(burst[0]), new Vector2(20, 20), Color.White);</text:span><text:span text:style-name="T1904"/></text:p>
      <text:p text:style-name="P1"><text:span text:style-name="T1904"><text:s text:c="16"/></text:span><text:span text:style-name="T1905">//spriteBatch.DrawString(font, Convert.ToString(burst[1]), new Vector2(20, 40), Color.White);<text:s/></text:span><text:span text:style-name="T1906"/></text:p>
      <text:p text:style-name="P1"><text:span text:style-name="T1906"><text:s text:c="16"/></text:span><text:span text:style-name="T1907">//spriteBatch.DrawString(font, Convert.ToString(burst[2]), new Vector2(20, 60), Color.White);</text:span><text:span text:style-name="T1908"/></text:p>
      <text:p text:style-name="P1"><text:span text:style-name="T1908"><text:s text:c="16"/></text:span><text:span text:style-name="T1909">//spriteBatch.DrawString(font, Convert.ToString(index[3]), new Vector2(20, 80), Color.White);</text:span><text:span text:style-name="T1910"/></text:p>
      <text:p text:style-name="P1"><text:span text:style-name="T1910"><text:s text:c="16"/></text:span><text:span text:style-name="T1911">//spriteBatch.DrawString(font, Convert.ToString(index[4]), new Vector2(20, 100), Color.White);</text:span><text:span text:style-name="T1912"/></text:p>
      <text:p text:style-name="P1"><text:span text:style-name="T1912"><text:s text:c="16"/></text:span><text:span text:style-name="T1913">//spriteBatch.DrawString(font, Convert.ToString(index[5]), new Vector2(20, 120), Color.White);</text:span><text:span text:style-name="T1914"/></text:p>
      <text:p text:style-name="P1"><text:span text:style-name="T1914"><text:s text:c="16"/></text:span><text:span text:style-name="T1915">//spriteBatch.DrawString(font, Convert.ToString(index[6]), new Vector2(20, 140), Color.White);</text:span><text:span text:style-name="T1916"/></text:p>
      <text:p text:style-name="P1"><text:span text:style-name="T1916"><text:s text:c="16"/></text:span><text:span text:style-name="T1917">//spriteBatch.DrawString(font, Convert.ToString(count), new Vector2(20, 160), Color.White);</text:span><text:span text:style-name="T1918"/></text:p>
      <text:p text:style-name="P1"><text:span text:style-name="T1918"><text:s text:c="16"/></text:span><text:span text:style-name="T1919">//spriteBatch.DrawString(font, Convert.ToString(LeftHandDepth), new Vector2(20, 180), Color.White);</text:span><text:span text:style-name="T1920"/></text:p>
      <text:p text:style-name="P1"><text:span text:style-name="T1920"><text:s text:c="16"/></text:span><text:span text:style-name="T1921">//spriteBatch.DrawString(font, Convert.ToString(slopeLeftWrist), new Vector2(20, 200), Color.White);</text:span><text:span text:style-name="T1922"/></text:p>
      <text:p text:style-name="P1"><text:span text:style-name="T1922"/></text:p>
      <text:p text:style-name="P1"><text:span text:style-name="T1922"/></text:p>
      <text:p text:style-name="P1"><text:span text:style-name="T1922"><text:s text:c="16"/>spriteBatch.End();</text:span></text:p>
      <text:p text:style-name="P1"><text:span text:style-name="T1922"><text:s text:c="16"/></text:span><text:span text:style-name="T1923">switch</text:span><text:span text:style-name="T1924"><text:s/>(showIndex)</text:span></text:p>
      <text:p text:style-name="P1"><text:span text:style-name="T1924"><text:s text:c="16"/>{</text:span></text:p>
      <text:p text:style-name="P1"><text:span text:style-name="T1924"><text:s text:c="20"/></text:span><text:span text:style-name="T1925">//case 0:</text:span><text:span text:style-name="T1926"/></text:p>
      <text:p text:style-name="P1"><text:span text:style-name="T1926"><text:s text:c="20"/></text:span><text:span text:style-name="T1927">//<text:s text:c="4"/>if (count % 2 == 1)</text:span><text:span text:style-name="T1928"/></text:p>
      <text:p text:style-name="P1"><text:span text:style-name="T1928"><text:s text:c="20"/></text:span><text:span text:style-name="T1929">//<text:s text:c="4"/>{</text:span><text:span text:style-name="T1930"/></text:p>
      <text:p text:style-name="P1"><text:span text:style-name="T1930"><text:s text:c="20"/></text:span><text:span text:style-name="T1931">//<text:s text:c="8"/>DrawModel2(model[0], world[0], view, projection);</text:span><text:span text:style-name="T1932"/></text:p>
      <text:p text:style-name="P1"><text:span text:style-name="T1932"><text:s text:c="20"/></text:span><text:span text:style-name="T1933">//<text:s text:c="4"/>}</text:span><text:span text:style-name="T1934"/></text:p>
      <text:p text:style-name="P1"><text:span text:style-name="T1934"><text:s text:c="20"/></text:span><text:span text:style-name="T1935">//<text:s text:c="4"/>break;</text:span><text:span text:style-name="T1936"/></text:p>
      <text:p text:style-name="P1"><text:span text:style-name="T1936"><text:s text:c="20"/></text:span><text:span text:style-name="T1937">case</text:span><text:span text:style-name="T1938"><text:s/>1:</text:span></text:p>
      <text:p text:style-name="P1"><text:span text:style-name="T1938"><text:s text:c="24"/>DrawModel2(model[0], world[0], view, projection);</text:span></text:p>
      <text:p text:style-name="P1"><text:span text:style-name="T1938"><text:s text:c="24"/></text:span><text:span text:style-name="T1939">break</text:span><text:span text:style-name="T1940">;</text:span></text:p>
      <text:p text:style-name="P1"><text:span text:style-name="T1940"><text:s text:c="20"/></text:span><text:span text:style-name="T1941">case</text:span><text:span text:style-name="T1942"><text:s/>2:</text:span></text:p>
      <text:p text:style-name="P1"><text:span text:style-name="T1942"/></text:p>
      <text:p text:style-name="P1"><text:span text:style-name="T1942"><text:s text:c="24"/></text:span><text:span text:style-name="T1943">if</text:span><text:span text:style-name="T1944"><text:s/>(count == 1)</text:span></text:p>
      <text:p text:style-name="P1"><text:span text:style-name="T1944"><text:s text:c="28"/>DrawModel2(model[8], world[1], view, projection);</text:span></text:p>
      <text:p text:style-name="P1"><text:span text:style-name="T1944"><text:s text:c="24"/></text:span><text:span text:style-name="T1945">if</text:span><text:span text:style-name="T1946"><text:s/>(count == 3)</text:span></text:p>
      <text:p text:style-name="P1"><text:span text:style-name="T1946"><text:s text:c="28"/>DrawModel2(model[1], world[1], view, projection);</text:span></text:p>
      <text:p text:style-name="P1"><text:span text:style-name="T1946"><text:s text:c="24"/></text:span><text:span text:style-name="T1947">if</text:span><text:span text:style-name="T1948"><text:s/>(count &gt; 4)</text:span></text:p>
      <text:p text:style-name="P1"><text:span text:style-name="T1948"><text:s text:c="28"/>DrawModel2(model[7], world[7], view, projection);</text:span></text:p>
      <text:p text:style-name="P1"><text:span text:style-name="T1948"><text:s text:c="24"/>DrawModel2(model[0],<text:s/></text:span><text:span text:style-name="T1949">Matrix</text:span><text:span text:style-name="T1950">.CreateScale(2.0f) * world[0], view, projection);</text:span></text:p>
      <text:p text:style-name="P1"><text:span text:style-name="T1950"><text:s text:c="24"/></text:span><text:span text:style-name="T1951">break</text:span><text:span text:style-name="T1952">;</text:span></text:p>
      <text:p text:style-name="P1"><text:span text:style-name="T1952"><text:s text:c="20"/></text:span><text:span text:style-name="T1953">//case 3:</text:span><text:span text:style-name="T1954"/></text:p>
      <text:p text:style-name="P1"><text:span text:style-name="T1954"/></text:p>
      <text:p text:style-name="P1"><text:span text:style-name="T1954"><text:s text:c="20"/></text:span><text:span text:style-name="T1955">//<text:s text:c="4"/>DrawModel2(model[0], world[0], view, projection);</text:span><text:span text:style-name="T1956"/></text:p>
      <text:p text:style-name="P1"><text:span text:style-name="T1956"><text:s text:c="20"/></text:span><text:span text:style-name="T1957">//<text:s text:c="4"/>break;</text:span><text:span text:style-name="T1958"/></text:p>
      <text:p text:style-name="P1"><text:span text:style-name="T1958"><text:s text:c="20"/></text:span><text:span text:style-name="T1959">case</text:span><text:span text:style-name="T1960"><text:s/>4:</text:span></text:p>
      <text:p text:style-name="P1"><text:span text:style-name="T1960"><text:s text:c="24"/></text:span><text:span text:style-name="T1961">if</text:span><text:span text:style-name="T1962"><text:s/>(count &gt; 6)</text:span></text:p>
      <text:p text:style-name="P1"><text:span text:style-name="T1962"><text:s text:c="24"/>{</text:span></text:p>
      <text:p text:style-name="P1"><text:span text:style-name="T1962"><text:s text:c="28"/>endVar++;</text:span></text:p>
      <text:p text:style-name="P1"><text:span text:style-name="T1962"><text:s text:c="28"/>count = 6;</text:span></text:p>
      <text:p text:style-name="P1"><text:span text:style-name="T1962"><text:s text:c="24"/>}</text:span></text:p>
      <text:p text:style-name="P1"><text:span text:style-name="T1962"><text:s text:c="24"/></text:span><text:span text:style-name="T1963">if</text:span><text:span text:style-name="T1964"><text:s/>(count &lt; 2)</text:span></text:p>
      <text:p text:style-name="P1"><text:span text:style-name="T1964"><text:s text:c="24"/>{</text:span></text:p>
      <text:p text:style-name="P1"><text:span text:style-name="T1964"><text:s text:c="28"/>DrawModel2(model[0],<text:s/></text:span><text:span text:style-name="T1965">Matrix</text:span><text:span text:style-name="T1966">.CreateScale(2.0f) * world[0], view, projection);</text:span></text:p>
      <text:p text:style-name="P1"><text:span text:style-name="T1966"><text:s text:c="24"/>}</text:span></text:p>
      <text:p text:style-name="P1"><text:span text:style-name="T1966"><text:s text:c="24"/></text:span><text:span text:style-name="T1967">int</text:span><text:span text:style-name="T1968"><text:s/>i;</text:span></text:p>
      <text:p text:style-name="P1"><text:span text:style-name="T1968"><text:s text:c="24"/></text:span><text:span text:style-name="T1969">if</text:span><text:span text:style-name="T1970"><text:s/>(count<text:s text:c="2"/>&gt;=0)</text:span></text:p>
      <text:p text:style-name="P1"><text:span text:style-name="T1970"><text:s text:c="24"/>{</text:span></text:p>
      <text:p text:style-name="P1"><text:span text:style-name="T1970"><text:s text:c="28"/></text:span><text:span text:style-name="T1971">if</text:span><text:span text:style-name="T1972"><text:s/>(placedJointNum == 2)</text:span></text:p>
      <text:p text:style-name="P1"><text:span text:style-name="T1972"><text:s text:c="28"/>{</text:span></text:p>
      <text:p text:style-name="P1"><text:span text:style-name="T1972"><text:s text:c="32"/></text:span><text:span text:style-name="T1973">if</text:span><text:span text:style-name="T1974"><text:s/>(slopeRightWrist &gt; 0)</text:span></text:p>
      <text:p text:style-name="P1"><text:span text:style-name="T1974"><text:s text:c="36"/>world[8] =<text:s/></text:span><text:span text:style-name="T1975">Matrix</text:span><text:span text:style-name="T1976">.CreateTranslation(0, -12, 0) *<text:s/></text:span><text:span text:style-name="T1977">Matrix</text:span><text:span text:style-name="T1978">.CreateRotationZ((</text:span><text:span text:style-name="T1979">float</text:span><text:span text:style-name="T1980">)(</text:span><text:span text:style-name="T1981">Math</text:span><text:span text:style-name="T1982">.Atan(slopeRightWrist)) - 1.57f) * world[7];</text:span></text:p>
      <text:p text:style-name="P1"><text:span text:style-name="T1982"><text:s text:c="32"/></text:span><text:span text:style-name="T1983">if</text:span><text:span text:style-name="T1984"><text:s/>(slopeRightWrist &lt; 0 &amp;&amp; rightWristPosition.Y &lt; rightHandPosition.Y)</text:span></text:p>
      <text:p text:style-name="P1"><text:span text:style-name="T1984"><text:s text:c="36"/>world[8] =<text:s/></text:span><text:span text:style-name="T1985">Matrix</text:span><text:span text:style-name="T1986">.CreateTranslation(0, -12, 0) *<text:s/></text:span><text:span text:style-name="T1987">Matrix</text:span><text:span text:style-name="T1988">.CreateRotationZ((</text:span><text:span text:style-name="T1989">float</text:span><text:span text:style-name="T1990">)(</text:span><text:span text:style-name="T1991">Math</text:span><text:span text:style-name="T1992">.Atan(slopeRightWrist)) - 1.57f) * world[7];</text:span></text:p>
      <text:p text:style-name="P1"><text:span text:style-name="T1992"><text:s text:c="32"/></text:span><text:span text:style-name="T1993">if</text:span><text:span text:style-name="T1994"><text:s/>(slopeRightWrist &lt; 0 &amp;&amp; rightWristPosition.Y &gt; rightHandPosition.Y)</text:span></text:p>
      <text:p text:style-name="P1"><text:span text:style-name="T1994"><text:s text:c="36"/>world[8] =<text:s/></text:span><text:span text:style-name="T1995">Matrix</text:span><text:span text:style-name="T1996">.CreateTranslation(0, -12, 0) *<text:s/></text:span><text:span text:style-name="T1997">Matrix</text:span><text:span text:style-name="T1998">.CreateRotationZ((</text:span><text:span text:style-name="T1999">float</text:span><text:span text:style-name="T2000">)(</text:span><text:span text:style-name="T2001">Math</text:span><text:span text:style-name="T2002">.Atan(slopeRightWrist)) + 1.57f) * world[7];</text:span></text:p>
      <text:p text:style-name="P1"><text:span text:style-name="T2002"/></text:p>
      <text:p text:style-name="P1"><text:span text:style-name="T2002"><text:s text:c="28"/>}</text:span></text:p>
      <text:p text:style-name="P1"><text:span text:style-name="T2002"><text:s text:c="28"/></text:span><text:span text:style-name="T2003">else</text:span><text:span text:style-name="T2004"/></text:p>
      <text:p text:style-name="P1"><text:span text:style-name="T2004"><text:s text:c="28"/>{</text:span></text:p>
      <text:p text:style-name="P1"><text:span text:style-name="T2004"><text:s text:c="32"/></text:span><text:span text:style-name="T2005">if</text:span><text:span text:style-name="T2006"><text:s/>(slopeLeftWrist &gt; 0 &amp;&amp; leftWristPosition.Y &lt; leftHandPosition.Y)</text:span></text:p>
      <text:p text:style-name="P1"><text:span text:style-name="T2006"><text:s text:c="36"/>world[8] =<text:s/></text:span><text:span text:style-name="T2007">Matrix</text:span><text:span text:style-name="T2008">.CreateTranslation(0, -12, 0) *<text:s/></text:span><text:span text:style-name="T2009">Matrix</text:span><text:span text:style-name="T2010">.CreateRotationZ((</text:span><text:span text:style-name="T2011">float</text:span><text:span text:style-name="T2012">)(</text:span><text:span text:style-name="T2013">Math</text:span><text:span text:style-name="T2014">.Atan(slopeLeftWrist)) + 1.57f) * world[7];</text:span></text:p>
      <text:p text:style-name="P1"><text:span text:style-name="T2014"><text:s text:c="32"/></text:span><text:span text:style-name="T2015">if</text:span><text:span text:style-name="T2016"><text:s/>(slopeLeftWrist &gt; 0 &amp;&amp; leftWristPosition.Y &gt; leftHandPosition.Y)</text:span></text:p>
      <text:p text:style-name="P1"><text:span text:style-name="T2016"><text:s text:c="36"/>world[8] =<text:s/></text:span><text:span text:style-name="T2017">Matrix</text:span><text:span text:style-name="T2018">.CreateTranslation(0, -12, 0) *<text:s/></text:span><text:span text:style-name="T2019">Matrix</text:span><text:span text:style-name="T2020">.CreateRotationZ((</text:span><text:span text:style-name="T2021">float</text:span><text:span text:style-name="T2022">)(</text:span><text:span text:style-name="T2023">Math</text:span><text:span text:style-name="T2024">.Atan(slopeLeftWrist)) - 1.57f) * world[7];</text:span></text:p>
      <text:p text:style-name="P1"><text:span text:style-name="T2024"/></text:p>
      <text:p text:style-name="P1"><text:span text:style-name="T2024"><text:s text:c="32"/></text:span><text:span text:style-name="T2025">if</text:span><text:span text:style-name="T2026"><text:s/>(slopeLeftWrist &lt; 0 &amp;&amp; leftWristPosition.Y &lt; leftHandPosition.Y)</text:span></text:p>
      <text:p text:style-name="P1"><text:span text:style-name="T2026"><text:s text:c="36"/>world[8] =<text:s/></text:span><text:span text:style-name="T2027">Matrix</text:span><text:span text:style-name="T2028">.CreateTranslation(0, -12, 0) *<text:s/></text:span><text:span text:style-name="T2029">Matrix</text:span><text:span text:style-name="T2030">.CreateRotationZ((</text:span><text:span text:style-name="T2031">float</text:span><text:span text:style-name="T2032">)(</text:span><text:span text:style-name="T2033">Math</text:span><text:span text:style-name="T2034">.Atan(slopeLeftWrist)) - 1.57f) * world[7];</text:span></text:p>
      <text:p text:style-name="P1"><text:span text:style-name="T2034"><text:s text:c="32"/></text:span><text:span text:style-name="T2035">if</text:span><text:span text:style-name="T2036"><text:s/>(slopeLeftWrist &lt; 0 &amp;&amp; leftWristPosition.Y &gt; leftHandPosition.Y)</text:span></text:p>
      <text:p text:style-name="P1"><text:span text:style-name="T2036"><text:s text:c="36"/>world[8] =<text:s/></text:span><text:span text:style-name="T2037">Matrix</text:span><text:span text:style-name="T2038">.CreateTranslation(0, -12, 0) *<text:s/></text:span><text:span text:style-name="T2039">Matrix</text:span><text:span text:style-name="T2040">.CreateRotationZ((</text:span><text:span text:style-name="T2041">float</text:span><text:span text:style-name="T2042">)(</text:span><text:span text:style-name="T2043">Math</text:span><text:span text:style-name="T2044">.Atan(slopeLeftWrist)) + 1.57f) * world[7];</text:span></text:p>
      <text:p text:style-name="P1"><text:span text:style-name="T2044"><text:s text:c="28"/>}</text:span></text:p>
      <text:p text:style-name="P1"><text:span text:style-name="T2044"><text:s text:c="28"/>DrawModel(model[7], world[8], view, projection);</text:span></text:p>
      <text:p text:style-name="P1"><text:span text:style-name="T2044"><text:s text:c="28"/></text:span><text:span text:style-name="T2045">for</text:span><text:span text:style-name="T2046"><text:s/>(i = 0; i &lt; count; i++)</text:span></text:p>
      <text:p text:style-name="P1"><text:span text:style-name="T2046"><text:s text:c="28"/>{</text:span></text:p>
      <text:p text:style-name="P1"><text:span text:style-name="T2046"><text:s text:c="32"/></text:span><text:span text:style-name="T2047">for</text:span><text:span text:style-name="T2048"><text:s/>(</text:span><text:span text:style-name="T2049">int</text:span><text:span text:style-name="T2050"><text:s/>j = 2; j &lt; 7; j++)</text:span></text:p>
      <text:p text:style-name="P1"><text:span text:style-name="T2050"><text:s text:c="32"/>{</text:span></text:p>
      <text:p text:style-name="P1"><text:span text:style-name="T2050"/></text:p>
      <text:p text:style-name="P1"><text:span text:style-name="T2050"><text:s text:c="36"/></text:span><text:span text:style-name="T2051">if</text:span><text:span text:style-name="T2052"><text:s/>(index[j] == i + 2)</text:span></text:p>
      <text:p text:style-name="P1"><text:span text:style-name="T2052"><text:s text:c="40"/>DrawModel(model[j], world[j], view2, projection2);</text:span></text:p>
      <text:p text:style-name="P1"><text:span text:style-name="T2052"><text:s text:c="32"/>}</text:span></text:p>
      <text:p text:style-name="P1"><text:span text:style-name="T2052"><text:s text:c="28"/>}</text:span></text:p>
      <text:p text:style-name="P1"><text:span text:style-name="T2052"><text:s text:c="24"/>}</text:span></text:p>
      <text:p text:style-name="P1"><text:span text:style-name="T2052"/></text:p>
      <text:p text:style-name="P1"><text:span text:style-name="T2052"><text:s text:c="24"/></text:span><text:span text:style-name="T2053">break</text:span><text:span text:style-name="T2054">;</text:span></text:p>
      <text:p text:style-name="P1"><text:span text:style-name="T2054"/></text:p>
      <text:p text:style-name="P1"><text:span text:style-name="T2054"><text:s text:c="16"/>}</text:span></text:p>
      <text:p text:style-name="P1"><text:span text:style-name="T2054"><text:s text:c="12"/>}</text:span></text:p>
      <text:p text:style-name="P1"><text:span text:style-name="T2054"><text:s text:c="12"/></text:span><text:span text:style-name="T2055">//spriteBatch.Begin();</text:span><text:span text:style-name="T2056"/></text:p>
      <text:p text:style-name="P1"><text:span text:style-name="T2056"><text:s text:c="12"/></text:span><text:span text:style-name="T2057">//spriteBatch.DrawString(font, Convert.ToString(showIndex), new Vector2(20, 60), Color.White);</text:span><text:span text:style-name="T2058"/></text:p>
      <text:p text:style-name="P1"><text:span text:style-name="T2058"><text:s text:c="12"/></text:span><text:span text:style-name="T2059">//spriteBatch.DrawString(font, Convert.ToString(centerShoulderP.Y), new Vector2(20, 80), Color.White);</text:span><text:span text:style-name="T2060"/></text:p>
      <text:p text:style-name="P1"><text:span text:style-name="T2060"><text:s text:c="12"/></text:span><text:span text:style-name="T2061">//spriteBatch.End();</text:span><text:span text:style-name="T2062"/></text:p>
      <text:p text:style-name="P1"><text:span text:style-name="T2062"><text:s text:c="12"/></text:span><text:span text:style-name="T2063">base</text:span><text:span text:style-name="T2064">.Draw(gameTime);</text:span></text:p>
      <text:p text:style-name="P1"><text:span text:style-name="T2064"><text:s text:c="8"/>}</text:span></text:p>
      <text:p text:style-name="P1"><text:span text:style-name="T2064"/></text:p>
      <text:p text:style-name="P1"><text:span text:style-name="T2064"><text:s text:c="6"/></text:span></text:p>
      <text:p text:style-name="P1"><text:span text:style-name="T2064"/></text:p>
      <text:p text:style-name="P1"><text:span text:style-name="T2064"><text:s text:c="8"/></text:span><text:span text:style-name="T2065">private</text:span><text:span text:style-name="T2066"><text:s/></text:span><text:span text:style-name="T2067">void</text:span><text:span text:style-name="T2068"><text:s/>DrawModel(</text:span><text:span text:style-name="T2069">Model</text:span><text:span text:style-name="T2070"><text:s/>model,<text:s/></text:span><text:span text:style-name="T2071">Matrix</text:span><text:span text:style-name="T2072"><text:s/>world,<text:s/></text:span><text:span text:style-name="T2073">Matrix</text:span><text:span text:style-name="T2074"><text:s/>view,<text:s/></text:span><text:span text:style-name="T2075">Matrix</text:span><text:span text:style-name="T2076"><text:s/>projection)</text:span></text:p>
      <text:p text:style-name="P1"><text:span text:style-name="T2076"><text:s text:c="8"/>{</text:span></text:p>
      <text:p text:style-name="P1"><text:span text:style-name="T2076"><text:s text:c="12"/></text:span><text:span text:style-name="T2077">foreach</text:span><text:span text:style-name="T2078"><text:s/>(</text:span><text:span text:style-name="T2079">ModelMesh</text:span><text:span text:style-name="T2080"><text:s/>mesh<text:s/></text:span><text:span text:style-name="T2081">in</text:span><text:span text:style-name="T2082"><text:s/>model.Meshes)</text:span></text:p>
      <text:p text:style-name="P1"><text:span text:style-name="T2082"><text:s text:c="12"/>{</text:span></text:p>
      <text:p text:style-name="P1"><text:span text:style-name="T2082"><text:s text:c="16"/></text:span><text:span text:style-name="T2083">foreach</text:span><text:span text:style-name="T2084"><text:s/>(</text:span><text:span text:style-name="T2085">BasicEffect</text:span><text:span text:style-name="T2086"><text:s/>effect<text:s/></text:span><text:span text:style-name="T2087">in</text:span><text:span text:style-name="T2088"><text:s/>mesh.Effects)</text:span></text:p>
      <text:p text:style-name="P1"><text:span text:style-name="T2088"><text:s text:c="16"/>{</text:span></text:p>
      <text:p text:style-name="P1"><text:span text:style-name="T2088"><text:s text:c="20"/>effect.World =<text:s/></text:span><text:span text:style-name="T2089">Matrix</text:span><text:span text:style-name="T2090">.CreateRotationX(</text:span><text:span text:style-name="T2091">MathHelper</text:span><text:span text:style-name="T2092">.ToRadians(-90)) * world;</text:span></text:p>
      <text:p text:style-name="P1"><text:span text:style-name="T2092"><text:s text:c="20"/>effect.View = view;</text:span></text:p>
      <text:p text:style-name="P1"><text:span text:style-name="T2092"><text:s text:c="20"/>effect.Projection = projection;</text:span></text:p>
      <text:p text:style-name="P1"><text:span text:style-name="T2092"><text:s text:c="16"/>}</text:span></text:p>
      <text:p text:style-name="P1"><text:span text:style-name="T2092"/></text:p>
      <text:p text:style-name="P1"><text:span text:style-name="T2092"><text:s text:c="16"/>mesh.Draw();</text:span></text:p>
      <text:p text:style-name="P1"><text:span text:style-name="T2092"><text:s text:c="12"/>}</text:span></text:p>
      <text:p text:style-name="P1"><text:span text:style-name="T2092"><text:s text:c="8"/>}</text:span></text:p>
      <text:p text:style-name="P1"><text:span text:style-name="T2092"/></text:p>
      <text:p text:style-name="P1"><text:span text:style-name="T2092"><text:s text:c="8"/></text:span><text:span text:style-name="T2093">private</text:span><text:span text:style-name="T2094"><text:s/></text:span><text:span text:style-name="T2095">void</text:span><text:span text:style-name="T2096"><text:s/>DrawModel2(</text:span><text:span text:style-name="T2097">Model</text:span><text:span text:style-name="T2098"><text:s/>model,<text:s/></text:span><text:span text:style-name="T2099">Matrix</text:span><text:span text:style-name="T2100"><text:s/>world,<text:s/></text:span><text:span text:style-name="T2101">Matrix</text:span><text:span text:style-name="T2102"><text:s/>view,<text:s/></text:span><text:span text:style-name="T2103">Matrix</text:span><text:span text:style-name="T2104"><text:s/>projection)</text:span></text:p>
      <text:p text:style-name="P1"><text:span text:style-name="T2104"><text:s text:c="8"/>{</text:span></text:p>
      <text:p text:style-name="P1"><text:span text:style-name="T2104"><text:s text:c="12"/></text:span><text:span text:style-name="T2105">foreach</text:span><text:span text:style-name="T2106"><text:s/>(</text:span><text:span text:style-name="T2107">ModelMesh</text:span><text:span text:style-name="T2108"><text:s/>mesh<text:s/></text:span><text:span text:style-name="T2109">in</text:span><text:span text:style-name="T2110"><text:s/>model.Meshes)</text:span></text:p>
      <text:p text:style-name="P1"><text:span text:style-name="T2110"><text:s text:c="12"/>{</text:span></text:p>
      <text:p text:style-name="P1"><text:span text:style-name="T2110"><text:s text:c="16"/></text:span><text:span text:style-name="T2111">foreach</text:span><text:span text:style-name="T2112"><text:s/>(</text:span><text:span text:style-name="T2113">BasicEffect</text:span><text:span text:style-name="T2114"><text:s/>effect<text:s/></text:span><text:span text:style-name="T2115">in</text:span><text:span text:style-name="T2116"><text:s/>mesh.Effects)</text:span></text:p>
      <text:p text:style-name="P1"><text:span text:style-name="T2116"><text:s text:c="16"/>{</text:span></text:p>
      <text:p text:style-name="P1"><text:span text:style-name="T2116"><text:s text:c="20"/>effect.World =<text:s/></text:span><text:span text:style-name="T2117">Matrix</text:span><text:span text:style-name="T2118">.CreateRotationX(</text:span><text:span text:style-name="T2119">MathHelper</text:span><text:span text:style-name="T2120">.ToRadians(-90)) * world;</text:span></text:p>
      <text:p text:style-name="P1"><text:span text:style-name="T2120"/></text:p>
      <text:p text:style-name="P1"><text:span text:style-name="T2120"><text:s text:c="19"/></text:span></text:p>
      <text:p text:style-name="P1"><text:span text:style-name="T2120"><text:s text:c="24"/></text:span><text:span text:style-name="T2121">if</text:span><text:span text:style-name="T2122"><text:s/>(placedJointNum == 2)</text:span></text:p>
      <text:p text:style-name="P1"><text:span text:style-name="T2122"><text:s text:c="24"/>{</text:span></text:p>
      <text:p text:style-name="P1"><text:span text:style-name="T2122"><text:s text:c="28"/></text:span><text:span text:style-name="T2123">if</text:span><text:span text:style-name="T2124"><text:s/>(sloperight &gt; 0)</text:span></text:p>
      <text:p text:style-name="P1"><text:span text:style-name="T2124"><text:s text:c="32"/>effect.World = (</text:span><text:span text:style-name="T2125">Matrix</text:span><text:span text:style-name="T2126">.CreateRotationY((</text:span><text:span text:style-name="T2127">float</text:span><text:span text:style-name="T2128">)</text:span><text:span text:style-name="T2129">Math</text:span><text:span text:style-name="T2130">.Atan(1 / sloperight) +<text:s/></text:span><text:span text:style-name="T2131">MathHelper</text:span><text:span text:style-name="T2132">.ToRadians(90)) * effect.World);</text:span></text:p>
      <text:p text:style-name="P1"><text:span text:style-name="T2132"><text:s text:c="28"/></text:span><text:span text:style-name="T2133">else</text:span><text:span text:style-name="T2134"/></text:p>
      <text:p text:style-name="P1"><text:span text:style-name="T2134"><text:s text:c="28"/>{</text:span></text:p>
      <text:p text:style-name="P1"><text:span text:style-name="T2134"><text:s text:c="32"/></text:span><text:span text:style-name="T2135">if</text:span><text:span text:style-name="T2136"><text:s/>(rightHandPosition.Y &gt; rightElbowPosition.Y)</text:span></text:p>
      <text:p text:style-name="P1"><text:span text:style-name="T2136"><text:s text:c="36"/>effect.World = (</text:span><text:span text:style-name="T2137">Matrix</text:span><text:span text:style-name="T2138">.CreateRotationY(-(</text:span><text:span text:style-name="T2139">float</text:span><text:span text:style-name="T2140">)</text:span><text:span text:style-name="T2141">Math</text:span><text:span text:style-name="T2142">.Atan(sloperight) +<text:s/></text:span><text:span text:style-name="T2143">MathHelper</text:span><text:span text:style-name="T2144">.ToRadians(180)) * effect.World);</text:span></text:p>
      <text:p text:style-name="P1"><text:span text:style-name="T2144"><text:s text:c="32"/></text:span><text:span text:style-name="T2145">else</text:span><text:span text:style-name="T2146"/></text:p>
      <text:p text:style-name="P1"><text:span text:style-name="T2146"><text:s text:c="36"/>effect.World = (</text:span><text:span text:style-name="T2147">Matrix</text:span><text:span text:style-name="T2148">.CreateRotationY((</text:span><text:span text:style-name="T2149">float</text:span><text:span text:style-name="T2150">)</text:span><text:span text:style-name="T2151">Math</text:span><text:span text:style-name="T2152">.Atan(1 / sloperight) +<text:s/></text:span><text:span text:style-name="T2153">MathHelper</text:span><text:span text:style-name="T2154">.ToRadians(90)) * effect.World);</text:span></text:p>
      <text:p text:style-name="P1"><text:span text:style-name="T2154"><text:s text:c="28"/>}</text:span></text:p>
      <text:p text:style-name="P1"><text:span text:style-name="T2154"><text:s text:c="24"/>}</text:span></text:p>
      <text:p text:style-name="P1"><text:span text:style-name="T2154"><text:s text:c="24"/></text:span><text:span text:style-name="T2155">if</text:span><text:span text:style-name="T2156"><text:s/>(placedJointNum == 1)</text:span></text:p>
      <text:p text:style-name="P1"><text:span text:style-name="T2156"><text:s text:c="24"/>{</text:span></text:p>
      <text:p text:style-name="P1"><text:span text:style-name="T2156"><text:s text:c="28"/></text:span><text:span text:style-name="T2157">if</text:span><text:span text:style-name="T2158"><text:s/>(slopeleft &lt; 0)</text:span></text:p>
      <text:p text:style-name="P1"><text:span text:style-name="T2158"><text:s text:c="32"/>effect.World = (</text:span><text:span text:style-name="T2159">Matrix</text:span><text:span text:style-name="T2160">.CreateRotationY((</text:span><text:span text:style-name="T2161">float</text:span><text:span text:style-name="T2162">)</text:span><text:span text:style-name="T2163">Math</text:span><text:span text:style-name="T2164">.Atan(1 / slopeleft) +<text:s/></text:span><text:span text:style-name="T2165">MathHelper</text:span><text:span text:style-name="T2166">.ToRadians(-90)) * effect.World);</text:span></text:p>
      <text:p text:style-name="P1"><text:span text:style-name="T2166"><text:s text:c="28"/></text:span><text:span text:style-name="T2167">else</text:span><text:span text:style-name="T2168"/></text:p>
      <text:p text:style-name="P1"><text:span text:style-name="T2168"><text:s text:c="28"/>{</text:span></text:p>
      <text:p text:style-name="P1"><text:span text:style-name="T2168"><text:s text:c="32"/></text:span><text:span text:style-name="T2169">if</text:span><text:span text:style-name="T2170"><text:s/>(leftHandPosition.Y &gt; leftElbowPosition.Y)</text:span></text:p>
      <text:p text:style-name="P1"><text:span text:style-name="T2170"><text:s text:c="36"/>effect.World = (</text:span><text:span text:style-name="T2171">Matrix</text:span><text:span text:style-name="T2172">.CreateRotationY(-(</text:span><text:span text:style-name="T2173">float</text:span><text:span text:style-name="T2174">)</text:span><text:span text:style-name="T2175">Math</text:span><text:span text:style-name="T2176">.Atan(slopeleft) +<text:s/></text:span><text:span text:style-name="T2177">MathHelper</text:span><text:span text:style-name="T2178">.ToRadians(180)) * effect.World);</text:span></text:p>
      <text:p text:style-name="P1"><text:span text:style-name="T2178"><text:s text:c="32"/></text:span><text:span text:style-name="T2179">else</text:span><text:span text:style-name="T2180"/></text:p>
      <text:p text:style-name="P1"><text:span text:style-name="T2180"><text:s text:c="36"/>effect.World = (</text:span><text:span text:style-name="T2181">Matrix</text:span><text:span text:style-name="T2182">.CreateRotationY((</text:span><text:span text:style-name="T2183">float</text:span><text:span text:style-name="T2184">)</text:span><text:span text:style-name="T2185">Math</text:span><text:span text:style-name="T2186">.Atan(1 / slopeleft) +<text:s/></text:span><text:span text:style-name="T2187">MathHelper</text:span><text:span text:style-name="T2188">.ToRadians(-90)) * effect.World);</text:span></text:p>
      <text:p text:style-name="P1"><text:span text:style-name="T2188"><text:s text:c="28"/>}</text:span></text:p>
      <text:p text:style-name="P1"><text:span text:style-name="T2188"><text:s text:c="24"/>}</text:span></text:p>
      <text:p text:style-name="P1"><text:span text:style-name="T2188"><text:s text:c="24"/></text:span><text:span text:style-name="T2189">if</text:span><text:span text:style-name="T2190"><text:s/>(placedJointNum == 0)</text:span></text:p>
      <text:p text:style-name="P1"><text:span text:style-name="T2190"><text:s text:c="24"/>{</text:span></text:p>
      <text:p text:style-name="P1"><text:span text:style-name="T2190"><text:s text:c="28"/>effect.World =<text:s/></text:span><text:span text:style-name="T2191">Matrix</text:span><text:span text:style-name="T2192">.CreateRotationX(</text:span><text:span text:style-name="T2193">MathHelper</text:span><text:span text:style-name="T2194">.ToRadians(30)) * effect.World;</text:span></text:p>
      <text:p text:style-name="P1"><text:span text:style-name="T2194"><text:s text:c="24"/>}</text:span></text:p>
      <text:p text:style-name="P1"><text:span text:style-name="T2194"><text:s text:c="20"/></text:span></text:p>
      <text:p text:style-name="P1"><text:span text:style-name="T2194"><text:s text:c="20"/>effect.View = view;</text:span></text:p>
      <text:p text:style-name="P1"><text:span text:style-name="T2194"><text:s text:c="20"/>effect.Projection = projection;</text:span></text:p>
      <text:p text:style-name="P1"><text:span text:style-name="T2194"><text:s text:c="16"/>}</text:span></text:p>
      <text:p text:style-name="P1"><text:span text:style-name="T2194"/></text:p>
      <text:p text:style-name="P1"><text:span text:style-name="T2194"><text:s text:c="16"/>mesh.Draw();</text:span></text:p>
      <text:p text:style-name="P1"><text:span text:style-name="T2194"><text:s text:c="12"/>}</text:span></text:p>
      <text:p text:style-name="P1"><text:span text:style-name="T2194"><text:s text:c="8"/>}</text:span></text:p>
      <text:p text:style-name="P1"><text:span text:style-name="T2194"><text:s text:c="4"/>}</text:span></text:p>
      <text:p text:style-name="P1"><text:span text:style-name="T2194">}</text:span></text:p>
      <text:p text:style-name="P1"><text:span text:style-name="T21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